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text-align="center" fo:text-indent="0in"/>
      <style:text-properties style:font-name="Arial" style:font-name-complex="Arial"/>
    </style:style>
    <style:style style:name="P2" style:parent-style-name="Обычный" style:family="paragraph">
      <style:paragraph-properties fo:text-align="start"/>
    </style:style>
    <style:style style:name="P3" style:parent-style-name="Обычный" style:family="paragraph">
      <style:paragraph-properties fo:text-align="center" fo:margin-left="0.3937in" fo:text-indent="0in">
        <style:tab-stops/>
      </style:paragraph-properties>
      <style:text-properties fo:font-size="16pt" style:font-size-asian="16pt" style:font-size-complex="16pt"/>
    </style:style>
    <style:style style:name="P4" style:parent-style-name="Обычный" style:family="paragraph">
      <style:paragraph-properties fo:text-align="center" fo:margin-left="0.3937in" fo:text-indent="0in">
        <style:tab-stops/>
      </style:paragraph-properties>
      <style:text-properties fo:font-size="16pt" style:font-size-asian="16pt" style:font-size-complex="16pt"/>
    </style:style>
    <style:style style:name="P5" style:parent-style-name="Оглавление2" style:family="paragraph">
      <style:paragraph-properties>
        <style:tab-stops>
          <style:tab-stop style:type="right" style:leader-style="dotted" style:leader-text="." style:position="6.5201in"/>
        </style:tab-stops>
      </style:paragraph-properties>
    </style:style>
    <style:style style:name="P6" style:parent-style-name="Оглавление2" style:family="paragraph">
      <style:paragraph-properties>
        <style:tab-stops>
          <style:tab-stop style:type="right" style:leader-style="dotted" style:leader-text="." style:position="6.5201in"/>
        </style:tab-stops>
      </style:paragraph-properties>
    </style:style>
    <style:style style:name="P7" style:parent-style-name="Оглавление2" style:family="paragraph">
      <style:paragraph-properties>
        <style:tab-stops>
          <style:tab-stop style:type="right" style:leader-style="dotted" style:leader-text="." style:position="6.5201in"/>
        </style:tab-stops>
      </style:paragraph-properties>
    </style:style>
    <style:style style:name="P8" style:parent-style-name="Оглавление2" style:family="paragraph">
      <style:paragraph-properties>
        <style:tab-stops>
          <style:tab-stop style:type="right" style:leader-style="dotted" style:leader-text="." style:position="6.5201in"/>
        </style:tab-stops>
      </style:paragraph-properties>
    </style:style>
    <style:style style:name="P9" style:parent-style-name="Оглавление2" style:family="paragraph">
      <style:paragraph-properties>
        <style:tab-stops>
          <style:tab-stop style:type="right" style:leader-style="dotted" style:leader-text="." style:position="6.5201in"/>
        </style:tab-stops>
      </style:paragraph-properties>
    </style:style>
    <style:style style:name="P10" style:parent-style-name="Оглавление2" style:family="paragraph">
      <style:paragraph-properties>
        <style:tab-stops>
          <style:tab-stop style:type="right" style:leader-style="dotted" style:leader-text="." style:position="6.5201in"/>
        </style:tab-stops>
      </style:paragraph-properties>
    </style:style>
    <style:style style:name="P11" style:parent-style-name="Оглавление2" style:family="paragraph">
      <style:paragraph-properties>
        <style:tab-stops>
          <style:tab-stop style:type="right" style:leader-style="dotted" style:leader-text="." style:position="6.5201in"/>
        </style:tab-stops>
      </style:paragraph-properties>
    </style:style>
    <style:style style:name="P12" style:parent-style-name="Оглавление2" style:family="paragraph">
      <style:paragraph-properties>
        <style:tab-stops>
          <style:tab-stop style:type="right" style:leader-style="dotted" style:leader-text="." style:position="6.5201in"/>
        </style:tab-stops>
      </style:paragraph-properties>
    </style:style>
    <style:style style:name="P13" style:parent-style-name="Оглавление2" style:family="paragraph">
      <style:paragraph-properties>
        <style:tab-stops>
          <style:tab-stop style:type="right" style:leader-style="dotted" style:leader-text="." style:position="6.5201in"/>
        </style:tab-stops>
      </style:paragraph-properties>
    </style:style>
    <style:style style:name="P14" style:parent-style-name="Оглавление2" style:family="paragraph">
      <style:paragraph-properties>
        <style:tab-stops>
          <style:tab-stop style:type="right" style:leader-style="dotted" style:leader-text="." style:position="6.5201in"/>
        </style:tab-stops>
      </style:paragraph-properties>
    </style:style>
    <style:style style:name="P15" style:parent-style-name="Оглавление2" style:family="paragraph">
      <style:paragraph-properties>
        <style:tab-stops>
          <style:tab-stop style:type="right" style:leader-style="dotted" style:leader-text="." style:position="6.5201in"/>
        </style:tab-stops>
      </style:paragraph-properties>
    </style:style>
    <style:style style:name="P16" style:parent-style-name="Заголовок2" style:family="paragraph">
      <style:paragraph-properties fo:break-before="page"/>
    </style:style>
    <style:style style:name="P17" style:parent-style-name="Обычный" style:family="paragraph">
      <style:paragraph-properties fo:text-align="start"/>
    </style:style>
    <style:style style:name="P18" style:parent-style-name="Обычный" style:family="paragraph">
      <style:paragraph-properties fo:text-align="start"/>
    </style:style>
    <style:style style:name="P19" style:parent-style-name="Обычный" style:family="paragraph">
      <style:paragraph-properties fo:text-align="start"/>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P22" style:parent-style-name="Обычный" style:family="paragraph">
      <style:paragraph-properties fo:text-align="start"/>
    </style:style>
    <style:style style:name="P23" style:parent-style-name="Обычный" style:family="paragraph">
      <style:paragraph-properties fo:text-align="start"/>
    </style:style>
    <style:style style:name="P24" style:parent-style-name="Обычный" style:family="paragraph">
      <style:paragraph-properties fo:text-align="start"/>
    </style:style>
    <style:style style:name="P25" style:parent-style-name="Обычный" style:family="paragraph">
      <style:paragraph-properties fo:text-align="start"/>
    </style:style>
    <style:style style:name="P26" style:parent-style-name="Обычный" style:family="paragraph">
      <style:paragraph-properties fo:text-align="start"/>
    </style:style>
    <style:style style:name="P27" style:parent-style-name="Обычный" style:family="paragraph">
      <style:paragraph-properties fo:text-align="start"/>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T30" style:parent-style-name="Основнойшрифтабзаца" style:family="text">
      <style:text-properties fo:font-weight="bold" style:font-weight-asian="bold" style:font-weight-complex="bold"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P32" style:parent-style-name="Обычный" style:family="paragraph">
      <style:paragraph-properties fo:text-align="start"/>
    </style:style>
    <style:style style:name="P33" style:parent-style-name="Обычный" style:family="paragraph">
      <style:paragraph-properties fo:text-align="start"/>
    </style:style>
    <style:style style:name="T34" style:parent-style-name="Основнойшрифтабзаца" style:family="text">
      <style:text-properties fo:font-weight="bold" style:font-weight-asian="bold" style:font-weight-complex="bold" fo:font-style="italic" style:font-style-asian="italic" style:font-style-complex="italic"/>
    </style:style>
    <style:style style:name="T35" style:parent-style-name="Основнойшрифтабзаца" style:family="text">
      <style:text-properties fo:font-weight="bold" style:font-weight-asian="bold" style:font-weight-complex="bold"/>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T38" style:parent-style-name="Основнойшрифтабзаца" style:family="text">
      <style:text-properties fo:font-weight="bold" style:font-weight-asian="bold" style:font-weight-complex="bold" fo:font-style="italic" style:font-style-asian="italic" style:font-style-complex="italic"/>
    </style:style>
    <style:style style:name="T39" style:parent-style-name="Основнойшрифтабзаца" style:family="text">
      <style:text-properties fo:font-weight="bold" style:font-weight-asian="bold" style:font-weight-complex="bold"/>
    </style:style>
    <style:style style:name="P40" style:parent-style-name="Обычный" style:family="paragraph">
      <style:paragraph-properties fo:text-align="start"/>
    </style:style>
    <style:style style:name="P41" style:parent-style-name="Обычный" style:family="paragraph">
      <style:paragraph-properties fo:text-align="start"/>
    </style:style>
    <style:style style:name="T42" style:parent-style-name="Основнойшрифтабзаца" style:family="text">
      <style:text-properties fo:font-weight="bold" style:font-weight-asian="bold" style:font-weight-complex="bold" fo:font-style="italic" style:font-style-asian="italic" style:font-style-complex="italic"/>
    </style:style>
    <style:style style:name="T43" style:parent-style-name="Основнойшрифтабзаца" style:family="text">
      <style:text-properties fo:font-weight="bold" style:font-weight-asian="bold" style:font-weight-complex="bold"/>
    </style:style>
    <style:style style:name="P44" style:parent-style-name="Обычный" style:family="paragraph">
      <style:paragraph-properties fo:text-align="start"/>
    </style:style>
    <style:style style:name="P45" style:parent-style-name="Обычный" style:family="paragraph">
      <style:paragraph-properties fo:text-align="start"/>
    </style:style>
    <style:style style:name="T46" style:parent-style-name="Основнойшрифтабзаца" style:family="text">
      <style:text-properties fo:font-weight="bold" style:font-weight-asian="bold" style:font-weight-complex="bold" fo:font-style="italic" style:font-style-asian="italic" style:font-style-complex="italic"/>
    </style:style>
    <style:style style:name="T47" style:parent-style-name="Основнойшрифтабзаца" style:family="text">
      <style:text-properties fo:font-weight="bold" style:font-weight-asian="bold" style:font-weight-complex="bold"/>
    </style:style>
    <style:style style:name="P48" style:parent-style-name="Обычный" style:family="paragraph">
      <style:paragraph-properties fo:text-align="start"/>
    </style:style>
    <style:style style:name="P49" style:parent-style-name="Обычный" style:family="paragraph">
      <style:paragraph-properties fo:text-align="start"/>
    </style:style>
    <style:style style:name="T50" style:parent-style-name="Основнойшрифтабзаца" style:family="text">
      <style:text-properties fo:font-weight="bold" style:font-weight-asian="bold" style:font-weight-complex="bold" fo:font-style="italic" style:font-style-asian="italic" style:font-style-complex="italic"/>
    </style:style>
    <style:style style:name="T51" style:parent-style-name="Основнойшрифтабзаца" style:family="text">
      <style:text-properties fo:font-weight="bold" style:font-weight-asian="bold" style:font-weight-complex="bold"/>
    </style:style>
    <style:style style:name="P52" style:parent-style-name="Обычный" style:family="paragraph">
      <style:paragraph-properties fo:text-align="start"/>
    </style:style>
    <style:style style:name="P53" style:parent-style-name="Обычный" style:family="paragraph">
      <style:paragraph-properties fo:text-align="start"/>
    </style:style>
    <style:style style:name="T54" style:parent-style-name="Основнойшрифтабзаца" style:family="text">
      <style:text-properties fo:font-weight="bold" style:font-weight-asian="bold" style:font-weight-complex="bold" fo:font-style="italic" style:font-style-asian="italic" style:font-style-complex="italic"/>
    </style:style>
    <style:style style:name="T55" style:parent-style-name="Основнойшрифтабзаца" style:family="text">
      <style:text-properties fo:font-weight="bold" style:font-weight-asian="bold" style:font-weight-complex="bold"/>
    </style:style>
    <style:style style:name="P56" style:parent-style-name="Обычный" style:family="paragraph">
      <style:paragraph-properties fo:text-align="start"/>
    </style:style>
    <style:style style:name="P57" style:parent-style-name="Обычный" style:family="paragraph">
      <style:paragraph-properties fo:text-align="start"/>
    </style:style>
    <style:style style:name="T58" style:parent-style-name="Основнойшрифтабзаца" style:family="text">
      <style:text-properties fo:font-weight="bold" style:font-weight-asian="bold" style:font-weight-complex="bold" fo:font-style="italic" style:font-style-asian="italic" style:font-style-complex="italic"/>
    </style:style>
    <style:style style:name="T59" style:parent-style-name="Основнойшрифтабзаца" style:family="text">
      <style:text-properties fo:font-weight="bold" style:font-weight-asian="bold" style:font-weight-complex="bold"/>
    </style:style>
    <style:style style:name="P60" style:parent-style-name="Обычный" style:family="paragraph">
      <style:paragraph-properties fo:text-align="start"/>
    </style:style>
    <style:style style:name="P61" style:parent-style-name="Обычный" style:family="paragraph">
      <style:paragraph-properties fo:text-align="start"/>
    </style:style>
    <style:style style:name="T62" style:parent-style-name="Основнойшрифтабзаца" style:family="text">
      <style:text-properties fo:font-weight="bold" style:font-weight-asian="bold" style:font-weight-complex="bold" fo:font-style="italic" style:font-style-asian="italic" style:font-style-complex="italic"/>
    </style:style>
    <style:style style:name="T63" style:parent-style-name="Основнойшрифтабзаца" style:family="text">
      <style:text-properties fo:font-weight="bold" style:font-weight-asian="bold" style:font-weight-complex="bold"/>
    </style:style>
    <style:style style:name="P64" style:parent-style-name="Обычный" style:family="paragraph">
      <style:paragraph-properties fo:text-align="start"/>
    </style:style>
    <style:style style:name="P65" style:parent-style-name="Обычный" style:family="paragraph">
      <style:paragraph-properties fo:text-align="start"/>
    </style:style>
    <style:style style:name="T66" style:parent-style-name="Основнойшрифтабзаца" style:family="text">
      <style:text-properties fo:font-weight="bold" style:font-weight-asian="bold" style:font-weight-complex="bold" fo:font-style="italic" style:font-style-asian="italic" style:font-style-complex="italic"/>
    </style:style>
    <style:style style:name="T67" style:parent-style-name="Основнойшрифтабзаца" style:family="text">
      <style:text-properties fo:font-weight="bold" style:font-weight-asian="bold" style:font-weight-complex="bold"/>
    </style:style>
    <style:style style:name="P68" style:parent-style-name="Обычный" style:family="paragraph">
      <style:paragraph-properties fo:text-align="start"/>
    </style:style>
    <style:style style:name="P69" style:parent-style-name="Обычный" style:family="paragraph">
      <style:paragraph-properties fo:text-align="start"/>
    </style:style>
    <style:style style:name="T70" style:parent-style-name="Основнойшрифтабзаца" style:family="text">
      <style:text-properties fo:font-weight="bold" style:font-weight-asian="bold" style:font-weight-complex="bold" fo:font-style="italic" style:font-style-asian="italic" style:font-style-complex="italic"/>
    </style:style>
    <style:style style:name="T71" style:parent-style-name="Основнойшрифтабзаца" style:family="text">
      <style:text-properties fo:font-weight="bold" style:font-weight-asian="bold" style:font-weight-complex="bold"/>
    </style:style>
    <style:style style:name="P72" style:parent-style-name="Обычный" style:family="paragraph">
      <style:paragraph-properties fo:text-align="start"/>
    </style:style>
    <style:style style:name="P73" style:parent-style-name="Обычный" style:family="paragraph">
      <style:paragraph-properties fo:text-align="start"/>
    </style:style>
    <style:style style:name="P74" style:parent-style-name="Обычный" style:family="paragraph">
      <style:paragraph-properties fo:text-align="start"/>
    </style:style>
    <style:style style:name="P75" style:parent-style-name="Обычный" style:family="paragraph">
      <style:paragraph-properties fo:text-align="start"/>
    </style:style>
    <style:style style:name="T76" style:parent-style-name="Основнойшрифтабзаца" style:family="text">
      <style:text-properties fo:font-weight="bold" style:font-weight-asian="bold" style:font-weight-complex="bold" fo:font-style="italic" style:font-style-asian="italic" style:font-style-complex="italic"/>
    </style:style>
    <style:style style:name="T77" style:parent-style-name="Основнойшрифтабзаца" style:family="text">
      <style:text-properties fo:font-weight="bold" style:font-weight-asian="bold" style:font-weight-complex="bold"/>
    </style:style>
    <style:style style:name="P78" style:parent-style-name="Обычный" style:family="paragraph">
      <style:paragraph-properties fo:text-align="start"/>
    </style:style>
    <style:style style:name="P79" style:parent-style-name="Обычный" style:family="paragraph">
      <style:paragraph-properties fo:text-align="start"/>
    </style:style>
    <style:style style:name="P80" style:parent-style-name="Обычный" style:family="paragraph">
      <style:paragraph-properties fo:text-align="start"/>
    </style:style>
    <style:style style:name="P81" style:parent-style-name="Обычный" style:family="paragraph">
      <style:paragraph-properties fo:text-align="start"/>
    </style:style>
    <style:style style:name="P82" style:parent-style-name="Обычный" style:family="paragraph">
      <style:paragraph-properties fo:text-align="start"/>
    </style:style>
    <style:style style:name="P83" style:parent-style-name="Обычный" style:family="paragraph">
      <style:paragraph-properties fo:text-align="start"/>
    </style:style>
    <style:style style:name="T84" style:parent-style-name="Основнойшрифтабзаца" style:family="text">
      <style:text-properties fo:font-weight="bold" style:font-weight-asian="bold" style:font-weight-complex="bold" fo:font-style="italic" style:font-style-asian="italic" style:font-style-complex="italic"/>
    </style:style>
    <style:style style:name="T85" style:parent-style-name="Основнойшрифтабзаца" style:family="text">
      <style:text-properties fo:font-weight="bold" style:font-weight-asian="bold" style:font-weight-complex="bold"/>
    </style:style>
    <style:style style:name="P86" style:parent-style-name="Обычный" style:family="paragraph">
      <style:paragraph-properties fo:text-align="start"/>
    </style:style>
    <style:style style:name="P87" style:parent-style-name="Обычный" style:family="paragraph">
      <style:paragraph-properties fo:text-align="start"/>
    </style:style>
    <style:style style:name="P88" style:parent-style-name="Обычный" style:family="paragraph">
      <style:paragraph-properties fo:text-align="start"/>
    </style:style>
    <style:style style:name="P89" style:parent-style-name="Обычный" style:family="paragraph">
      <style:paragraph-properties fo:text-align="start"/>
    </style:style>
    <style:style style:name="P90" style:parent-style-name="Обычный" style:family="paragraph">
      <style:paragraph-properties fo:text-align="start"/>
    </style:style>
    <style:style style:name="P91" style:parent-style-name="Обычный" style:family="paragraph">
      <style:paragraph-properties fo:text-align="start"/>
    </style:style>
    <style:style style:name="P92" style:parent-style-name="Обычный" style:family="paragraph">
      <style:paragraph-properties fo:text-align="start"/>
    </style:style>
    <style:style style:name="P93" style:parent-style-name="Обычный" style:family="paragraph">
      <style:paragraph-properties fo:text-align="start"/>
    </style:style>
    <style:style style:name="P94" style:parent-style-name="Обычный" style:family="paragraph">
      <style:paragraph-properties fo:text-align="start"/>
    </style:style>
    <style:style style:name="P95" style:parent-style-name="Обычный" style:family="paragraph">
      <style:paragraph-properties fo:text-align="start"/>
    </style:style>
    <style:style style:name="P96" style:parent-style-name="Обычный" style:family="paragraph">
      <style:paragraph-properties fo:text-align="start"/>
    </style:style>
    <style:style style:name="P97" style:parent-style-name="Обычный" style:family="paragraph">
      <style:paragraph-properties fo:text-align="start"/>
    </style:style>
    <style:style style:name="P98" style:parent-style-name="Обычный" style:family="paragraph">
      <style:paragraph-properties fo:text-align="start"/>
    </style:style>
    <style:style style:name="P99" style:parent-style-name="Обычный" style:family="paragraph">
      <style:paragraph-properties fo:text-align="start"/>
    </style:style>
    <style:style style:name="P100" style:parent-style-name="Обычный" style:family="paragraph">
      <style:paragraph-properties fo:text-align="start"/>
    </style:style>
    <style:style style:name="P101" style:parent-style-name="Обычный" style:family="paragraph">
      <style:paragraph-properties fo:text-align="start"/>
    </style:style>
    <style:style style:name="T102" style:parent-style-name="Основнойшрифтабзаца" style:family="text">
      <style:text-properties fo:font-weight="bold" style:font-weight-asian="bold" style:font-weight-complex="bold" fo:font-style="italic" style:font-style-asian="italic" style:font-style-complex="italic"/>
    </style:style>
    <style:style style:name="T103" style:parent-style-name="Основнойшрифтабзаца" style:family="text">
      <style:text-properties fo:font-weight="bold" style:font-weight-asian="bold" style:font-weight-complex="bold"/>
    </style:style>
    <style:style style:name="T104" style:parent-style-name="Основнойшрифтабзаца" style:family="text">
      <style:text-properties fo:font-weight="bold" style:font-weight-asian="bold" style:font-weight-complex="bold" fo:font-style="italic" style:font-style-asian="italic" style:font-style-complex="italic"/>
    </style:style>
    <style:style style:name="T105" style:parent-style-name="Основнойшрифтабзаца" style:family="text">
      <style:text-properties fo:font-weight="bold" style:font-weight-asian="bold" style:font-weight-complex="bold"/>
    </style:style>
    <style:style style:name="T106" style:parent-style-name="Основнойшрифтабзаца" style:family="text">
      <style:text-properties fo:font-weight="bold" style:font-weight-asian="bold" style:font-weight-complex="bold" fo:font-style="italic" style:font-style-asian="italic" style:font-style-complex="italic"/>
    </style:style>
    <style:style style:name="T107" style:parent-style-name="Основнойшрифтабзаца" style:family="text">
      <style:text-properties fo:font-weight="bold" style:font-weight-asian="bold" style:font-weight-complex="bold"/>
    </style:style>
    <style:style style:name="T108" style:parent-style-name="Основнойшрифтабзаца" style:family="text">
      <style:text-properties fo:font-weight="bold" style:font-weight-asian="bold" style:font-weight-complex="bold" fo:font-style="italic" style:font-style-asian="italic" style:font-style-complex="italic"/>
    </style:style>
    <style:style style:name="T109" style:parent-style-name="Основнойшрифтабзаца" style:family="text">
      <style:text-properties fo:font-weight="bold" style:font-weight-asian="bold" style:font-weight-complex="bold"/>
    </style:style>
    <style:style style:name="T110" style:parent-style-name="Основнойшрифтабзаца" style:family="text">
      <style:text-properties fo:font-weight="bold" style:font-weight-asian="bold" style:font-weight-complex="bold" fo:font-style="italic" style:font-style-asian="italic" style:font-style-complex="italic"/>
    </style:style>
    <style:style style:name="T111" style:parent-style-name="Основнойшрифтабзаца" style:family="text">
      <style:text-properties fo:font-weight="bold" style:font-weight-asian="bold" style:font-weight-complex="bold"/>
    </style:style>
    <style:style style:name="P112" style:parent-style-name="Обычный" style:family="paragraph">
      <style:paragraph-properties fo:text-align="start"/>
    </style:style>
    <style:style style:name="P113" style:parent-style-name="Обычный" style:family="paragraph">
      <style:paragraph-properties fo:text-align="start"/>
    </style:style>
    <style:style style:name="P114" style:parent-style-name="Обычный" style:family="paragraph">
      <style:paragraph-properties fo:text-align="start"/>
    </style:style>
    <style:style style:name="P115" style:parent-style-name="Обычный" style:family="paragraph">
      <style:paragraph-properties fo:text-align="start"/>
    </style:style>
    <style:style style:name="P116" style:parent-style-name="Обычный" style:family="paragraph">
      <style:paragraph-properties fo:text-align="start"/>
    </style:style>
    <style:style style:name="P117" style:parent-style-name="Обычный" style:family="paragraph">
      <style:paragraph-properties fo:text-align="start"/>
    </style:style>
    <style:style style:name="P118" style:parent-style-name="Обычный" style:family="paragraph">
      <style:paragraph-properties fo:text-align="start"/>
    </style:style>
    <style:style style:name="P119" style:parent-style-name="Обычный" style:family="paragraph">
      <style:paragraph-properties fo:text-align="start"/>
    </style:style>
    <style:style style:name="P120" style:parent-style-name="Обычный" style:family="paragraph">
      <style:paragraph-properties fo:text-align="start"/>
    </style:style>
    <style:style style:name="P121" style:parent-style-name="Обычный" style:family="paragraph">
      <style:paragraph-properties fo:text-align="start"/>
    </style:style>
    <style:style style:name="T122" style:parent-style-name="Основнойшрифтабзаца" style:family="text">
      <style:text-properties fo:font-weight="bold" style:font-weight-asian="bold" style:font-weight-complex="bold" fo:font-style="italic" style:font-style-asian="italic" style:font-style-complex="italic"/>
    </style:style>
    <style:style style:name="T123" style:parent-style-name="Основнойшрифтабзаца" style:family="text">
      <style:text-properties fo:font-weight="bold" style:font-weight-asian="bold" style:font-weight-complex="bold"/>
    </style:style>
    <style:style style:name="P124" style:parent-style-name="Обычный" style:family="paragraph">
      <style:paragraph-properties fo:text-align="start"/>
    </style:style>
    <style:style style:name="P125" style:parent-style-name="Обычный" style:family="paragraph">
      <style:paragraph-properties fo:text-align="start"/>
    </style:style>
    <style:style style:name="P126" style:parent-style-name="Обычный" style:family="paragraph">
      <style:paragraph-properties fo:text-align="start"/>
    </style:style>
    <style:style style:name="P127" style:parent-style-name="Обычный" style:family="paragraph">
      <style:paragraph-properties fo:text-align="start"/>
    </style:style>
    <style:style style:name="P128" style:parent-style-name="Обычный" style:family="paragraph">
      <style:paragraph-properties fo:text-align="start"/>
    </style:style>
    <style:style style:name="P129" style:parent-style-name="Обычный" style:family="paragraph">
      <style:paragraph-properties fo:text-align="start"/>
    </style:style>
    <style:style style:name="P130" style:parent-style-name="Обычный" style:family="paragraph">
      <style:paragraph-properties fo:text-align="start"/>
    </style:style>
    <style:style style:name="P131" style:parent-style-name="Обычный" style:family="paragraph">
      <style:paragraph-properties fo:text-align="start"/>
    </style:style>
    <style:style style:name="P132" style:parent-style-name="Обычный" style:family="paragraph">
      <style:paragraph-properties fo:text-align="start"/>
    </style:style>
    <style:style style:name="P133" style:parent-style-name="Обычный" style:family="paragraph">
      <style:paragraph-properties fo:text-align="start"/>
    </style:style>
    <style:style style:name="P134" style:parent-style-name="Обычный" style:family="paragraph">
      <style:paragraph-properties fo:text-align="start"/>
    </style:style>
    <style:style style:name="P135" style:parent-style-name="Обычный" style:family="paragraph">
      <style:paragraph-properties fo:text-align="start"/>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P138" style:parent-style-name="Обычный" style:family="paragraph">
      <style:paragraph-properties fo:text-align="start"/>
    </style:style>
    <style:style style:name="P139" style:parent-style-name="Обычный" style:family="paragraph">
      <style:paragraph-properties fo:text-align="start"/>
    </style:style>
    <style:style style:name="P140" style:parent-style-name="Обычный" style:family="paragraph">
      <style:paragraph-properties fo:text-align="start"/>
    </style:style>
  </office:automatic-styles>
  <office:body>
    <office:text text:use-soft-page-breaks="true">
      <text:p text:style-name="P1"/>
      <text:p text:style-name="P2"/>
      <text:p text:style-name="P3">Михаил Булгаков</text:p>
      <text:p text:style-name="P4">Собачье сердце</text:p>
      <text:h text:style-name="Заголовок2" text:outline-level="2"/>
      <text:p text:style-name="Заголовокоглавления">Оглавление</text:p>
      <text:table-of-content text:name="_TOC0">
        <text:table-of-content-source text:outline-level="3" text:use-outline-level="true" text:use-index-marks="false" text:use-index-source-styles="false" text:index-scope="document">
          <text:table-of-content-entry-template text:outline-level="1" text:style-name="Обычный">
            <text:index-entry-link-start/>
            <text:index-entry-text/>
            <text:index-entry-link-end/>
          </text:table-of-content-entry-template>
          <text:table-of-content-entry-template text:outline-level="2" text:style-name="Оглавление2">
            <text:index-entry-link-start/>
            <text:index-entry-text/>
            <text:index-entry-link-end/>
          </text:table-of-content-entry-template>
          <text:table-of-content-entry-template text:outline-level="3" text:style-name="Обычный">
            <text:index-entry-link-start/>
            <text:index-entry-text/>
            <text:index-entry-link-end/>
          </text:table-of-content-entry-template>
        </text:table-of-content-source>
        <text:index-body>
          <text:p text:style-name="P5"><text:a xlink:href="#_Toc383457070" office:target-frame-name="_top" xlink:show="replace"><text:span text:style-name="Гиперссылка">Глава 1</text:span></text:a></text:p>
          <text:p text:style-name="P6"><text:a xlink:href="#_Toc383457071" office:target-frame-name="_top" xlink:show="replace"><text:span text:style-name="Гиперссылка">Глава 2</text:span></text:a></text:p>
          <text:p text:style-name="P7"><text:a xlink:href="#_Toc383457072" office:target-frame-name="_top" xlink:show="replace"><text:span text:style-name="Гиперссылка">Глава 3</text:span></text:a></text:p>
          <text:p text:style-name="P8"><text:a xlink:href="#_Toc383457073" office:target-frame-name="_top" xlink:show="replace"><text:span text:style-name="Гиперссылка">Глава 4</text:span></text:a></text:p>
          <text:p text:style-name="P9"><text:a xlink:href="#_Toc383457074" office:target-frame-name="_top" xlink:show="replace"><text:span text:style-name="Гиперссылка">Глава 5</text:span></text:a></text:p>
          <text:p text:style-name="P10"><text:a xlink:href="#_Toc383457075" office:target-frame-name="_top" xlink:show="replace"><text:span text:style-name="Гиперссылка">Глава 6</text:span></text:a></text:p>
          <text:p text:style-name="P11"><text:a xlink:href="#_Toc383457076" office:target-frame-name="_top" xlink:show="replace"><text:span text:style-name="Гиперссылка">Глава 7</text:span></text:a></text:p>
          <text:p text:style-name="P12"><text:a xlink:href="#_Toc383457077" office:target-frame-name="_top" xlink:show="replace"><text:span text:style-name="Гиперссылка">Глава 8</text:span></text:a></text:p>
          <text:p text:style-name="P13"><text:a xlink:href="#_Toc383457078" office:target-frame-name="_top" xlink:show="replace"><text:span text:style-name="Гиперссылка">Глава 9</text:span></text:a></text:p>
          <text:p text:style-name="P14"><text:a xlink:href="#_Toc383457079" office:target-frame-name="_top" xlink:show="replace"><text:span text:style-name="Гиперссылка">Глава 10</text:span></text:a></text:p>
          <text:p text:style-name="P15"><text:a xlink:href="#_Toc383457080" office:target-frame-name="_top" xlink:show="replace"><text:span text:style-name="Гиперссылка">Эпилог</text:span></text:a></text:p>
        </text:index-body>
      </text:table-of-content>
      <text:p text:style-name="Обычный"/>
      <text:p text:style-name="Обычный"/>
      <text:h text:style-name="P16" text:outline-level="2"><text:bookmark-start text:name="_Toc383456987"/><text:bookmark-start text:name="_Toc383456998"/><text:bookmark-start text:name="_Toc383457070"/><text:soft-page-break/>Глава 1<text:bookmark-end text:name="_Toc383456987"/><text:bookmark-end text:name="_Toc383456998"/><text:bookmark-end text:name="_Toc383457070"/></text:h>
      <text:p text:style-name="P17"/>
      <text:p text:style-name="Обычный">У-у-у-у-у-гу-гуг-гуу! О, гляньте на меня, я погибаю. Вьюга в подворотне ревёт мне отходную, и я вою с ней. Пропал я, пропал. Негодяй в грязном колпаке – повар столовой нормального питания служащих центрального совета народного хозяйства – плеснул кипятком и обварил мне левый бок.</text:p>
      <text:p text:style-name="Обычный">Какая гадина, а ещё пролетарий. Господи, боже мой – как больно! До костей проело кипяточком. Я теперь вою, вою, да разве воем поможешь.</text:p>
      <text:p text:style-name="Обычный">Чем я ему помешал? Неужели я обожру совет народного хозяйства, если в помойке пороюсь? Жадная тварь! Вы гляньте когда-нибудь на его рожу: ведь он поперёк себя шире. Вор с медной мордой. Ах, люди, люди. В полдень угостил меня колпак кипятком, а сейчас стемнело, часа четыре приблизительно пополудни, судя по тому, как луком пахнет из пожарной пречистенской команды. Пожарные ужинают кашей, как вам известно. Но это – последнее дело, вроде грибов. Знакомые псы с Пречистенки, впрочем, рассказывали, будто бы на Неглинном в ресторане «бар» жрут дежурное блюдо – грибы, соус пикан по 3р.75 к. порция. Это дело на любителя всё равно, что калошу лизать… У-у-у-у-у…</text:p>
      <text:p text:style-name="Обычный">Бок болит нестерпимо, и даль моей карьеры видна мне совершенно отчётливо: завтра появятся язвы и, спрашивается, чем я их буду лечить?</text:p>
      <text:p text:style-name="Обычный">Летом можно смотаться в Сокольники, там есть особенная, очень хорошая трава, а кроме того, нажрёшься бесплатно колбасных головок, бумаги жирной набросают граждане, налижешься. И если бы не грымза какая-то, что поёт на лугу при луне – «Милая Аида» – так, что сердце падает, было бы отлично. А теперь<text:s/><text:bookmark-start text:name="_GoBack"/>куда<text:bookmark-end text:name="_GoBack"/><text:s/>пойдёшь? Не били вас сапогом? Били. Кирпичом по рёбрам получали? Кушано достаточно. Всё испытал, с судьбой своей мирюсь и, если плачу сейчас, то только от физической боли и холода, потому что дух мой ещё не угас… Живуч собачий дух.</text:p>
      <text:p text:style-name="Обычный">Но вот тело моё изломанное, битое, надругались над ним люди достаточно. Ведь главное что – как врезал он кипяточком, под шерсть проело, и защиты, стало быть, для левого бока нет никакой. Я очень легко могу получить воспаление лёгких, а, получив его, я, граждане, подохну с голоду. С воспалением лёгких полагается лежать на парадном ходе под лестницей, а кто же вместо меня, лежащего холостого пса, будет бегать по сорным ящикам в поисках питания? Прохватит лёгкое, поползу я на животе, ослабею, и любой спец пришибёт меня палкой насмерть. И дворники с бляхами ухватят меня за ноги и выкинут на телегу…</text:p>
      <text:p text:style-name="Обычный">Дворники из всех пролетариев – самая гнусная мразь. Человечьи очистки – самая низшая категория. Повар попадается разный. Например – покойный Влас с Пречистенки. Скольким он жизнь спас. Потому что самое главное во время болезни перехватить кус. И вот, бывало, говорят старые псы, махнёт Влас кость, а на ней с осьмушку мяса. Царство ему небесное за то, что был настоящая личность, барский повар графов Толстых, а не из Совета Нормального питания. Что они там вытворяют в Нормальном питании – уму собачьему непостижимо. Ведь они же, мерзавцы, из вонючей солонины щи варят, а те, бедняги, ничего и не знают. Бегут, жрут, лакают.</text:p>
      <text:p text:style-name="Обычный">Иная машинисточка получает по IX разряду четыре с половиной червонца, ну, правда, любовник ей фильдеперсовые чулочки подарит. Да ведь сколько за этот фильдеперс ей издевательств надо вынести. Ведь он её не каким-нибудь обыкновенным способом, а подвергает французской любви. С… эти французы, между нами говоря. Хоть и лопают богато, и всё с красным вином. Да…</text:p>
      <text:p text:style-name="Обычный">Прибежит машинисточка, ведь за 4,5 червонца в бар не пойдёшь. Ей и на кинематограф не хватает, а кинематограф у женщины единственное утешение в жизни. Дрожит, морщится, а лопает… Подумать только: 40 копеек из двух блюд, а они оба эти блюда и пятиалтынного не стоят, потому что остальные 25 копеек завхоз уворовал. А ей разве такой стол нужен? У неё и верхушка правого лёгкого не в порядке и женская болезнь на французской почве, на службе с неё вычли, тухлятиной в столовой накормили, вот она, вот она…</text:p>
      <text:p text:style-name="Обычный">Бежит в подворотню в любовниковых чулках. Ноги холодные, в живот дует, потому<text:s/><text:soft-page-break/>что шерсть на ней вроде моей, а штаны она носит холодные, одна кружевная видимость. Рвань для любовника. Надень-ка она фланелевые, попробуй, он и заорёт: до чего ты неизящна! Надоела мне моя Матрёна, намучился я с фланелевыми штанами, теперь пришло моё времечко. Я теперь председатель, и сколько ни накраду – всё на женское тело, на раковые шейки, на абрау-дюрсо. Потому что наголодался я в молодости достаточно, будет с меня, а загробной жизни не существует.</text:p>
      <text:p text:style-name="Обычный">Жаль мне её, жаль! Но самого себя мне ещё больше жаль. Не из эгоизма говорю, о нет, а потому что мы действительно не в равных условиях. Ей-то хоть дома тепло, ну а мне, а мне… Куда пойду? У-у-у-у-у!..</text:p>
      <text:p text:style-name="Обычный">– Куть, куть, куть! Шарик, а шарик… Чего ты скулишь, бедняжка? Кто тебя обидел? Ух…</text:p>
      <text:p text:style-name="Обычный">Ведьма сухая метель загремела воротами и помелом съездила по уху барышню. Юбчонку взбила до колен, обнажила кремовые чулочки и узкую полосочку плохо стиранного кружевного бельишка, задушила слова и замела пса.</text:p>
      <text:p text:style-name="Обычный">Боже мой… Какая погода… Ух… И живот болит. Это солонина! И когда же это всё кончится?</text:p>
      <text:p text:style-name="Обычный">Наклонив голову, бросилась барышня в атаку, прорвалась в ворота, и на улице начало её вертеть, вертеть, раскидывать, потом завинтило снежным винтом, и она пропала.</text:p>
      <text:p text:style-name="Обычный">А пёс остался в подворотне и, страдая от изуродованного бока, прижался к холодной стене, задохся и твёрдо решил, что больше отсюда никуда не пойдёт, тут и сдохнет в подворотне. Отчаяние повалило его. На душе у него было до того больно и горько, до того одиноко и страшно, что мелкие собачьи слёзы, как пупырыши, вылезали из глаз и тут же засыхали.</text:p>
      <text:p text:style-name="Обычный">Испорченный бок торчал свалявшимися промёрзшими комьями, а между ними глядели красные зловещие пятна обвара. До чего бессмысленны, тупы, жестоки повара. – «Шарик» она назвала его… Какой он к чёрту «Шарик»? Шарик – это значит круглый, упитанный, глупый, овсянку жрёт, сын знатных родителей, а он лохматый, долговязый и рваный, шляйка поджарая, бездомный пёс. Впрочем, спасибо на добром слове.</text:p>
      <text:p text:style-name="Обычный">Дверь через улицу в ярко освещённом магазине хлопнула и из неё показался гражданин. Именно гражданин, а не товарищ, и даже – вернее всего, – господин. Ближе – яснее – господин. А вы думаете, я сужу по пальто? Вздор. Пальто теперь очень многие и из пролетариев носят. Правда, воротники не такие, об этом и говорить нечего, но всё же издали можно спутать. А вот по глазам – тут уж и вблизи и издали не спутаешь. О, глаза значительная вещь. Вроде барометра. Всё видно у кого великая сушь в душе, кто ни за что, ни про что может ткнуть носком сапога в рёбра, а кто сам всякого боится. Вот последнего холуя именно и приятно бывает тяпнуть за лодыжку. Боишься – получай. Раз боишься – значит стоишь… Р-р-р…</text:p>
      <text:p text:style-name="Обычный">Гау-гау…</text:p>
      <text:p text:style-name="Обычный">Господин уверенно пересёк в столбе метели улицу и двинулся в подворотню. Да, да, у этого всё видно. Этот тухлой солонины лопать не станет, а если где-нибудь ему её и подадут, поднимет такой скандал, в газеты напишет: меня, Филиппа Филипповича, обкормили.</text:p>
      <text:p text:style-name="Обычный">Вот он всё ближе и ближе. Этот ест обильно и не ворует, этот не станет пинать ногой, но и сам никого не боится, а не боится потому, что вечно сыт. Он умственного труда господин, с французской остроконечной бородкой и усами седыми, пушистыми и лихими, как у французских рыцарей, но запах по метели от него летит скверный, больницей. И сигарой.</text:p>
      <text:p text:style-name="Обычный">Какого же лешего, спрашивается, носило его в кооператив Центрохоза?</text:p>
      <text:p text:style-name="Обычный">Вот он рядом… Чего ждёт? У-у-у-у… Что он мог покупать в дрянном магазинишке, разве ему мало охотного ряда? Что такое? Колбасу. Господин, если бы вы видели, из чего эту колбасу делают, вы бы близко не подошли к магазину. Отдайте её мне.</text:p>
      <text:p text:style-name="Обычный">Пёс собрал остаток сил и в безумии пополз из подворотни на тротуар.</text:p>
      <text:p text:style-name="Обычный">Вьюга захлопала из ружья над головой, взметнула громадные буквы полотняного<text:s/><text:soft-page-break/>плаката «Возможно ли омоложение?».</text:p>
      <text:p text:style-name="Обычный">Натурально, возможно. Запах омолодил меня, поднял с брюха, жгучими волнами стеснил двое суток пустующий желудок, запах, победивший больницу, райский запах рубленой кобылы с чесноком и перцем. Чувствую, знаю – в правом кармане шубы у него колбаса. Он надо мной. О, мой властитель! Глянь на меня. Я умираю. Рабская наша душа, подлая доля!</text:p>
      <text:p text:style-name="Обычный">Пёс пополз, как змея, на брюхе, обливаясь слезами. Обратите внимание на поварскую работу. Но ведь вы ни за что не дадите. Ох, знаю я очень хорошо богатых людей! А в сущности – зачем она вам? Для чего вам гнилая лошадь? Нигде, кроме такой отравы не получите, как в Моссельпроме. А вы сегодня завтракали, вы, величина мирового значения, благодаря мужским половым железам. У-у-у-у… Что же это делается на белом свете? Видно, помирать-то ещё рано, а отчаяние – и подлинно грех. Руки ему лизать, больше ничего не остаётся.</text:p>
      <text:p text:style-name="Обычный">Загадочный господин наклонился к псу, сверкнул золотыми ободками глаз и вытащил из правого кармана белый продолговатый свёрток. Не снимая коричневых перчаток, размотал бумагу, которой тотчас же овладела метель, и отломил кусок колбасы, называемой «особая краковская». И псу этот кусок.</text:p>
      <text:p text:style-name="Обычный">О, бескорыстная личность! У-у-у!</text:p>
      <text:p text:style-name="Обычный">– Фить-фить, – посвистал господин и добавил строгим голосом:</text:p>
      <text:p text:style-name="Обычный">– Бери!</text:p>
      <text:p text:style-name="Обычный">Шарик, Шарик!</text:p>
      <text:p text:style-name="Обычный">Опять Шарик. Окрестили. Да называйте как хотите. За такой исключительный ваш поступок.</text:p>
      <text:p text:style-name="Обычный">Пёс мгновенно оборвал кожуру, с всхлипыванием вгрызся в краковскую и сожрал её в два счёта. При этом подавился колбасой и снегом до слёз, потому что от жадности едва не заглотал верёвочку. Ещё, ещё лижу вам руку.</text:p>
      <text:p text:style-name="Обычный">Целую штаны, мой благодетель!</text:p>
      <text:p text:style-name="Обычный">– Будет пока что… – господин говорил так отрывисто, точно командовал. Он наклонился к Шарику, пытливо глянул ему в глаза и неожиданно провёл рукой в перчатке интимно и ласково по Шарикову животу.</text:p>
      <text:p text:style-name="Обычный">– А-га, – многозначительно молвил он, – ошейника нету, ну вот и прекрасно, тебя-то мне и надо. Ступай за мной. – Он пощёлкал пальцами. – Фить-фить!</text:p>
      <text:p text:style-name="Обычный">За вами идти? Да на край света. Пинайте меня вашими фетровыми ботиками, я слова не вымолвлю.</text:p>
      <text:p text:style-name="Обычный">По всей Пречистенке сняли фонари. Бок болел нестерпимо, но Шарик временами забывал о нём, поглощённый одной мыслью – как бы не утерять в сутолоке чудесного видения в шубе и чем-нибудь выразить ему любовь и преданность. И раз семь на протяжении Пречистенки до Обухова переулка он её выразил. Поцеловал в ботик у Мёртвого переулка, расчищая дорогу, диким воем так напугал какую-то даму, что она села на тумбу, раза два подвыл, чтобы поддержать жалость к себе.</text:p>
      <text:p text:style-name="Обычный">Какой-то сволочной, под сибирского деланный кот-бродяга вынырнул из-за водосточной трубы и, несмотря на вьюгу, учуял краковскую. Шарик света не взвидел при мысли, что богатый чудак, подбирающий раненых псов в подворотне, чего доброго и этого вора прихватит с собой, и придётся делиться моссельпромовским изделием. Поэтому на кота он так лязгнул зубами, что тот с шипением, похожим на шипение дырявого шланга, забрался по трубе до второго этажа. – Ф-р-р-р… га…у! Вон! Не напасёшься моссельпрома на всякую рвань, шляющуюся по Пречистенке.</text:p>
      <text:p text:style-name="Обычный">Господин оценил преданность и у самой пожарной команды, у окна, из которого слышалось приятное ворчание валторны, наградил пса вторым куском поменьше, золотников на пять.</text:p>
      <text:p text:style-name="Обычный">Эх, чудак. Подманивает меня. Не беспокойтесь! Я и сам никуда не уйду.</text:p>
      <text:p text:style-name="Обычный">За вами буду двигаться куда ни прикажете.</text:p>
      <text:soft-page-break/>
      <text:p text:style-name="Обычный">– Фить-фить-фить! Сюда!</text:p>
      <text:p text:style-name="Обычный">В Обухов? Сделайте одолжение. Очень хорошо известен нам этот переулок.</text:p>
      <text:p text:style-name="Обычный">Фить-фить! Сюда? С удово… Э, нет, позвольте. Нет. Тут швейцар. А уж хуже этого ничего на свете нет. Во много раз опаснее дворника. Совершенно ненавистная порода. Гаже котов. Живодёр в позументе.</text:p>
      <text:p text:style-name="Обычный">– Да не бойся ты, иди.</text:p>
      <text:p text:style-name="Обычный">– Здравия желаю, Филипп Филиппович.</text:p>
      <text:p text:style-name="Обычный">– Здравствуй, Фёдор.</text:p>
      <text:p text:style-name="Обычный">Вот это – личность. Боже мой, на кого же ты нанесла меня, собачья моя доля! Что это за такое лицо, которое может псов с улицы мимо швейцаров вводить в дом жилищного товарищества? Посмотрите, этот подлец – ни звука, ни движения! Правда, в глазах у него пасмурно, но, в общем, он равнодушен под околышем с золотыми галунами. Словно так и полагается. Уважает, господа, до чего уважает! Ну-с, а я с ним и за ним. Что, тронул? Выкуси.</text:p>
      <text:p text:style-name="Обычный">Вот бы тяпнуть за пролетарскую мозолистую ногу. За все издевательства вашего брата. Щёткой сколько раз морду уродовал мне, а?</text:p>
      <text:p text:style-name="Обычный">– Иди, иди.</text:p>
      <text:p text:style-name="Обычный">Понимаем, понимаем, не извольте беспокоится. Куда вы, туда и мы. Вы только дорожку указывайте, а я уж не отстану, несмотря на отчаянный мой бок.</text:p>
      <text:p text:style-name="Обычный">С лестницы вниз:</text:p>
      <text:p text:style-name="Обычный">– Писем мне, Фёдор, не было?</text:p>
      <text:p text:style-name="Обычный">Снизу на лестницу почтительно:</text:p>
      <text:p text:style-name="Обычный">– Никак нет, Филипп Филиппович (интимно вполголоса вдогонку), – а в третью квартиру жилтоварищей вселили.</text:p>
      <text:p text:style-name="Обычный">Важный пёсий благотворитель круто обернулся на ступеньке и, перегнувшись через перила, в ужасе спросил:</text:p>
      <text:p text:style-name="Обычный">– Ну-у?</text:p>
      <text:p text:style-name="Обычный">Глаза его округлились и усы встали дыбом.</text:p>
      <text:p text:style-name="Обычный">Швейцар снизу задрал голову, приладил ладошку к губам и подтвердил:</text:p>
      <text:p text:style-name="Обычный">– Точно так, целых четыре штуки.</text:p>
      <text:p text:style-name="Обычный">– Боже мой! Воображаю, что теперь будет в квартире. Ну и что ж они?</text:p>
      <text:p text:style-name="Обычный">– Да ничего-с.</text:p>
      <text:p text:style-name="Обычный">– А Фёдор Павлович?</text:p>
      <text:p text:style-name="Обычный">– За ширмами поехали и за кирпичом. Перегородки будут ставить.</text:p>
      <text:p text:style-name="Обычный">– Чёрт знает, что такое!</text:p>
      <text:p text:style-name="Обычный">– Во все квартиры, Филипп Филиппович, будут вселять, кроме вашей.</text:p>
      <text:p text:style-name="Обычный">Сейчас собрание было, выбрали новое товарищество, а прежних – в шею.</text:p>
      <text:p text:style-name="Обычный">– Что делается. Ай-яй-яй… Фить-фить.</text:p>
      <text:p text:style-name="Обычный">Иду-с, поспеваю. Бок, изволите ли видеть, даёт себя знать. Разрешите лизнуть сапожок.</text:p>
      <text:p text:style-name="Обычный">Галун швейцара скрылся внизу. На мраморной площадке повеяло теплом от труб, ещё раз повернули и вот – бельэтаж.</text:p>
      <text:p text:style-name="Обычный"/>
      <text:h text:style-name="Заголовок2" text:outline-level="2"><text:bookmark-start text:name="_Toc383456988"/><text:bookmark-start text:name="_Toc383456999"/><text:bookmark-start text:name="_Toc383457071"/>Глава 2<text:bookmark-end text:name="_Toc383456988"/><text:bookmark-end text:name="_Toc383456999"/><text:bookmark-end text:name="_Toc383457071"/></text:h>
      <text:p text:style-name="P18"/>
      <text:p text:style-name="Обычный">Учиться читать совершенно ни к чему, когда мясо и так пахнет за версту. Тем не менее (ежели вы проживаете в Москве, и хоть какие-нибудь мозги у вас в голове имеются), вы волей-неволей научитесь грамоте, притом безо всяких курсов. Из сорока тысяч московских псов разве уж какой-нибудь совершенный идиот не сумеет сложить из букв слово «колбаса».</text:p>
      <text:p text:style-name="Обычный">Шарик начал учиться по цветам. Лишь только исполнилось ему четыре месяца, по всей Москве развесили зелёно-голубые вывески с надписью МСПО – мясная торговля. Повторяем, всё это ни к чему, потому что и так мясо слышно. И путаница раз произошла: равняясь по голубоватому едкому цвету, Шарик, обоняние которого зашиб бензинным<text:s/><text:soft-page-break/>дымом мотор, вкатил вместо мясной в магазин электрических принадлежностей братьев Голубизнер на Мясницкой улице. Там у братьев пёс отведал изолированной проволоки, она будет почище извозчичьего кнута. Этот знаменитый момент и следует считать началом Шариковского образования. Уже на тротуаре тут же Шарик начал соображать, что «голубой» не всегда означает «мясной» и, зажимая от жгучей боли хвост между задними лапами и воя, припомнил, что на всех мясных первой слева стоит золотая или рыжая раскоряка, похожая на санки.</text:p>
      <text:p text:style-name="Обычный">Далее, пошло ещё успешней. «А» он выучил в «Главрыбе» на углу Моховой, потом и «б» – подбегать ему было удобнее с хвоста слова «рыба», потому что при начале слова стоял милиционер.</text:p>
      <text:p text:style-name="Обычный">Изразцовые квадратики, облицовывавшие угловые места в Москве, всегда и неизбежно означали «сыр». Чёрный кран от самовара, возглавлявший слово, обозначал бывшего хозяина «Чичкина», горы голландского красного, зверей приказчиков, ненавидевших собак, опилки на полу и гнуснейший дурно пахнущий бакштейн.</text:p>
      <text:p text:style-name="Обычный">Если играли на гармошке, что было немногим лучше «Милой Аиды», и пахло сосисками, первые буквы на белых плакатах чрезвычайно удобно складывались в слово «Неприли…», что означало «неприличными словами не выражаться и на чай не давать». Здесь порою винтом закипали драки, людей били кулаком по морде, – иногда, в редких случаях, – салфетками или сапогами.</text:p>
      <text:p text:style-name="Обычный">Если в окнах висели несвежие окорока ветчины и лежали мандарины…</text:p>
      <text:p text:style-name="Обычный">Гау-гау… га… строномия. Если тёмные бутылки с плохой жидкостью…</text:p>
      <text:p text:style-name="Обычный">Ве-и-ви-на-а-вина… Елисеевы братья бывшие.</text:p>
      <text:p text:style-name="Обычный">Неизвестный господин, притащивший пса к дверям своей роскошной квартиры, помещавшейся в бельэтаже, позвонил, а пёс тотчас поднял глаза на большую, чёрную с золотыми буквами карточку, висящую сбоку широкой, застеклённой волнистым и розовым стеклом двери. Три первых буквы он сложил сразу: пэ-ер-о «про». Но дальше шла пузатая двубокая дрянь, неизвестно что означающая. «Неужто пролетарий»? – подумал Шарик с удивлением… – «Быть этого не может». Он поднял нос кверху, ещё раз обнюхал шубу и уверенно подумал: «нет, здесь пролетарием не пахнет. Учёное слово, а бог его знает что оно значит».</text:p>
      <text:p text:style-name="Обычный">За розовым стеклом вспыхнул неожиданный и радостный свет, ещё более оттенив чёрную карточку. Дверь совершенно бесшумно распахнулась, и молодая красивая женщина в белом фартучке и кружевной наколке предстала перед псом и его господином. Первого из них обдало божественным теплом, и юбка женщины запахла, как ландыш.</text:p>
      <text:p text:style-name="Обычный">«Вот это да, это я понимаю», – подумал пёс.</text:p>
      <text:p text:style-name="Обычный">– Пожалуйте, господин Шарик, – иронически пригласил господин, и Шарик благоговейно пожаловал, вертя хвостом.</text:p>
      <text:p text:style-name="Обычный">Великое множество предметов нагромождало богатую переднюю. Тут же запомнилось зеркало до самого пола, немедленно отразившее второго истасканного и рваного Шарика, страшные оленьи рога в высоте, бесчисленные шубы и галоши и опаловый тюльпан с электричеством под потолком.</text:p>
      <text:p text:style-name="Обычный">– Где же вы такого взяли, Филипп Филиппович? – улыбаясь, спрашивала женщина и помогала снимать тяжёлую шубу на чёрно-бурой лисе с синеватой искрой. – Батюшки! До чего паршивый!</text:p>
      <text:p text:style-name="Обычный">– Вздор говоришь. Где паршивый? – строго и отрывисто спрашивал господин.</text:p>
      <text:p text:style-name="Обычный">По снятии шубы он оказался в чёрном костюме английского сукна, и на животе у него радостно и неярко сверкала золотая цепь.</text:p>
      <text:p text:style-name="Обычный">– Погоди-ка, не вертись, фить… Да не вертись, дурачок. Гм!.. Это не парши… Да стой ты, чёрт… Гм! А-а. Это ожог. Какой же негодяй тебя обварил? А? Да стой ты смирно!..</text:p>
      <text:p text:style-name="Обычный">«Повар, каторжник повар!» – жалобными глазами молвил пёс и слегка подвыл.</text:p>
      <text:p text:style-name="Обычный">– Зина, – скомандовал господин, – в смотровую его сейчас же и мне халат.</text:p>
      <text:p text:style-name="Обычный">Женщина посвистала, пощёлкала пальцами и пёс, немного поколебавшись, последовал<text:s/><text:soft-page-break/>за ней. Они вдвоём попали в узкий тускло освещённый коридор, одну лакированную дверь миновали, пришли в конец, а затем попали налево и оказались в тёмной каморке, которая мгновенно не понравилась псу своим зловещим запахом. Тьма щёлкнула и превратилась в ослепительный день, причём со всех сторон засверкало, засияло и забелело.</text:p>
      <text:p text:style-name="Обычный">«Э, нет», – мысленно завыл пёс, – «Извините, не дамся! Понимаю, чёрт бы взял их с их колбасой. Это меня в собачью лечебницу заманили. Сейчас касторку заставят жрать и весь бок изрежут ножами, а до него и так дотронуться нельзя».</text:p>
      <text:p text:style-name="Обычный">– Э, нет, куда?! – закричала та, которую называли Зиной.</text:p>
      <text:p text:style-name="Обычный">Пёс извернулся, спружинился и вдруг ударил в дверь здоровым боком так, что хрястнуло по всей квартире. Потом, отлетел назад, закрутился на месте как кубарь под кнутом, причём вывернул на пол белое ведро, из которого разлетелись комья ваты. Во время верчения кругом него порхали стены, уставленные шкафами с блестящими инструментами, запрыгал белый передник и искажённое женское лицо.</text:p>
      <text:p text:style-name="Обычный">– Куда ты, чёрт лохматый?.. – кричала отчаянно Зина, – вот окаянный!</text:p>
      <text:p text:style-name="Обычный">«Где у них чёрная лестница?..» – соображал пёс. Он размахнулся и комком ударил наобум в стекло, в надежде, что это вторая дверь. Туча осколков вылетела с громом и звоном, выпрыгнула пузатая банка с рыжей гадостью, которая мгновенно залила весь пол и завоняла. Настоящая дверь распахнулась.</text:p>
      <text:p text:style-name="Обычный">– Стой, с-скотина, – кричал господин, прыгая в халате, надетом на один рукав, и хватая пса за ноги, – Зина, держи его за шиворот, мерзавца.</text:p>
      <text:p text:style-name="Обычный">– Ба… батюшки, вот так пёс!</text:p>
      <text:p text:style-name="Обычный">Ещё шире распахнулась дверь и ворвалась ещё одна личность мужского пола в халате. Давя битые стёкла, она кинулась не ко псу, а к шкафу, раскрыла его и всю комнату наполнила сладким и тошным запахом. Затем личность навалилась на пса сверху животом, причём пёс с увлечением тяпнул её повыше шнурков на ботинке. Личность охнула, но не потерялась.</text:p>
      <text:p text:style-name="Обычный">Тошнотворная жидкость перехватила дыхание пса и в голове у него завертелось, потом ноги отвалились и он поехал куда-то криво вбок.</text:p>
      <text:p text:style-name="Обычный">«Спасибо, кончено», – мечтательно подумал он, валясь прямо на острые стёкла:</text:p>
      <text:p text:style-name="Обычный">– «Прощай, Москва! Не видать мне больше Чичкина и пролетариев и краковской колбасы. Иду в рай за собачье долготерпение. Братцы, живодёры, за что же вы меня?</text:p>
      <text:p text:style-name="Обычный">И тут он окончательно завалился на бок и издох.</text:p>
      <text:p text:style-name="P19"/>
      <text:h text:style-name="Заголовок6" text:outline-level="6">* * *</text:h>
      <text:p text:style-name="P20"/>
      <text:p text:style-name="Обычный">Когда он воскрес, у него легонько кружилась голова и чуть-чуть тошнило в животе, бока же как будто не было, бок сладостно молчал. Пёс приоткрыл правый томный глаз и краем его увидел, что он туго забинтован поперёк боков и живота. «Всё-таки отделали, сукины дети, подумал он смутно, – но ловко, надо отдать им справедливость».</text:p>
      <text:p text:style-name="Обычный">– «От Севильи до Гренады… В тихом сумраке ночей», – запел над ним рассеянный и фальшивый голос.</text:p>
      <text:p text:style-name="Обычный">Пёс удивился, совсем открыл оба глаза и в двух шагах увидел мужскую ногу на белом табурете. Штанина и кальсоны на ней были поддёрнуты, и голая жёлтая голень вымазана засохшей кровью и иодом.</text:p>
      <text:p text:style-name="Обычный">«Угодники!» – подумал пёс, – «Это стало быть я его кусанул. Моя работа. Ну, будут драть!»</text:p>
      <text:p text:style-name="Обычный">– «Р-раздаются серенады, раздаётся стук мечей!». Ты зачем, бродяга, доктора укусил? А? Зачем стекло разбил? А?</text:p>
      <text:p text:style-name="Обычный">«У-у-у» – жалобно заскулил пёс.</text:p>
      <text:p text:style-name="Обычный">– Ну, ладно, опомнился и лежи, болван.</text:p>
      <text:p text:style-name="Обычный">– Как это вам удалось, Филипп Филиппович, подманить такого нервного пса? – спросил приятный мужской голос и триковая кальсона откатилась книзу. Запахло табаком и<text:s/><text:soft-page-break/>в шкафу зазвенели склянки.</text:p>
      <text:p text:style-name="Обычный">– Лаской-с. Единственным способом, который возможен в обращении с живым существом. Террором ничего поделать нельзя с животным, на какой бы ступени развития оно ни стояло. Это я утверждал, утверждаю и буду утверждать. Они напрасно думают, что террор им поможет. Нет-с, нет-с, не поможет, какой бы он ни был: белый, красный и даже коричневый! Террор совершенно парализует нервную систему. Зина! Я купил этому прохвосту краковской колбасы на один рубль сорок копеек. Потрудитесь накормить его, когда его перестанет тошнить.</text:p>
      <text:p text:style-name="Обычный">Захрустели выметаемые стёкла и женский голос кокетливо заметил:</text:p>
      <text:p text:style-name="Обычный">– Краковской! Господи, да ему обрезков нужно было купить на двугривенный в мясной. Краковскую колбасу я сама лучше съем.</text:p>
      <text:p text:style-name="Обычный">– Только попробуй. Я тебе съем! Это отрава для человеческого желудка.</text:p>
      <text:p text:style-name="Обычный">Взрослая девушка, а как ребёнок тащишь в рот всякую гадость. Не сметь!</text:p>
      <text:p text:style-name="Обычный">Предупреждаю: ни я, ни доктор Борменталь не будем с тобой возиться, когда у тебя живот схватит… «Всех, кто скажет, что другая здесь сравняется с тобой…».</text:p>
      <text:p text:style-name="Обычный">Мягкие дробные звоночки сыпались в это время по всей квартире, а в отдалении из передней то и дело слышались голоса. Звенел телефон. Зина исчезла.</text:p>
      <text:p text:style-name="Обычный">Филипп Филиппович бросил окурок папиросы в ведро, застегнул халат, перед зеркальцем на стене расправил пушистые усы и окликнул пса:</text:p>
      <text:p text:style-name="Обычный">– Фить, фить. Ну, ничего, ничего. Идём принимать.</text:p>
      <text:p text:style-name="Обычный">Пёс поднялся на нетвёрдые ноги, покачался и задрожал, но быстро оправился и пошёл следом за развевающейся полой Филиппа Филипповича. Опять пёс пересёк узкий коридор, но теперь увидел, что он ярко освещён сверху розеткой. Когда же открылась лакированная дверь, он вошёл с Филиппом Филипповичем в кабинет, и тот ослепил пса своим убранством. Прежде всего, он весь полыхал светом: горело под лепным потолком, горело на столе, горело на стене, в стёклах шкафов. Свет заливал целую бездну предметов, из которых самым занятным оказалась громадная сова, сидящая на стене на суку.</text:p>
      <text:p text:style-name="Обычный">– Ложись, – приказал Филипп Филиппович.</text:p>
      <text:p text:style-name="Обычный">Противоположная резная дверь открылась, вошёл тот, тяпнутый, оказавшийся теперь в ярком свете очень красивым, молодым с острой бородкой, подал лист и молвил:</text:p>
      <text:p text:style-name="Обычный">– Прежний…</text:p>
      <text:p text:style-name="Обычный">Тотчас бесшумно исчез, а Филипп Филиппович, распростерши полы халата, сел за громадный письменный стол и сразу сделался необыкновенно важным и представительным.</text:p>
      <text:p text:style-name="Обычный">«Нет, это не лечебница, куда-то в другое место я попал», – в смятении подумал пёс и привалился на ковровый узор у тяжёлого кожаного дивана, – «а сову эту мы разъясним…»</text:p>
      <text:p text:style-name="Обычный">Дверь мягко открылась и вошёл некто, настолько поразивший пса, что он тявкнул, но очень робко…</text:p>
      <text:p text:style-name="Обычный">– Молчать! Ба-ба, да вас узнать нельзя, голубчик.</text:p>
      <text:p text:style-name="Обычный">Вошедший очень почтительно и смущённо поклонился Филипп Филипповичу.</text:p>
      <text:p text:style-name="Обычный">– Хи-хи! Вы маг и чародей, профессор, – сконфуженно вымолвил он.</text:p>
      <text:p text:style-name="Обычный">– Снимайте штаны, голубчик, – скомандовал Филипп Филиппович и поднялся.</text:p>
      <text:p text:style-name="Обычный">«Господи Исусе», – подумал пёс, – «вот так фрукт!»</text:p>
      <text:p text:style-name="Обычный">На голове у фрукта росли совершенно зелёные волосы, а на затылке они отливали в ржавый табачный цвет, морщины расползались на лице у фрукта, но цвет лица был розовый, как у младенца. Левая нога не сгибалась, её приходилось волочить по ковру, зато правая прыгала, как у детского щелкуна. На борту великолепнейшего пиджака, как глаз, торчал драгоценный камень.</text:p>
      <text:p text:style-name="Обычный">От интереса у пса даже прошла тошнота.</text:p>
      <text:p text:style-name="Обычный">Тяу, тяу!.. – он легонько потявкал.</text:p>
      <text:p text:style-name="Обычный">– Молчать! Как сон, голубчик?</text:p>
      <text:p text:style-name="Обычный">– Хе-хе. Мы одни, профессор? Это неописуемо, – конфузливо заговорил посетитель. – Пароль Дьоннер – 25 лет ничего подобного, – субъект взялся за пуговицу брюк, – верите ли,<text:s/><text:soft-page-break/>профессор, каждую ночь обнажённые девушки стаями. Я положительно очарован. Вы – кудесник.</text:p>
      <text:p text:style-name="Обычный">– Хм, – озабоченно хмыкнул Филипп Филиппович, всматриваясь в зрачки гостя.</text:p>
      <text:p text:style-name="Обычный">Тот совладал, наконец, с пуговицами и снял полосатые брюки. Под ними оказались невиданные никогда кальсоны. Они были кремового цвета, с вышитыми на них шёлковыми чёрными кошками и пахли духами.</text:p>
      <text:p text:style-name="Обычный">Пёс не выдержал кошек и гавкнул так, что субъект подпрыгнул.</text:p>
      <text:p text:style-name="Обычный">– Ай!</text:p>
      <text:p text:style-name="Обычный">– Я тебя выдеру! Не бойтесь, он не кусается.</text:p>
      <text:p text:style-name="Обычный">«Я не кусаюсь?» – удивился пёс.</text:p>
      <text:p text:style-name="Обычный">Из кармана брюк вошедший выронил на ковёр маленький конвертик, на котором была изображена красавица с распущенными волосами. Субъект подпрыгнул, наклонился, подобрал её и густо покраснел.</text:p>
      <text:p text:style-name="Обычный">– Вы, однако, смотрите, – предостерегающе и хмуро сказал Филипп Филиппович, грозя пальцем, – всё-таки, смотрите, не злоупотребляйте!</text:p>
      <text:p text:style-name="Обычный">– Я не зло… – смущённо забормотал субъект, продолжая раздеваться, – я, дорогой профессор, только в виде опыта.</text:p>
      <text:p text:style-name="Обычный">– Ну, и что же? Какие результаты? – строго спросил Филипп Филиппович.</text:p>
      <text:p text:style-name="Обычный">Субъект в экстазе махнул рукой.</text:p>
      <text:p text:style-name="Обычный">– 25 лет, клянусь богом, профессор, ничего подобного. Последний раз в 1899-м году в Париже на Рю де ла Пэ.</text:p>
      <text:p text:style-name="Обычный">– А почему вы позеленели?</text:p>
      <text:p text:style-name="Обычный">Лицо пришельца затуманилось.</text:p>
      <text:p text:style-name="Обычный">– Проклятая Жиркость!. Вы не можете себе представить, профессор, что эти бездельники подсунули мне вместо краски. Вы только поглядите, бормотал субъект, ища глазами зеркало. – Им морду нужно бить! – свирепея, добавил он. – Что же мне теперь делать, профессор? – спросил он плаксиво.</text:p>
      <text:p text:style-name="Обычный">– Хм, обрейтесь наголо.</text:p>
      <text:p text:style-name="Обычный">– Профессор, – жалобно восклицал посетитель, – да ведь они опять седые вырастут. Кроме того, мне на службу носа нельзя будет показать, я и так уже третий день не езжу. Эх, профессор, если бы вы открыли способ, чтобы и волосы омолаживать!</text:p>
      <text:p text:style-name="Обычный">– Не сразу, не сразу, мой дорогой, – бормотал Филипп Филиппович.</text:p>
      <text:p text:style-name="Обычный">Наклоняясь, он блестящими глазами исследовал голый живот пациента:</text:p>
      <text:p text:style-name="Обычный">– Ну, что ж, – прелестно, всё в полном порядке. Я даже не ожидал, сказать по правде, такого результата. «Много крови, много песен…».</text:p>
      <text:p text:style-name="Обычный">Одевайтесь, голубчик!</text:p>
      <text:p text:style-name="Обычный">– «Я же той, что всех прелестней!..» – дребезжащим, как сковорода, голосом подпел пациент и, сияя, стал одеваться. Приведя себя в порядок, он, подпрыгивая и распространяя запах духов, отсчитал Филиппу Филипповичу пачку белых денег и нежно стал жать ему обе руки.</text:p>
      <text:p text:style-name="Обычный">– Две недели можете не показываться, – сказал Филипп Филиппович, – но всё-таки прошу вас: будьте осторожны.</text:p>
      <text:p text:style-name="Обычный">– Профессор! – из-за двери в экстазе воскликнул голос, – будьте совершенно спокойны, – он сладостно хихикнул и пропал.</text:p>
      <text:p text:style-name="Обычный">Рассыпной звонок пролетел по квартире, лакированная дверь открылась, вошёл тяпнутый, вручил Филиппу Филипповичу листок и заявил:</text:p>
      <text:p text:style-name="Обычный">– Годы показаны не правильно. Вероятно, 54—55. Тоны сердца глуховаты.</text:p>
      <text:p text:style-name="Обычный">Он исчез и сменился шуршащей дамой в лихо заломленной набок шляпе и со сверкающим колье на вялой и жёваной шее. Странные чёрные мешки висели у неё под глазами, а щёки были кукольно-румяного цвета. Она сильно волновалась.</text:p>
      <text:p text:style-name="Обычный">– Сударыня! Сколько вам лет? – очень сурово спросил её Филипп Филиппович.</text:p>
      <text:p text:style-name="Обычный">Дама испугалась и даже побледнела под коркой румян.</text:p>
      <text:soft-page-break/>
      <text:p text:style-name="Обычный">– Я, профессор, клянусь, если бы вы знали, какая у меня драма!..</text:p>
      <text:p text:style-name="Обычный">– Лет вам сколько, сударыня? – ещё суровее повторил Филипп Филиппович.</text:p>
      <text:p text:style-name="Обычный">– Честное слово… Ну, сорок пять…</text:p>
      <text:p text:style-name="Обычный">– Сударыня, – возопил Филипп Филиппович, – меня ждут. Не задерживайте, пожалуйста. Вы же не одна!</text:p>
      <text:p text:style-name="Обычный">Грудь дамы бурно вздымалась.</text:p>
      <text:p text:style-name="Обычный">– Я вам одному, как светилу науки. Но клянусь – это такой ужас…</text:p>
      <text:p text:style-name="Обычный">– Сколько вам лет? – яростно и визгливо спросил Филипп Филиппович и очки его блеснули.</text:p>
      <text:p text:style-name="Обычный">– Пятьдесят один! – корчась со страху ответила дама.</text:p>
      <text:p text:style-name="Обычный">– Снимайте штаны, сударыня, – облегчённо молвил Филипп Филиппович и указал на высокий белый эшафот в углу.</text:p>
      <text:p text:style-name="Обычный">– Клянусь, профессор, – бормотала дама, дрожащими пальцами расстёгивая какие-то кнопки на поясе, – этот Мориц… Я вам признаюсь, как на духу…</text:p>
      <text:p text:style-name="Обычный">– «От Севильи до Гренады…» – рассеянно запел Филипп Филиппович и нажал педаль в мраморном умывальнике. Зашумела вода.</text:p>
      <text:p text:style-name="Обычный">– Клянусь богом! – говорила дама и живые пятна сквозь искусственные продирались на её щеках, – я знаю – это моя последняя страсть. Ведь это такой негодяй! О, профессор! Он карточный шулер, это знает вся Москва. Он не может пропустить ни одной гнусной модистки. Ведь он так дьявольски молод. – Дама бормотала и выбрасывала из-под шумящих юбок скомканный кружевной клок.</text:p>
      <text:p text:style-name="Обычный">Пёс совершенно затуманился и всё в голове у него пошло кверху ногами.</text:p>
      <text:p text:style-name="Обычный">«Ну вас к чёрту», – мутно подумал он, положив голову на лапы и задремав от стыда, – «И стараться не буду понять, что это за штука – всё равно не пойму.</text:p>
      <text:p text:style-name="Обычный">Очнулся он от звона и увидел, что Филипп Филиппович швырнул в таз какие-то сияющие трубки.</text:p>
      <text:p text:style-name="Обычный">Пятнистая дама, прижимая руки к груди, с надеждой глядела на Филиппа Филипповича. Тот важно нахмурился и, сев за стол, что-то записал.</text:p>
      <text:p text:style-name="Обычный">– Я вам, сударыня, вставляю яичники обезьяны, – объявил он и посмотрел строго.</text:p>
      <text:p text:style-name="Обычный">– Ах, профессор, неужели обезьяны?</text:p>
      <text:p text:style-name="Обычный">– Да, – непреклонно ответил Филипп Филиппович.</text:p>
      <text:p text:style-name="Обычный">– Когда же операция? – бледнея и слабым голосом спрашивала дама.</text:p>
      <text:p text:style-name="Обычный">– «От Севильи до Гренады…» Угм… В понедельник. Ляжете в клинику с утра. Мой ассистент приготовит вас.</text:p>
      <text:p text:style-name="Обычный">– Ах, я не хочу в клинику. Нельзя ли у вас, профессор?</text:p>
      <text:p text:style-name="Обычный">– Видите ли, у себя я делаю операции лишь в крайних случаях. Это будет стоить очень дорого – 50 червонцев.</text:p>
      <text:p text:style-name="Обычный">– Я согласна, профессор!</text:p>
      <text:p text:style-name="Обычный">Опять загремела вода, колыхнулась шляпа с перьями, потом появилась лысая, как тарелка, голова и обняла Филиппа Филипповича. Пёс дремал, тошнота прошла, пёс наслаждался утихшим боком и теплом, даже всхрапнул и успел увидеть кусочек приятного сна: будто бы он вырвал у совы целый пук перьев из хвоста… Потом взволнованный голос тявкнул над головой.</text:p>
      <text:p text:style-name="Обычный">– Я слишком известен в Москве, профессор. Что же мне делать?</text:p>
      <text:p text:style-name="Обычный">– Господа, – возмущённо кричал Филипп Филиппович, – нельзя же так.</text:p>
      <text:p text:style-name="Обычный">Нужно сдерживать себя. Сколько ей лет?</text:p>
      <text:p text:style-name="Обычный">– Четырнадцать, профессор… Вы понимаете, огласка погубит меня. На днях я должен получить заграничную командировку.</text:p>
      <text:p text:style-name="Обычный">– Да ведь я же не юрист, голубчик… Ну, подождите два года и женитесь на ней.</text:p>
      <text:p text:style-name="Обычный">– Женат я, профессор.</text:p>
      <text:p text:style-name="Обычный">– Ах, господа, господа!</text:p>
      <text:p text:style-name="Обычный">Двери открывались, сменялись лица, гремели инструменты в шкафе, и Филипп<text:s/><text:soft-page-break/>Филиппович работал, не покладая рук.</text:p>
      <text:p text:style-name="Обычный">«Похабная квартирка», – думал пёс, – «но до чего хорошо! А на какого чёрта я ему понадобился? Неужели же жить оставит? Вот чудак! Да ведь ему только глазом мигнуть, он таким бы псом обзавёлся, что ахнуть! А может, я и красивый. Видно, моё счастье! А сова эта дрянь… Наглая.</text:p>
      <text:p text:style-name="Обычный">Окончательно пёс очнулся глубоким вечером, когда звоночки прекратились и как раз в то мгновение, когда дверь впустила особенных посетителей. Их было сразу четверо. Все молодые люди и все одеты очень скромно.</text:p>
      <text:p text:style-name="Обычный">«Этим что нужно?» – удивлённо подумал пёс.</text:p>
      <text:p text:style-name="Обычный">Гораздо более неприязненно встретил гостей Филипп Филиппович. Он стоял у письменного стола и смотрел на вошедших, как полководец на врагов.</text:p>
      <text:p text:style-name="Обычный">Ноздри его ястребиного носа раздувались. Вошедшие топтались на ковре.</text:p>
      <text:p text:style-name="Обычный">– Мы к вам, профессор, – заговорил тот из них, у кого на голове возвышалась на четверть аршина копна густейших вьющихся волос, – вот по какому делу…</text:p>
      <text:p text:style-name="Обычный">– Вы, господа, напрасно ходите без калош в такую погоду, – перебил его наставительно Филипп Филиппович, – во-первых, вы простудитесь, а, во-вторых, вы наследили мне на коврах, а все ковры у меня персидские.</text:p>
      <text:p text:style-name="Обычный">Тот, с копной, умолк и все четверо в изумлении уставились на Филиппа Филипповича. Молчание продолжалось несколько секунд и прервал его лишь стук пальцев Филиппа Филипповича по расписному деревянному блюду на столе.</text:p>
      <text:p text:style-name="Обычный">– Во-первых, мы не господа, – молвил, наконец, самый юный из четверых, персикового вида.</text:p>
      <text:p text:style-name="Обычный">– Во-первых, – перебил его Филипп Филиппович, – вы мужчина или женщина?</text:p>
      <text:p text:style-name="Обычный">Четверо вновь смолкли и открыли рты. На этот раз опомнился первый тот, с копной.</text:p>
      <text:p text:style-name="Обычный">– Какая разница, товарищ? – спросил он горделиво.</text:p>
      <text:p text:style-name="Обычный">– Я – женщина, – признался персиковый юноша в кожаной куртке и сильно покраснел. Вслед за ним покраснел почему-то густейшим образом один из вошедших – блондин в папахе.</text:p>
      <text:p text:style-name="Обычный">– В таком случае вы можете оставаться в кепке, а вас, милостивый государь, прошу снять ваш головной убор, – внушительно сказал Филипп Филиппович.</text:p>
      <text:p text:style-name="Обычный">– Я вам не милостивый государь, – резко заявил блондин, снимая папаху.</text:p>
      <text:p text:style-name="Обычный">– Мы пришли к вам, – вновь начал чёрный с копной.</text:p>
      <text:p text:style-name="Обычный">– Прежде всего – кто это мы?</text:p>
      <text:p text:style-name="Обычный">– Мы – новое домоуправление нашего дома, – в сдержанной ярости заговорил чёрный. – Я – Швондер, она – Вяземская, он – товарищ Пеструхин и Шаровкин. И вот мы…</text:p>
      <text:p text:style-name="Обычный">– Это вас вселили в квартиру Фёдора Павловича Саблина?</text:p>
      <text:p text:style-name="Обычный">– Нас, – ответил Швондер.</text:p>
      <text:p text:style-name="Обычный">– Боже, пропал калабуховский дом! – в отчаянии воскликнул Филипп Филиппович и всплеснул руками.</text:p>
      <text:p text:style-name="Обычный">– Что вы, профессор, смеётесь?</text:p>
      <text:p text:style-name="Обычный">– Какое там смеюсь?! Я в полном отчаянии, – крикнул Филипп Филиппович, – что же теперь будет с паровым отоплением?</text:p>
      <text:p text:style-name="Обычный">– Вы издеваетесь, профессор Преображенский?</text:p>
      <text:p text:style-name="Обычный">– По какому делу вы пришли ко мне? Говорите как можно скорее, я сейчас иду обедать.</text:p>
      <text:p text:style-name="Обычный">– Мы, управление дома, – с ненавистью заговорил Швондер, – пришли к вам после общего собрания жильцов нашего дома, на котором стоял вопрос об уплотнении квартир дома…</text:p>
      <text:p text:style-name="Обычный">– Кто на ком стоял? – крикнул Филипп Филиппович, – потрудитесь излагать ваши мысли яснее.</text:p>
      <text:p text:style-name="Обычный">– Вопрос стоял об уплотнении.</text:p>
      <text:p text:style-name="Обычный">– Довольно! Я понял! Вам известно, что постановлением 12 сего августа моя квартира освобождена от каких бы то ни было уплотнений и переселений?</text:p>
      <text:soft-page-break/>
      <text:p text:style-name="Обычный">– Известно, – ответил Швондер, – но общее собрание, рассмотрев ваш вопрос, пришло к заключению, что в общем и целом вы занимаете чрезмерную площадь. Совершенно чрезмерную. Вы один живёте в семи комнатах.</text:p>
      <text:p text:style-name="Обычный">– Я один живу и работаю в семи комнатах, – ответил Филипп Филиппович, – и желал бы иметь восьмую. Она мне необходима под библиотеку.</text:p>
      <text:p text:style-name="Обычный">Четверо онемели.</text:p>
      <text:p text:style-name="Обычный">– Восьмую! Э-хе-хе, – проговорил блондин, лишённый головного убора, однако, это здорово.</text:p>
      <text:p text:style-name="Обычный">– Это неописуемо! – воскликнул юноша, оказавшийся женщиной.</text:p>
      <text:p text:style-name="Обычный">– У меня приёмная – заметьте – она же библиотека, столовая, мой кабинет – 3. Смотровая – 4. Операционная – 5. Моя спальня – 6 и комната прислуги – 7. В общем, не хватает… Да, впрочем, это неважно. Моя квартира свободна, и разговору конец. Могу я идти обедать?</text:p>
      <text:p text:style-name="Обычный">– Извиняюсь, – сказал четвёртый, похожий на крепкого жука.</text:p>
      <text:p text:style-name="Обычный">– Извиняюсь, – перебил его Швондер, – вот именно по поводу столовой и смотровой мы и пришли поговорить. Общее собрание просит вас добровольно, в порядке трудовой дисциплины, отказаться от столовой. Столовых нет ни у кого в Москве.</text:p>
      <text:p text:style-name="Обычный">– Даже у Айседоры Дункан, – звонко крикнула женщина.</text:p>
      <text:p text:style-name="Обычный">С Филиппом Филипповичем что-то сделалось, вследствие чего его лицо нежно побагровело и он не произнёс ни одного звука, выжидая, что будет дальше.</text:p>
      <text:p text:style-name="Обычный">– И от смотровой также, – продолжал Швондер, – смотровую прекрасно можно соединить с кабинетом.</text:p>
      <text:p text:style-name="Обычный">– Угу, – молвил Филипп Филиппович каким-то странным голосом, – а где же я должен принимать пищу?</text:p>
      <text:p text:style-name="Обычный">– В спальне, – хором ответили все четверо.</text:p>
      <text:p text:style-name="Обычный">Багровость Филиппа Филипповича приняла несколько сероватый оттенок.</text:p>
      <text:p text:style-name="Обычный">– В спальне принимать пищу, – заговорил он слегка придушенным голосом, – в смотровой читать, в приёмной одеваться, оперировать в комнате прислуги, а в столовой осматривать. Очень возможно, что Айседора Дункан так и делает. Может быть, она в кабинете обедает, а кроликов режет в ванной. Может быть. Но я не Айседора Дункан!.. – вдруг рявкнул он и багровость его стала жёлтой. – Я буду обедать в столовой, а оперировать в операционной! Передайте это общему собранию и покорнейше вас прошу вернуться к вашим делам, а мне предоставить возможность принять пищу там, где её принимают все нормальные люди, то-есть в столовой, а не в передней и не в детской.</text:p>
      <text:p text:style-name="Обычный">– Тогда, профессор, ввиду вашего упорного противодействия, – сказал взволнованный Швондер, – мы подадим на вас жалобу в высшие инстанции.</text:p>
      <text:p text:style-name="Обычный">– Ага, – молвил Филипп Филиппович, – так? – И голос его принял подозрительно вежливый оттенок, – одну минуточку попрошу вас подождать.</text:p>
      <text:p text:style-name="Обычный">«Вот это парень, – в восторге подумал пёс, – весь в меня. Ох, тяпнет он их сейчас, ох, тяпнет. Не знаю ещё – каким способом, но так тяпнет…</text:p>
      <text:p text:style-name="Обычный">Бей их! Этого голенастого взять сейчас повыше сапога за подколенное сухожилие… Р-р-р…»</text:p>
      <text:p text:style-name="Обычный">Филипп Филиппович, стукнув, снял трубку с телефона и сказал в неё так:</text:p>
      <text:p text:style-name="Обычный">– Пожалуйста… Да… Благодарю вас. Петра Александровича попросите, пожалуйста. Профессор Преображенский. Пётр Александрович? Очень рад, что вас застал. Благодарю вас, здоров. Пётр Александрович, ваша операция отменяется. Что? Совсем отменяется. Равно, как и все остальные операции.</text:p>
      <text:p text:style-name="Обычный">Вот почему: я прекращаю работу в Москве и вообще в России… Сейчас ко мне вошли четверо, из них одна женщина, переодетая мужчиной, и двое вооружённых револьверами и терроризировали меня в квартире с целью отнять часть её.</text:p>
      <text:p text:style-name="Обычный">– Позвольте, профессор, – начал Швондер, меняясь в лице.</text:p>
      <text:p text:style-name="Обычный">– Извините… У меня нет возможности повторить всё, что они говорили. Я не охотник<text:s/><text:soft-page-break/>до бессмыслиц. Достаточно сказать, что они предложили мне отказаться от моей смотровой, другими словами, поставили меня в необходимость оперировать вас там, где я до сих пор резал кроликов. В таких условиях я не только не могу, но и не имею права работать. Поэтому я прекращаю деятельность, закрываю квартиру и уезжаю в Сочи. Ключи могу передать Швондеру. Пусть он оперирует.</text:p>
      <text:p text:style-name="Обычный">Четверо застыли. Снег таял у них на сапогах.</text:p>
      <text:p text:style-name="Обычный">– Что же делать… Мне самому очень неприятно… Как? О, нет, Пётр Александрович! О нет. Больше я так не согласен. Терпение моё лопнуло. Это уже второй случай с августа месяца. Как? Гм… Как угодно. Хотя бы. Но только одно условие: кем угодно, когда угодно, что угодно, но чтобы это была такая бумажка, при наличии которой ни Швондер, ни кто-либо другой не мог бы даже подойти к двери моей квартиры. Окончательная бумажка. Фактическая. Настоящая! Броня. Чтобы моё имя даже не упоминалось. Кончено. Я для них умер. Да, да. Пожалуйста. Кем? Ага… Ну, это другое дело. Ага… Хорошо. Сейчас передаю трубку. Будьте любезны, – змеиным голосом обратился Филипп Филиппович к Швондеру, – сейчас с вами будут говорить.</text:p>
      <text:p text:style-name="Обычный">– Позвольте, профессор, – сказал Швондер, то вспыхивая, то угасая, вы извратили наши слова.</text:p>
      <text:p text:style-name="Обычный">– Попрошу вас не употреблять таких выражений.</text:p>
      <text:p text:style-name="Обычный">Швондер растерянно взял трубку и молвил:</text:p>
      <text:p text:style-name="Обычный">– Я слушаю. Да… Председатель домкома… Мы же действовали по правилам… Так у профессора и так совершенно исключительное положение…</text:p>
      <text:p text:style-name="Обычный">Мы знаем об его работах… Целых пять комнат хотели оставить ему… Ну, хорошо… Раз так… Хорошо…</text:p>
      <text:p text:style-name="Обычный">Совершенно красный, он повесил трубку и повернулся.</text:p>
      <text:p text:style-name="Обычный">«Как оплевал! Ну и парень!» – восхищённо подумал пёс, – «что он, слово, что ли, такое знает? Ну теперь можете меня бить – как хотите, а я отсюда не уйду.</text:p>
      <text:p text:style-name="Обычный">Трое, открыв рты, смотрели на оплёванного Швондера.</text:p>
      <text:p text:style-name="Обычный">– Это какой-то позор! – несмело вымолвил тот.</text:p>
      <text:p text:style-name="Обычный">– Если бы сейчас была дискуссия, – начала женщина, волнуясь и загораясь румянцем, – я бы доказала Петру Александровичу…</text:p>
      <text:p text:style-name="Обычный">– Виноват, вы не сию минуту хотите открыть эту дискуссию? – вежливо спросил Филипп Филиппович.</text:p>
      <text:p text:style-name="Обычный">Глаза женщины загорелись.</text:p>
      <text:p text:style-name="Обычный">– Я понимаю вашу иронию, профессор, мы сейчас уйдём… Только я, как заведующий культотделом дома…</text:p>
      <text:p text:style-name="Обычный">– За-ве-дующая, – поправил её Филипп Филиппович.</text:p>
      <text:p text:style-name="Обычный">– Хочу предложить вам, – тут женщина из-за пазухи вытащила несколько ярких и мокрых от снега журналов, – взять несколько журналов в пользу детей Германии. По полтиннику штука.</text:p>
      <text:p text:style-name="Обычный">– Нет, не возьму, – кратко ответил Филипп Филиппович, покосившись на журналы.</text:p>
      <text:p text:style-name="Обычный">Совершенное изумление выразилось на лицах, а женщина покрылась клюквенным налётом.</text:p>
      <text:p text:style-name="Обычный">– Почему же вы отказываетесь?</text:p>
      <text:p text:style-name="Обычный">– Не хочу.</text:p>
      <text:p text:style-name="Обычный">– Вы не сочувствуете детям Германии?</text:p>
      <text:p text:style-name="Обычный">– Сочувствую.</text:p>
      <text:p text:style-name="Обычный">– Жалеете по полтиннику?</text:p>
      <text:p text:style-name="Обычный">– Нет.</text:p>
      <text:p text:style-name="Обычный">– Так почему же?</text:p>
      <text:p text:style-name="Обычный">– Не хочу.</text:p>
      <text:p text:style-name="Обычный">Помолчали.</text:p>
      <text:p text:style-name="Обычный">– Знаете ли, профессор, – заговорила девушка, тяжело вздохнув, – если бы вы не были<text:s/><text:soft-page-break/>европейским светилом, и за вас не заступались бы самым возмутительным образом (блондин дёрнул её за край куртки, но она отмахнулась) лица, которых, я уверена, мы ещё разъясним, вас следовало бы арестовать.</text:p>
      <text:p text:style-name="Обычный">– А за что? – с любопытством спросил Филипп Филиппович.</text:p>
      <text:p text:style-name="Обычный">– Вы ненавистник пролетариата! – гордо сказала женщина.</text:p>
      <text:p text:style-name="Обычный">– Да, я не люблю пролетариата, – печально согласился Филипп Филиппович и нажал кнопку. Где-то прозвенело. Открылась дверь в коридор.</text:p>
      <text:p text:style-name="Обычный">– Зина, – крикнул Филипп Филиппович, – подавай обед. Вы позволите, господа?</text:p>
      <text:p text:style-name="Обычный">Четверо молча вышли из кабинета, молча прошли приёмную, молча переднюю и слышно было, как за ними закрылась тяжело и звучно парадная дверь.</text:p>
      <text:p text:style-name="Обычный">Пёс встал на задние лапы и сотворил перед Филиппом Филипповичем какой-то намаз.</text:p>
      <text:p text:style-name="Обычный"/>
      <text:h text:style-name="Заголовок2" text:outline-level="2"><text:bookmark-start text:name="_Toc383456989"/><text:bookmark-start text:name="_Toc383457000"/><text:bookmark-start text:name="_Toc383457072"/>Глава 3<text:bookmark-end text:name="_Toc383456989"/><text:bookmark-end text:name="_Toc383457000"/><text:bookmark-end text:name="_Toc383457072"/></text:h>
      <text:p text:style-name="P21"/>
      <text:p text:style-name="Обычный">На разрисованных райскими цветами тарелках с чёрной широкой каймой лежала тонкими ломтиками нарезанная сёмга, маринованные угри. На тяжёлой доске кусок сыра со слезой, и в серебряной кадушке, обложенной снегом, – икра. Меж тарелками несколько тоненьких рюмочек и три хрустальных графинчика с разноцветными водками. Все эти предметы помещались на маленьком мраморном столике, уютно присоединившемся к громадному резного дуба буфету, изрыгающему пучки стеклянного и серебряного света. Посреди комнаты – тяжёлый, как гробница, стол, накрытый белой скатертью, а на ней два прибора, салфетки, свёрнутые в виде папских тиар, и три тёмных бутылки.</text:p>
      <text:p text:style-name="Обычный">Зина внесла серебряное крытое блюдо, в котором что-то ворчало. Запах от блюда шёл такой, что рот пса немедленно наполнился жидкой слюной. «Сады Семирамиды»! – подумал он и застучал по паркету хвостом, как палкой.</text:p>
      <text:p text:style-name="Обычный">– Сюда их, – хищно скомандовал Филипп Филиппович. – Доктор Борменталь, умоляю вас, оставьте икру в покое. И если хотите послушаться доброго совета: налейте не английской, а обыкновенной русской водки.</text:p>
      <text:p text:style-name="Обычный">Красавец тяпнутый – он был уже без халата в приличном чёрном костюме – передёрнул широкими плечами, вежливо ухмыльнулся и налил прозрачной.</text:p>
      <text:p text:style-name="Обычный">– Ново-благословенная? – осведомился он.</text:p>
      <text:p text:style-name="Обычный">– Бог с вами, голубчик, – отозвался хозяин. – Это спирт. Дарья Петровна сама отлично готовит водку.</text:p>
      <text:p text:style-name="Обычный">– Не скажите, Филипп Филиппович, все утверждают, что очень приличная – 30 градусов.</text:p>
      <text:p text:style-name="Обычный">– А водка должна быть в 40 градусов, а не в 30, это, во-первых, – а во-вторых, – бог их знает, чего они туда плеснули. Вы можете сказать – что им придёт в голову?</text:p>
      <text:p text:style-name="Обычный">– Всё, что угодно, – уверенно молвил тяпнутый.</text:p>
      <text:p text:style-name="Обычный">– И я того же мнения, – добавил Филипп Филиппович и вышвырнул одним комком содержимое рюмки себе в горло, – …Мм… Доктор Борменталь, умоляю вас, мгновенно эту штучку, и если вы скажете, что это… Я ваш кровный враг на всю жизнь. «От Севильи до Гренады…».</text:p>
      <text:p text:style-name="Обычный">Сам он с этими словами подцепил на лапчатую серебряную вилку что-то похожее на маленький тёмный хлебик. Укушенный последовал его примеру.</text:p>
      <text:p text:style-name="Обычный">Глаза Филиппа Филипповича засветились.</text:p>
      <text:p text:style-name="Обычный">– Это плохо? – жуя спрашивал Филипп Филиппович. – Плохо? Вы ответьте, уважаемый доктор.</text:p>
      <text:p text:style-name="Обычный">– Это бесподобно, – искренно ответил тяпнутый.</text:p>
      <text:p text:style-name="Обычный">– Ещё бы… Заметьте, Иван Арнольдович, холодными закусками и супом закусывают только недорезанные большевиками помещики. Мало-мальски уважающий себя человек оперирует закусками горячими. А из горячих московских закусок – это первая. Когда-то их великолепно приготовляли в Славянском Базаре. На, получай.</text:p>
      <text:soft-page-break/>
      <text:p text:style-name="Обычный">– Пса в столовой прикармливаете, – раздался женский голос, – а потом его отсюда калачом не выманишь.</text:p>
      <text:p text:style-name="Обычный">– Ничего. Бедняга наголодался, – Филипп Филиппович на конце вилки подал псу закуску, принятую тем с фокусной ловкостью, и вилку с грохотом свалил в полоскательницу.</text:p>
      <text:p text:style-name="Обычный">Засим от тарелок поднимался пахнущий раками пар; пёс сидел в тени скатерти с видом часового у порохового склада. А Филипп Филиппович, заложив хвост тугой салфетки за воротничок, проповедовал:</text:p>
      <text:p text:style-name="Обычный">– Еда, Иван Арнольдович, штука хитрая. Есть нужно уметь, а представьте себе – большинство людей вовсе есть не умеют. Нужно не только знать что съесть, но и когда и как. (Филипп Филиппович многозначительно потряс ложкой). И что при этом говорить. Да-с. Если вы заботитесь о своём пищеварении, мой добрый совет – не говорите за обедом о большевизме и о медицине. И – боже вас сохрани – не читайте до обеда советских газет.</text:p>
      <text:p text:style-name="Обычный">– Гм… Да ведь других нет.</text:p>
      <text:p text:style-name="Обычный">– Вот никаких и не читайте. Вы знаете, я произвёл 30 наблюдений у себя в клинике. И что же вы думаете? Пациенты, не читающие газет, чувствуют себя превосходно. Те же, которых я специально заставлял читать «Правду», – теряли в весе.</text:p>
      <text:p text:style-name="Обычный">– Гм… – с интересом отозвался тяпнутый, розовея от супа и вина.</text:p>
      <text:p text:style-name="Обычный">– Мало этого. Пониженные коленные рефлексы, скверный аппетит, угнетённое состояние духа.</text:p>
      <text:p text:style-name="Обычный">– Вот чёрт…</text:p>
      <text:p text:style-name="Обычный">– Да-с. Впрочем, что же это я? Сам же заговорил о медицине.</text:p>
      <text:p text:style-name="Обычный">Филипп Филиппович, откинувшись, позвонил, и в вишнёвой портьере появилась Зина. Псу достался бледный и толстый кусок осетрины, которая ему не понравилась, а непосредственно за этим ломоть окровавленного ростбифа.</text:p>
      <text:p text:style-name="Обычный">Слопав его, пёс вдруг почувствовал, что он хочет спать, и больше не может видеть никакой еды. «Странное ощущение, – думал он, захлопывая отяжелевшие веки, – глаза бы мои не смотрели ни на какую пищу. А курить после обеда – это глупость».</text:p>
      <text:p text:style-name="Обычный">Столовая наполнилась неприятным синим дымом. Пёс дремал, уложив голову на передние лапы.</text:p>
      <text:p text:style-name="Обычный">– Сен-Жюльен – приличное вино, – сквозь сон слышал пёс, – но только ведь теперь же его нету.</text:p>
      <text:p text:style-name="Обычный">Глухой, смягчённый потолками и коврами, хорал донёсся откуда-то сверху и сбоку.</text:p>
      <text:p text:style-name="Обычный">Филипп Филиппович позвонил и пришла Зина.</text:p>
      <text:p text:style-name="Обычный">– Зинуша, что это такое значит?</text:p>
      <text:p text:style-name="Обычный">– Опять общее собрание сделали, Филипп Филиппович, – ответила Зина.</text:p>
      <text:p text:style-name="Обычный">– Опять! – горестно воскликнул Филипп Филиппович, – ну, теперь стало быть, пошло, пропал калабуховский дом. Придётся уезжать, но куда – спрашивается. Всё будет, как по маслу. Вначале каждый вечер пение, затем в сортирах замёрзнут трубы, потом лопнет котёл в паровом отоплении и так далее. Крышка калабухову.</text:p>
      <text:p text:style-name="Обычный">– Убивается Филипп Филиппович, – заметила, улыбаясь, Зина и унесла груду тарелок.</text:p>
      <text:p text:style-name="Обычный">– Да ведь как не убиваться?! – возопил Филипп Филиппович, – ведь это какой дом был – вы поймите!</text:p>
      <text:p text:style-name="Обычный">– Вы слишком мрачно смотрите на вещи, Филипп Филиппович, – возразил красавец тяпнутый, – они теперь резко изменились.</text:p>
      <text:p text:style-name="Обычный">– Голубчик, вы меня знаете? Не правда ли? Я – человек фактов, человек наблюдения. Я – враг необоснованных гипотез. И это очень хорошо известно не только в России, но и в Европе. Если я что-нибудь говорю, значит, в основе лежит некий факт, из которого я делаю вывод. И вот вам факт: вешалка и калошная стойка в нашем доме.</text:p>
      <text:p text:style-name="Обычный">– Это интересно…</text:p>
      <text:p text:style-name="Обычный">«Ерунда – калоши. Не в калошах счастье», – подумал пёс, – «но личность выдающаяся.»</text:p>
      <text:p text:style-name="Обычный">– Не угодно ли – калошная стойка. С 1903 года я живу в этом доме. И вот, в течение<text:s/><text:soft-page-break/>этого времени до марта 1917 года не было ни одного случая – подчёркиваю красным карандашом: ни одного – чтобы из нашего парадного внизу при общей незапертой двери пропала бы хоть одна пара калош. Заметьте, здесь 12 квартир, у меня приём. В марте 17-го года в один прекрасный день пропали все калоши, в том числе две пары моих, 3 палки, пальто и самовар у швейцара. И с тех пор калошная стойка прекратила своё существование. Голубчик! Я не говорю уже о паровом отоплении. Не говорю. Пусть: раз социальная революция – не нужно топить. Но я спрашиваю: почему, когда началась вся эта история, все стали ходить в грязных калошах и валенках по мраморной лестнице? Почему калоши нужно до сих пор ещё запирать под замок? И ещё приставлять к ним солдата, чтобы кто-либо их не стащил? Почему убрали ковёр с парадной лестницы? Разве Карл Маркс запрещает держать на лестнице ковры? Разве где-нибудь у Карла Маркса сказано, что 2-й подъезд калабуховского дома на Пречистенке следует забить досками и ходить кругом через чёрный двор? Кому это нужно? Почему пролетарий не может оставить свои калоши внизу, а пачкает мрамор?</text:p>
      <text:p text:style-name="Обычный">– Да у него ведь, Филипп Филиппович, и вовсе нет калош, – заикнулся было тяпнутый.</text:p>
      <text:p text:style-name="Обычный">– Ничего похожего! – громовым голосом ответил Филипп Филиппович и налил стакан вина. – Гм… Я не признаю ликёров после обеда: они тяжелят и скверно действуют на печень… Ничего подобного! На нём есть теперь калоши и эти калоши… мои! Это как раз те самые калоши, которые исчезли весной 1917 года. Спрашивается, – кто их попёр? Я? Не может быть. Буржуй Саблин? (Филипп Филиппович ткнул пальцем в потолок). Смешно даже предположить. Сахарозаводчик Полозов? (Филипп Филиппович указал вбок). Ни в коем случае! Да-с! Но хоть бы они их снимали на лестнице! (Филипп Филиппович начал багроветь). На какого чёрта убрали цветы с площадок? Почему электричество, которое, дай бог памяти, тухло в течение 20-ти лет два раза, в теперешнее время аккуратно гаснет раз в месяц? Доктор Борменталь, статистика – ужасная вещь. Вам, знакомому с моей последней работой, это известно лучше, чем кому бы то ни было другому.</text:p>
      <text:p text:style-name="Обычный">– Разруха, Филипп Филиппович.</text:p>
      <text:p text:style-name="Обычный">– Нет, – совершенно уверенно возразил Филипп Филиппович, – нет. Вы первый, дорогой Иван Арнольдович, воздержитесь от употребления самого этого слова. Это – мираж, дым, фикция, – Филипп Филиппович широко растопырил короткие пальцы, отчего две тени, похожие на черепах, заёрзали по скатерти. – Что такое эта ваша разруха? Старуха с клюкой? Ведьма, которая выбила все стёкла, потушила все лампы? Да её вовсе и не существует. Что вы подразумеваете под этим словом? – яростно спросил Филипп Филиппович у несчастной картонной утки, висящей кверху ногами рядом с буфетом, и сам же ответил за неё. – Это вот что: если я, вместо того, чтобы оперировать каждый вечер, начну у себя в квартире петь хором, у меня настанет разруха. Если я, входя в уборную, начну, извините за выражение, мочиться мимо унитаза и то же самое будут делать Зина и Дарья Петровна, в уборной начнётся разруха. Следовательно, разруха не в клозетах, а в головах. Значит, когда эти баритоны кричат «бей разруху!» – я смеюсь. (Лицо Филиппа Филипповича перекосило так, что тяпнутый открыл рот). Клянусь вам, мне смешно! Это означает, что каждый из них должен лупить себя по затылку! И вот, когда он вылупит из себя всякие галлюцинации и займётся чисткой сараев – прямым своим делом, – разруха исчезнет сама собой. Двум богам служить нельзя! Невозможно в одно и то же время подметать трамвайные пути и устраивать судьбы каких-то испанских оборванцев! Это никому не удаётся, доктор, и тем более – людям, которые, вообще отстав в развитии от европейцев лет на 200, до сих пор ещё не совсем уверенно застёгивают свои собственные штаны!</text:p>
      <text:p text:style-name="Обычный">Филипп Филиппович вошёл в азарт. Ястребиные ноздри его раздувались.</text:p>
      <text:p text:style-name="Обычный">Набравшись сил после сытного обеда, гремел он подобно древнему пророку и голова его сверкала серебром.</text:p>
      <text:p text:style-name="Обычный">Его слова на сонного пса падали точно глухой подземный гул. То сова с глупыми жёлтыми глазами выскакивала в сонном видении, то гнусная рожа повара в белом грязном колпаке, то лихой ус Филиппа Филипповича, освещённый резким электричеством от<text:s/><text:soft-page-break/>абажура, то сонные сани скрипели и пропадали, а в собачьем желудке варился, плавая в соку, истерзанный кусок ростбифа.</text:p>
      <text:p text:style-name="Обычный">«Он бы прямо на митингах мог деньги зарабатывать», – мутно мечтал пёс, – «первоклассный деляга. Впрочем, у него и так, по-видимому, денег куры не клюют».</text:p>
      <text:p text:style-name="Обычный">– Городовой! – кричал Филипп Филиппович. – Городовой! – «Угу-гу-гу!»</text:p>
      <text:p text:style-name="Обычный">Какие-то пузыри лопались в мозгу пса…</text:p>
      <text:p text:style-name="Обычный">– Городовой! Это и только это. И совершенно неважно – будет ли он с бляхой или же в красном кепи. Поставить городового рядом с каждым человеком и заставить этого городового умерить вокальные порывы наших граждан. Вы говорите – разруха. Я вам скажу, доктор, что ничто не изменится к лучшему в нашем доме, да и во всяком другом доме, до тех пор, пока не усмирят этих певцов! Лишь только они прекратят свои концерты, положение само собой изменится к лучшему.</text:p>
      <text:p text:style-name="Обычный">– Контрреволюционные вещи вы говорите, Филипп Филиппович, – шутливо заметил тяпнутый, – не дай бог вас кто-нибудь услышит.</text:p>
      <text:p text:style-name="Обычный">– Ничего опасного, – с жаром возразил Филипп Филиппович. – Никакой контрреволюции. Кстати, вот ещё слово, которое я совершенно не выношу. Абсолютно неизвестно – что под ним скрывается? Чёрт его знает! Так я и говорю: никакой этой самой контрреволюции в моих словах нет. В них здравый смысл и жизненная опытность.</text:p>
      <text:p text:style-name="Обычный">Тут Филипп Филиппович вынул из-за воротничка хвост блестящей изломанной салфетки и, скомкав, положил её рядом с недопитым стаканом вина. Укушенный тотчас поднялся и поблагодарил: «мерси».</text:p>
      <text:p text:style-name="Обычный">– Минутку, доктор! – приостановил его Филипп Филиппович, вынимая из кармана брюк бумажник. Он прищурился, отсчитал белые бумажки и протянул их укушенному со словами:</text:p>
      <text:p text:style-name="Обычный">– Сегодня вам, Иван Арнольдович, 40 рублей причитается. Прошу.</text:p>
      <text:p text:style-name="Обычный">Пострадавший от пса вежливо поблагодарил и, краснея, засунул деньги в карман пиджака.</text:p>
      <text:p text:style-name="Обычный">– Я сегодня вечером не нужен вам, Филипп Филиппович? – осведомился он.</text:p>
      <text:p text:style-name="Обычный">– Нет, благодарю вас, голубчик. Ничего делать сегодня не будем. Во-первых, кролик издох, а во-вторых, сегодня в большом – «Аида». А я давно не слышал. Люблю… Помните? Дуэт… тари-ра-рим.</text:p>
      <text:p text:style-name="Обычный">– Как это вы успеваете, Филипп Филиппович? – с уважением спросил врач.</text:p>
      <text:p text:style-name="Обычный">– Успевает всюду тот, кто никуда не торопится, – назидательно объяснил хозяин. – Конечно, если бы я начал прыгать по заседаниям, и распевать целый день, как соловей, вместо того, чтобы заниматься прямым своим делом, я бы никуда не поспел, – под пальцами Филиппа Филипповича в кармане небесно заиграл репетитор, – начало девятого… Ко второму акту поеду… Я сторонник разделения труда. В Большом пусть поют, а я буду оперировать. Вот и хорошо. И никаких разрух… Вот что, Иван Арнольдович, вы всё же следите внимательно: как только подходящая смерть, тотчас со стола – в питательную жидкость и ко мне!</text:p>
      <text:p text:style-name="Обычный">– Не беспокойтесь, Филипп Филиппович, – паталогоанатомы мне обещали.</text:p>
      <text:p text:style-name="Обычный">– Отлично, а мы пока этого уличного неврастеника понаблюдаем. Пусть бок у него заживает.</text:p>
      <text:p text:style-name="Обычный">«Обо мне заботится», – подумал пёс, – «очень хороший человек. Я знаю, кто это. Он – волшебник, маг и кудесник из собачьей сказки… Ведь не может же быть, чтобы всё это я видел во сне. А вдруг – сон? (Пёс во сне дрогнул). Вот проснусь… и ничего нет. Ни лампы в шелку, ни тепла, ни сытости. Опять начинается подворотня, безумная стужа, оледеневший асфальт, голод, злые люди… Столовая, снег… Боже, как тяжело мне будет!..»</text:p>
      <text:p text:style-name="Обычный">Но ничего этого не случилось. Именно подворотня растаяла, как мерзкое сновидение, и более не вернулась.</text:p>
      <text:p text:style-name="Обычный">Видно, уж не так страшна разруха. Невзирая на неё, дважды день, серые гармоники под подоконником наливались жаром и тепло волнами расходилось по всей квартире.</text:p>
      <text:soft-page-break/>
      <text:p text:style-name="Обычный">Совершенно ясно: пёс вытащил самый главный собачий билет. Глаза его теперь не менее двух раз в день наливались благодарными слезами по адресу пречистенского мудреца. Кроме того, всё трюмо в гостиной, в приёмной между шкафами отражали удачливого пса – красавца.</text:p>
      <text:p text:style-name="Обычный">«Я – красавец. Быть может, неизвестный собачий принц-инкогнито», – размышлял пёс, глядя на лохматого кофейного пса с довольной мордой, разгуливающего в зеркальных далях. – «Очень возможно, что бабушка моя согрешила с водолазом. То-то я смотрю – у меня на морде – белое пятно.</text:p>
      <text:p text:style-name="Обычный">Откуда оно, спрашивается? Филипп Филиппович – человек с большим вкусом – не возьмёт он первого попавшегося пса-дворнягу».</text:p>
      <text:p text:style-name="Обычный">В течение недели пёс сожрал столько же, сколько в полтора последних голодных месяца на улице. Ну, конечно, только по весу. О качестве еды у Филиппа Филипповича и говорить не приходилось. Если даже не принимать во внимание того, что ежедневно Дарьей Петровной закупалась груда обрезков на Смоленском рынке на 18 копеек, достаточно упомянуть обеды в 7 часов вечера в столовой, на которых пёс присутствовал, несмотря на протесты изящной Зины. Во время этих обедов Филипп Филиппович окончательно получил звание божества. Пёс становился на задние лапы и жевал пиджак, пёс изучил звонок Филиппа Филипповича – два полнозвучных отрывистых хозяйских удара, и вылетал с лаем встречать его в передней. Хозяин вваливался в чернобурой лисе, сверкая миллионом снежных блёсток, пахнущий мандаринами, сигарами, духами, лимонами, бензином, одеколоном, сукном, и голос его, как командная труба, разносился по всему жилищу.</text:p>
      <text:p text:style-name="Обычный">– Зачем ты, свинья, сову разорвал? Она тебе мешала? Мешала, я тебя спрашиваю? Зачем профессора Мечникова разбил?</text:p>
      <text:p text:style-name="Обычный">– Его, Филипп Филиппович, нужно хлыстом отодрать хоть один раз, возмущённо говорила Зина, – а то он совершенно избалуется. Вы поглядите, что он с вашими калошами сделал.</text:p>
      <text:p text:style-name="Обычный">– Никого драть нельзя, – волновался Филипп Филиппович, – запомни это раз навсегда. На человека и на животное можно действовать только внушением. Мясо ему давали сегодня?</text:p>
      <text:p text:style-name="Обычный">– Господи, он весь дом обожрал. Что вы спрашиваете, Филипп Филиппович. Я удивляюсь – как он не лопнет.</text:p>
      <text:p text:style-name="Обычный">– Ну и пусть ест на здоровье… Чем тебе помешала сова, хулиган?</text:p>
      <text:p text:style-name="Обычный">– У-у! – скулил пёс-подлиза и полз на брюхе, вывернув лапы.</text:p>
      <text:p text:style-name="Обычный">Затем его с гвалтом волокли за шиворот через приёмную в кабинет. Пёс подвывал, огрызался, цеплялся за ковёр, ехал на заду, как в цирке.</text:p>
      <text:p text:style-name="Обычный">Посредине кабинета на ковре лежала стеклянноглазая сова с распоротым животом, из которого торчали какие-то красные тряпки, пахнущие нафталином.</text:p>
      <text:p text:style-name="Обычный">На столе валялся вдребезги разбитый портрет.</text:p>
      <text:p text:style-name="Обычный">– Я нарочно не убрала, чтобы вы полюбовались, – расстроенно докладывала Зина, – ведь на стол вскочил, мерзавец! И за хвост её – цап! Я опомниться не успела, как он её всю растерзал. Мордой его потычьте в сову, Филипп Филиппович, чтобы он знал, как вещи портить.</text:p>
      <text:p text:style-name="Обычный">И начинался вой. Пса, прилипшего к ковру, тащили тыкать в сову, причём пёс заливался горькими слезами и думал – «бейте, только из квартиры не выгоняйте».</text:p>
      <text:p text:style-name="Обычный">– Сову чучельнику отправить сегодня же. Кроме того, вот тебе 8 рублей и 15 копеек на трамвай, съезди к Мюру, купи ему хороший ошейник с цепью.</text:p>
      <text:p text:style-name="Обычный">На следующий день на пса надели широкий блестящий ошейник. В первый момент, поглядевшись в зеркало, он очень расстроился, поджал хвост и ушёл в ванную комнату, размышляя – как бы ободрать его о сундук или ящик. Но очень скоро пёс понял, что он – просто дурак. Зина повела его гулять на цепи по Обухову переулку. Пёс шёл, как арестант, сгорая от стыда, но, пройдя по Пречистенке до храма Христа, отлично сообразил, что значит в жизни ошейник. Бешеная зависть читалась в глазах у всех встречных псов, а у мёртвого переулка – какой-то долговязый с обрубленным хвостом дворняга облаял его «барской<text:s/><text:soft-page-break/>сволочью» и «шестёркой». Когда пересекали трамвайные рельсы, милиционер посмотрел на ошейник с удовольствием и уважением, а когда вернулись, произошло самое невиданное в жизни: Фёдор-швейцар собственноручно отпер парадную дверь и впустил Шарика, Зине он при этом заметил:</text:p>
      <text:p text:style-name="Обычный">– Ишь, каким лохматым обзавёлся Филипп Филиппович. Удивительно жирный.</text:p>
      <text:p text:style-name="Обычный">– Ещё бы, – за шестерых лопает, – пояснила румяная и красивая от мороза Зина.</text:p>
      <text:p text:style-name="Обычный">«Ошейник – всё равно, что портфель», – сострил мысленно пёс, и, виляя задом, последовал в бельэтаж, как барин.</text:p>
      <text:p text:style-name="Обычный">Оценив ошейник по достоинству, пёс сделал первый визит в то главное отделение рая, куда до сих пор вход ему был категорически воспрещён именно в царство поварихи Дарьи Петровны. Вся квартира не стоила и двух пядей Дарьиного царства. Всякий день в чёрной и сверху облицованной кафелем плите стреляло и бушевало пламя. Духовой шкаф потрескивал. В багровых столбах горело вечной огненной мукой и неутолённой страстью лицо Дарьи Петровны. Оно лоснилось и отливало жиром. В модной причёске на уши и с корзинкой светлых волос на затылке светились 22 поддельных бриллианта. По стенам на крюках висели золотые кастрюли, вся кухня громыхала запахами, клокотала и шипела в закрытых сосудах…</text:p>
      <text:p text:style-name="Обычный">– Вон! – завопила Дарья Петровна, – вон, беспризорный карманник! Тебя тут не хватало! Я тебя кочергой!..</text:p>
      <text:p text:style-name="Обычный">«Чего ты? Ну, чего лаешься?» – умильно щурил глаза пёс. – «Какой же я карманник? Ошейник вы разве не замечаете?» – и он боком лез в дверь, просовывая в неё морду.</text:p>
      <text:p text:style-name="Обычный">Шарик-пёс обладал каким-то секретом покорять сердца людей. Через два дня он уже лежал рядом с корзиной углей и смотрел, как работает Дарья Петровна. Острым узким ножом она отрубала беспомощным рябчикам головы и лапки, затем, как яростный палач, с костей сдирала мякоть, из кур вырывала внутренности, что-то вертела в мясорубке. Шарик в это время терзал рябчикову голову. Из миски с молоком Дарья Петровна вытаскивала куски размокшей булки, смешивала их на доске с мясной кашицей, заливала всё это сливками, посыпала солью, и на доске лепила котлеты. В плите гудело как на пожаре, а на сковородке ворчало, пузырилось и прыгало. Заслонка с громом отпрыгивала, обнаруживала страшный ад, в котором пламя клокотало и переливалось.</text:p>
      <text:p text:style-name="Обычный">Вечером потухала каменная пасть, в окне кухни над белой половинной занавесочкой стояла густая и важная пречистенская ночь с одинокой звездой.</text:p>
      <text:p text:style-name="Обычный">В кухне было сыро на полу, кастрюли сияли таинственно и тускло, на столе лежала пожарная фуражка. Шарик лежал на тёплой плите, как лев на воротах и, задрав от любопытства одно ухо, глядел, как черноусый и взволнованный человек в широком кожаном поясе за полуприкрытой дверью в комнате Зины и Дарьи Петровны обнимал Дарью Петровну. Лицо у той горело мукой и страстью всё, кроме мертвенного напудренного носа. Щель света лежала на портрете черноусого и пасхальный розан свисал с него.</text:p>
      <text:p text:style-name="Обычный">– Как демон пристал, – бормотала в полумраке Дарья Петровна – отстань! Зина сейчас придёт. Что ты, чисто тебя тоже омолодили?</text:p>
      <text:p text:style-name="Обычный">– Нам это ни к чему, – плохо владея собой и хрипло отвечал черноусый. – До чего вы огненная!</text:p>
      <text:p text:style-name="Обычный">Вечерами пречистенская звезда скрывалась за тяжкими шторами и, если в Большом театре не было «Аиды» и не было заседания Всероссийского хирургического общества, божество помещалось в кабинете в глубоком кресле.</text:p>
      <text:p text:style-name="Обычный">Огней под потолком не было. Горела только одна зелёная лампа на столе.</text:p>
      <text:p text:style-name="Обычный">Шарик лежал на ковре в тени и, не отрываясь, глядел на ужасные дела. В отвратительной едкой и мутной жиже в стеклянных сосудах лежали человеческие мозги. Руки божества, обнажённые по локоть, были в рыжих резиновых перчатках, и скользкие тупые пальцы копошились в извилинах.</text:p>
      <text:p text:style-name="Обычный">Временами божество вооружалось маленьким сверкающим ножиком и тихонько резало жёлтые упругие мозги.</text:p>
      <text:soft-page-break/>
      <text:p text:style-name="Обычный">– «К берегам священным Нила», – тихонько напевало божество, закусывая губы и вспоминая золотую внутренность Большого театра.</text:p>
      <text:p text:style-name="Обычный">Трубы в этот час нагревались до высшей точки. Тепло от них поднималось к потолку, оттуда расходилось по всей комнате, в пёсьей шкуре оживала последняя, ещё не вычесанная самим Филиппом Филипповичем, но уже обречённая блоха. Ковры глушили звуки в квартире. А потом далеко звенела входная дверь.</text:p>
      <text:p text:style-name="Обычный">Зинка в кинематограф пошла, – думал пёс, – а как придёт, ужинать, стало быть, будем. Сегодня, надо полагать, – телячьи отбивные!</text:p>
      <text:p text:style-name="P22"/>
      <text:h text:style-name="Заголовок6" text:outline-level="6">* * *</text:h>
      <text:p text:style-name="P23"/>
      <text:p text:style-name="Обычный">В этот ужасный день ещё утром Шарика кольнуло предчувствие.</text:p>
      <text:p text:style-name="Обычный">Вследствие этого он вдруг заскулил и утренний завтрак – полчашки овсянки и вчерашнюю баранью косточку – съел без всякого аппетита. Он скучно прошёлся в приёмную и легонько подвыл там на собственное отражение. Но днём после того, как Зина сводила его погулять на бульвар, день пошёл обычно. Приёма сегодня не было потому, что, как известно, по вторникам приёма не бывает, и божество сидело в кабинете, развернув на столе какие-то тяжёлые книги с пёстрыми картинками. Ждали обеда. Пса несколько оживила мысль о том, что сегодня на второе блюдо, как он точно узнал на кухне, будет индейка.</text:p>
      <text:p text:style-name="Обычный">Проходя по коридору, пёс услышал, как в кабинете Филиппа Филипповича неприятно и неожиданно прозвенел телефон. Филипп Филиппович взял трубку, прислушался и вдруг взволновался.</text:p>
      <text:p text:style-name="Обычный">– Отлично, – послышался его голос, – сейчас же везите, сейчас же!</text:p>
      <text:p text:style-name="Обычный">Он засуетился, позвонил и вошедшей Зине приказал срочно подавать обед.</text:p>
      <text:p text:style-name="Обычный">– Обед! Обед! Обед!</text:p>
      <text:p text:style-name="Обычный">В столовой тотчас застучали тарелками, Зина забегала, из кухни послышалась воркотня Дарьи Петровны, что индейка не готова. Пёс опять почувствовал волнение.</text:p>
      <text:p text:style-name="Обычный">«Не люблю кутерьмы в квартире», – раздумывал он… И только он это подумал, как кутерьма приняла ещё более неприятный характер. И прежде всего благодаря появлению тяпнутого некогда доктора Борменталя. Тот привёз с собой дурно пахнущий чемодан, и даже не раздеваясь, устремился с ним через коридор в смотровую. Филипп Филиппович бросил недопитую чашку кофе, чего с ним никогда не случалось, выбежал навстречу Борменталю, чего с ним тоже никогда не бывало.</text:p>
      <text:p text:style-name="Обычный">– Когда умер? – закричал он.</text:p>
      <text:p text:style-name="Обычный">– Три часа назад. – Ответил Борменталь, не снимая заснеженной шапки и расстёгивая чемодан.</text:p>
      <text:p text:style-name="Обычный">«Кто такой умер?» – хмуро и недовольно подумал пёс и сунулся под ноги, – «терпеть не могу, когда мечутся».</text:p>
      <text:p text:style-name="Обычный">– Уйди из-под ног! Скорей, скорей, скорей! – закричал Филипп Филиппович на все стороны и стал звонить во все звонки, как показалось псу. Прибежала Зина. – Зина! К телефону Дарью Петровну записывать, никого не принимать! Ты нужна. Доктор Борменталь, умоляю вас – скорей, скорей, скорей!</text:p>
      <text:p text:style-name="Обычный">«Не нравится мне, не нравится», – пёс обиженно нахмурился и стал шляться по квартире, а вся суета сосредоточилась в смотровой. Зина оказалась неожиданно в халате, похожем на саван, и начала бегать из смотровой в кухню и обратно.</text:p>
      <text:p text:style-name="Обычный">«Пойти, что ли, пожрать? Ну их в болото», – решил пёс и вдруг получил сюрприз.</text:p>
      <text:p text:style-name="Обычный">– Шарику ничего не давать, – загремела команда из смотровой.</text:p>
      <text:p text:style-name="Обычный">– Усмотришь за ним, как же.</text:p>
      <text:p text:style-name="Обычный">– Запереть!</text:p>
      <text:p text:style-name="Обычный">И Шарика заманили и заперли в ванной.</text:p>
      <text:p text:style-name="Обычный">«Хамство», – подумал Шарик, сидя в полутёмной ванной комнате, – «просто глупо…»</text:p>
      <text:p text:style-name="Обычный">И около четверти часа он пробыл в ванной в странном настроении духа – то ли в злобе,<text:s/><text:soft-page-break/>то ли в каком-то тяжёлом упадке. Всё было скучно, неясно…</text:p>
      <text:p text:style-name="Обычный">«Ладно, будете вы иметь калоши завтра, многоуважаемый Филипп Филиппович», – думал он, – «две пары уже пришлось прикупить и ещё одну купите. Чтоб вы псов не запирали».</text:p>
      <text:p text:style-name="Обычный">Но вдруг его яростную мысль перебило. Внезапно и ясно почему-то вспомнился кусок самой ранней юности – солнечный необъятный двор у Преображенской заставы, осколки солнца в бутылках, битый кирпич, вольные псы побродяги.</text:p>
      <text:p text:style-name="Обычный">«Нет, куда уж, ни на какую волю отсюда не уйдёшь, зачем лгать», – тосковал пёс, сопя носом, – «привык. Я барский пёс, интеллигентное существо, отведал лучшей жизни. Да и что такое воля? Так, дым, мираж, фикция… Бред этих злосчастных демократов…»</text:p>
      <text:p text:style-name="Обычный">Потом полутьма в ванной стала страшной, он завыл, бросился на дверь, стал царапаться.</text:p>
      <text:p text:style-name="Обычный">«У-у-у!» – как в бочку пролетело по квартире.</text:p>
      <text:p text:style-name="Обычный">«Сову раздеру опять» – бешено, но бессильно подумал пёс. Затем ослаб, полежал, а когда поднялся, шерсть на нём встала вдруг дыбом, почему-то в ванне померещились отвратительные волчьи глаза.</text:p>
      <text:p text:style-name="Обычный">И в разгар муки дверь открылась. Пёс вышел, отряхнувшись, и угрюмо собрался на кухню, но Зина за ошейник настойчиво повлекла его в смотровую.</text:p>
      <text:p text:style-name="Обычный">Холодок прошёл у пса под сердцем.</text:p>
      <text:p text:style-name="Обычный">«Зачем же я понадобился?» – подумал он подозрительно, – «бок зажил, ничего не понимаю».</text:p>
      <text:p text:style-name="Обычный">И он поехал лапами по скользкому паркету, так и был привезён в смотровую. В ней сразу поразило невиданное освещение. Белый шар под потолком сиял до того, что резало глаза. В белом сиянии стоял жрец и сквозь зубы напевал про священные берега Нила. Только по смутному запаху можно было узнать, что это Филипп Филиппович. Подстриженная его седина скрывалась под белым колпаком, напоминающим патриарший куколь; божество было всё в белом, а поверх белого, как епитрахиль, был надет резиновый узкий фартук. Руки – в чёрных перчатках.</text:p>
      <text:p text:style-name="Обычный">В куколе оказался и тяпнутый. Длинный стол был раскинут, а сбоку придвинули маленький четырехугольный на блестящей ноге.</text:p>
      <text:p text:style-name="Обычный">Пёс здесь возненавидел больше всего тяпнутого и больше всего за его сегодняшние глаза. Обычно смелые и прямые, ныне они бегали во все стороны от пёсьих глаз. Они были насторожены, фальшивы и в глубине их таилось нехорошее, пакостное дело, если не целое преступление. Пёс глянул на него тяжело и пасмурно и ушёл в угол.</text:p>
      <text:p text:style-name="Обычный">– Ошейник, Зина, – негромко молвил Филипп Филиппович, – только не волнуй его.</text:p>
      <text:p text:style-name="Обычный">У Зины мгновенно стали такие же мерзкие глаза, как у тяпнутого. Она подошла к псу и явно фальшиво погладила его. Тот с тоской и презрением поглядел на неё.</text:p>
      <text:p text:style-name="Обычный">«Что же… Вас трое. Возьмёте, если захотите. Только стыдно вам… Хоть бы я знал, что будете делать со мной…»</text:p>
      <text:p text:style-name="Обычный">Зина отстегнула ошейник, пёс помотал головой, фыркнул. Тяпнутый вырос перед ним и скверный мутящий запах разлился от него.</text:p>
      <text:p text:style-name="Обычный">«Фу, гадость… Отчего мне так мутно и страшно…» – подумал пёс и попятился от тяпнутого.</text:p>
      <text:p text:style-name="Обычный">– Скорее, доктор, – нетерпеливо молвил Филипп Филиппович.</text:p>
      <text:p text:style-name="Обычный">Резко и сладко пахнуло в воздухе. Тяпнутый, не сводя с пса насторожённых дрянных глаз, высунул из-за спины правую руку и быстро ткнул псу в нос ком влажной ваты. Шарик оторопел, в голове у него легонько закружилось, но он успел ещё отпрянуть. Тяпнутый прыгнул за ним, и вдруг залепил всю морду ватой. Тотчас же заперло дыхание, но ещё раз пёс успел вырваться. «Злодей…» – мелькнуло в голове. – «За что?» – И ещё раз облепили. Тут неожиданно посреди смотровой представилось озеро, а на нём в лодках очень весёлые загробные небывалые розовые псы. Ноги лишились костей и согнулись.</text:p>
      <text:p text:style-name="Обычный">– На стол! – весёлым голосом бухнули где-то слова Филиппа Филипповича и<text:s/><text:soft-page-break/>расплылись в оранжевых струях. Ужас исчез, сменился радостью. Секунды две угасающий пёс любил тяпнутого. Затем весь мир перевернулся дном кверху и была ещё почувствована холодная, но приятная рука под животом. Потом – ничего.</text:p>
      <text:p text:style-name="Обычный"/>
      <text:h text:style-name="Заголовок2" text:outline-level="2"><text:bookmark-start text:name="_Toc383456990"/><text:bookmark-start text:name="_Toc383457001"/><text:bookmark-start text:name="_Toc383457073"/>Глава 4<text:bookmark-end text:name="_Toc383456990"/><text:bookmark-end text:name="_Toc383457001"/><text:bookmark-end text:name="_Toc383457073"/></text:h>
      <text:p text:style-name="P24"/>
      <text:p text:style-name="Обычный">На узком операционном столе лежал, раскинувшись, пёс Шарик и голова его беспомощно колотилась о белую клеёнчатую подушку. Живот его был выстрижен и теперь доктор Борменталь, тяжело дыша и спеша, машинкой въедаясь в шерсть, стриг голову Шарика. Филипп Филиппович, опершись ладонями на край стола, блестящими, как золотые обода его очков, глазами наблюдал за этой процедурой и говорил взволнованно:</text:p>
      <text:p text:style-name="Обычный">– Иван Арнольдович, самый важный момент – когда я войду в турецкое седло. Мгновенно, умоляю вас, подайте отросток и тут же шить. Если там у меня начнёт кровоточить, потеряем время и пса потеряем. Впрочем, для него и так никакого шанса нету, – он помолчал, прищуря глаз, заглянул в как бы насмешливо полуприкрытый глаз пса и добавил:</text:p>
      <text:p text:style-name="Обычный">– А знаете, жалко его. Представьте, я привык к нему.</text:p>
      <text:p text:style-name="Обычный">Руки он вздымал в это время, как будто благословлял на трудный подвиг злосчастного пса Шарика. Он старался, чтобы ни одна пылинка не села на чёрную резину.</text:p>
      <text:p text:style-name="Обычный">Из-под выстриженной шерсти засверкала беловатая кожа собаки.</text:p>
      <text:p text:style-name="Обычный">Борменталь отшвырнул машинку и вооружился бритвой. Он намылил беспомощную маленькую голову и стал брить. Сильно хрустело под лезвием, кое-где выступала кровь. Обрив голову, тяпнутый мокрым бензиновым комочком обтёр её, затем оголённый живот пса растянул и промолвил, отдуваясь: «Готово».</text:p>
      <text:p text:style-name="Обычный">Зина открыла кран над раковиной и Борменталь бросился мыть руки. Зина из склянки полила их спиртом.</text:p>
      <text:p text:style-name="Обычный">– Можно мне уйти, Филипп Филиппович? – спросила она, боязливо косясь на бритую голову пса.</text:p>
      <text:p text:style-name="Обычный">– Можешь.</text:p>
      <text:p text:style-name="Обычный">Зина пропала. Борменталь засуетился дальше. Лёгкими марлевыми салфеточками он обложил голову Шарика и тогда на подушке оказался никем не виданный лысый пёсий череп и странная бородатая морда.</text:p>
      <text:p text:style-name="Обычный">Тут шевельнулся жрец. Он выпрямился, глянул на собачью голову и сказал:</text:p>
      <text:p text:style-name="Обычный">– Ну, Господи, благослови. Нож.</text:p>
      <text:p text:style-name="Обычный">Борменталь из сверкающей груды на столике вынул маленький брюхатый ножик и подал его жрецу. Затем он облёкся в такие же чёрные перчатки, как и жрец.</text:p>
      <text:p text:style-name="Обычный">– Спит? – спросил Филипп Филиппович.</text:p>
      <text:p text:style-name="Обычный">– Спит.</text:p>
      <text:p text:style-name="Обычный">Зубы Филиппа Филипповича сжались, глазки приобрели остренький, колючий блеск и, взмахнув ножичком, он метко и длинно протянул по животу Шарика рану. Кожа тотчас разошлась и из неё брызнула кровь в разные стороны. Борменталь набросился хищно, стал комьями марли давить Шарикову рану, затем маленькими, как бы сахарными щипчиками зажал её края и она высохла. На лбу у Борменталя пузырьками выступил пот. Филипп Филиппович полоснул второй раз и тело Шарика вдвоём начли разрывать крючьями, ножницами, какими-то скобками. Выскочили розовые и жёлтые, плачущие кровавой росой ткани. Филипп Филиппович вертел ножом в теле, потом крикнул: «Ножницы!»</text:p>
      <text:p text:style-name="Обычный">Инструмент мелькнул в руках у тяпнутого, как у фокусника. Филипп Филиппович залез в глубину и в несколько поворотов вырвал из тела Шарика его семенные железы с какими-то обрывками. Борменталь, совершенно мокрый от усердия и волнения, бросился к стеклянной банке и извлёк из неё другие, мокрые, обвисшие семенные железы. В руках у профессора и ассистента запрыгали, завились короткие влажные струны. Дробно защёлкали кривые иглы в зажимах, семенные железы вшили на место Шариковых. Жрец отвалился от раны, ткнул в<text:s/><text:soft-page-break/>неё комком марли и скомандовал:</text:p>
      <text:p text:style-name="Обычный">– Шейте, доктор, мгновенно кожу, – затем оглянулся на круглые белые стенные часы.</text:p>
      <text:p text:style-name="Обычный">– 14 минут делали, – сквозь стиснутые зубы пропустил Борменталь и кривой иголкой впился в дряблую кожу. Затем оба заволновались, как убийцы, которые спешат.</text:p>
      <text:p text:style-name="Обычный">– Нож, – крикнул Филипп Филиппович.</text:p>
      <text:p text:style-name="Обычный">Нож вскочил ему в руки как бы сам собой, после чего лицо Филиппа Филипповича стало страшным. Он оскалил фарфоровые и золотые коронки и одним приёмом навёл на лбу Шарика красный венец. Кожу с бритыми волосами откинули как скальп. Обнажили костяной череп. Филипп Филиппович крикнул:</text:p>
      <text:p text:style-name="Обычный">– Трёпан!</text:p>
      <text:p text:style-name="Обычный">Борменталь подал ему блестящий коловорот. Кусая губы, Филипп Филиппович начал втыкать коловорот и высверливать в черепе Шарика маленькие дырочки в сантиметре расстояния одна от другой, так, что они шли кругом всего черепа. На каждую он тратил не более пяти секунд. Потом пилой невиданного фасона, сунув её хвост в первую дырочку, начал пилить, как выпиливают дамский рукодельный ящик. Череп тихо визжал и трясся. Минуты через три крышку черепа с Шарика сняли.</text:p>
      <text:p text:style-name="Обычный">Тогда обнажился купол Шарикового мозга – серый с синеватыми прожилками и красноватыми пятнами. Филипп Филиппович въелся ножницами в оболочки и их вскрыл. Один раз ударил тонкий фонтан крови, чуть не попал в глаз профессору, и окропил его колпак. Борменталь с торзионным пинцетом, как тигр, бросился зажимать и зажал. Пот с Борменталя полз потоками и лицо его стало мясистым и разноцветным. Глаза его метались от рук профессора к тарелке на инструментальном столе. Филипп же Филиппович стал положительно страшен. Сипение вырывалось из его носа, зубы открылись до дёсен. Он ободрал оболочку с мозга и пошёл куда-то вглубь, выдвигая из вскрытой чаши полушария мозга. В это время Борменталь начал бледнеть, одной рукой охватил грудь Шарика и хрипловато сказал:</text:p>
      <text:p text:style-name="Обычный">– Пульс резко падает…</text:p>
      <text:p text:style-name="Обычный">Филипп Филиппович зверски оглянулся на него, что-то промычал и врезался ещё глубже. Борменталь с хрустом сломал стеклянную ампулку, насосал из неё шприц и коварно кольнул Шарика где-то у сердца.</text:p>
      <text:p text:style-name="Обычный">– Иду к турецкому седлу, – зарычал Филипп Филиппович и окровавленными скользкими перчатками выдвинул серо-жёлтый мозг Шарика из головы. На мгновение он скосил глаза на морду Шарика, и Борменталь тотчас же сломал вторую ампулу с жёлтой жидкостью и вытянул её в длинный шприц.</text:p>
      <text:p text:style-name="Обычный">– В сердце? – робко спросил он.</text:p>
      <text:p text:style-name="Обычный">– Что вы ещё спрашиваете? – злобно заревел профессор, – всё равно он уже пять раз у вас умер. Колите! Разве мыслимо? – Лицо у него при этом стало, как у вдохновенного разбойника.</text:p>
      <text:p text:style-name="Обычный">Доктор с размаху легко всадил иглу в сердце пса.</text:p>
      <text:p text:style-name="Обычный">– Живёт, но еле-еле, – робко прошептал он.</text:p>
      <text:p text:style-name="Обычный">– Некогда рассуждать тут – живёт – не живёт, – засипел страшный Филипп Филиппович, – я в седле. Всё равно помрёт… Ах, ты че… «К берегам священным Нила…». Придаток давайте.</text:p>
      <text:p text:style-name="Обычный">Борменталь подал ему склянку, в которой болтался на нитке в жидкости белый комочек. Одной рукой – «Не имеет равных в Европе… Ей-богу!», – смутно подумал Борменталь, – он выхватил болтающийся комочек, а другой, ножницами, выстриг такой же в глубине где-то между распяленными полушариями. Шариков комочек он вышвырнул на тарелку, а новый заложил в мозг вместе с ниткой и своими короткими пальцами, ставшими точно чудом тонкими и гибкими, ухитрился янтарной нитью его там замотать. После этого он выбросил из головы какие-то распялки, пинцет, мозг упрятал назад в костяную чашу, откинулся и уже поспокойнее спросил:</text:p>
      <text:p text:style-name="Обычный">– Умер, конечно?..</text:p>
      <text:soft-page-break/>
      <text:p text:style-name="Обычный">– Нитевидный пульс, – ответил Борменталь.</text:p>
      <text:p text:style-name="Обычный">– Ещё адреналину.</text:p>
      <text:p text:style-name="Обычный">Профессор оболочками забросал мозг, отпиленную крышку приложил как по мерке, скальп надвинул и взревел:</text:p>
      <text:p text:style-name="Обычный">– Шейте!</text:p>
      <text:p text:style-name="Обычный">Борменталь минут в пять зашил голову, сломав три иглы.</text:p>
      <text:p text:style-name="Обычный">И вот на подушке появилась на окрашенном кровью фоне безжизненная потухшая морда Шарика с кольцевой раной на голове. Тут же Филипп Филиппович отвалился окончательно, как сытый вампир, сорвал одну перчатку, выбросив из неё облако потной пудры, другую разорвал, швырнул на пол и позвонил, нажав кнопку в стене. Зина появилась на пороге, отвернувшись, чтобы не видеть Шарика в крови. Жрец снял меловыми руками окровавленный куколь и крикнул:</text:p>
      <text:p text:style-name="Обычный">– Папиросу мне сейчас же, Зина. Всё свежее бельё и ванну.</text:p>
      <text:p text:style-name="Обычный">Он подбородком лёг на край стола, двумя пальцами раздвинул правое веко пса, заглянул в явно умирающий глаз и молвил:</text:p>
      <text:p text:style-name="Обычный">– Вот, чёрт возьми. Не издох. Ну, всё равно издохнет. Эх, доктор Борменталь, жаль пса, ласковый был, хотя и хитрый.</text:p>
      <text:p text:style-name="Обычный"/>
      <text:h text:style-name="Заголовок2" text:outline-level="2"><text:bookmark-start text:name="_Toc383456991"/><text:bookmark-start text:name="_Toc383457002"/><text:bookmark-start text:name="_Toc383457074"/>Глава 5<text:bookmark-end text:name="_Toc383456991"/><text:bookmark-end text:name="_Toc383457002"/><text:bookmark-end text:name="_Toc383457074"/></text:h>
      <text:p text:style-name="P25"/>
      <text:p text:style-name="P26"/>
      <text:h text:style-name="Заголовок6" text:outline-level="6">Из дневника доктора Борменталя</text:h>
      <text:p text:style-name="P27"/>
      <text:p text:style-name="Обычный">(Тонкая, в писчий лист форматом тетрадь. Исписана почерком Борменталя. На первых двух страницах он аккуратен, уборист и чёток, в дальнейшем размашист, взволнован, с большим количеством клякс.).</text:p>
      <text:p text:style-name="P28"/>
      <text:h text:style-name="Заголовок6" text:outline-level="6">* * *</text:h>
      <text:p text:style-name="P29"/>
      <text:p text:style-name="Обычный"><text:span text:style-name="T30">22 декабря 1924 г</text:span><text:span text:style-name="T31"><text:s/>. Понедельник. История болезни.</text:span><text:s/></text:p>
      <text:p text:style-name="Обычный">Лабораторная собака приблизительно двух лет от роду. Самец. Порода дворняжка. Кличка – Шарик. Шерсть жидкая, кустами, буроватая, с подпалинами. Хвост цвета топлёного молока. На правом боку следы совершенно зажившего ожога. Питание до поступления к профессору плохое, после недельного пребывания – крайне упитанный. Вес 8 кг (знак восклицат.).</text:p>
      <text:p text:style-name="Обычный">Сердце, лёгкие, желудок, температура…</text:p>
      <text:p text:style-name="P32"/>
      <text:h text:style-name="Заголовок6" text:outline-level="6">* * *</text:h>
      <text:p text:style-name="P33"/>
      <text:p text:style-name="Обычный"><text:span text:style-name="T34">23 декабря.</text:span><text:span text:style-name="T35"><text:s/></text:span><text:s/></text:p>
      <text:p text:style-name="Обычный">В 8.30 часов вечера произведена первая в Европе операция по проф. Преображенскому: под хлороформенным наркозом удалены яичники Шарика и вместо них пересажены мужские яичники с придатками и семенными канатиками, взятыми от скончавшегося за 4 часа, 4 минуты до операции мужчины 28 лет и сохранявшимися в стерилизованной физиологической жидкости по проф. Преображенскому.</text:p>
      <text:p text:style-name="Обычный">Непосредственно вслед за сим удалён после трепанации черепной крышки придаток мозга – гипофиз и заменён человеческим от вышеуказанного мужчины.</text:p>
      <text:p text:style-name="Обычный">Введено 8 кубиков хлороформа, 1 шприц камфары, 2 шприца адреналина в сердце.</text:p>
      <text:p text:style-name="Обычный">Показание к операции: постановка опыта Преображенского с комбинированной пересадкой гипофиза и яичек для выяснения вопроса о приживаемости гипофиза, а в дальнейшем и о его влиянии на омоложение организма у людей.</text:p>
      <text:p text:style-name="Обычный">Оперировал проф. Ф. Ф. Преображенский.</text:p>
      <text:soft-page-break/>
      <text:p text:style-name="Обычный">Ассистировал д-р И. А. Борменталь.</text:p>
      <text:p text:style-name="Обычный">В ночь после операции: грозные повторные падения пульса. Ожидание смертельного исхода. Громадные дозы камфары по Преображенскому.</text:p>
      <text:p text:style-name="P36"/>
      <text:h text:style-name="Заголовок6" text:outline-level="6">* * *</text:h>
      <text:p text:style-name="P37"/>
      <text:p text:style-name="Обычный"><text:span text:style-name="T38">24 декабря.</text:span><text:span text:style-name="T39"><text:s/></text:span><text:s/></text:p>
      <text:p text:style-name="Обычный">Утром – улучшение. Дыхание учащено вдвое, температура 42. Камфара, кофеин под кожу.</text:p>
      <text:p text:style-name="P40"/>
      <text:h text:style-name="Заголовок6" text:outline-level="6">* * *</text:h>
      <text:p text:style-name="P41"/>
      <text:p text:style-name="Обычный"><text:span text:style-name="T42">25 декабря.</text:span><text:span text:style-name="T43"><text:s/></text:span><text:s/></text:p>
      <text:p text:style-name="Обычный">Вновь ухудшение. Пульс еле прощупывается, похолодание конечностей, зрачки не реагируют. Адреналин в сердце, камфара по Преображенскому, физиологический раствор в вену.</text:p>
      <text:p text:style-name="P44"/>
      <text:h text:style-name="Заголовок6" text:outline-level="6">* * *</text:h>
      <text:p text:style-name="P45"/>
      <text:p text:style-name="Обычный"><text:span text:style-name="T46">26 декабря.</text:span><text:span text:style-name="T47"><text:s/></text:span><text:s/></text:p>
      <text:p text:style-name="Обычный">Некоторое улучшение. Пульс 180, дыхание 92, температура 41. Камфара, питание клизмами.</text:p>
      <text:p text:style-name="P48"/>
      <text:h text:style-name="Заголовок6" text:outline-level="6">* * *</text:h>
      <text:p text:style-name="P49"/>
      <text:p text:style-name="Обычный"><text:span text:style-name="T50">27 декабря.</text:span><text:span text:style-name="T51"><text:s/></text:span><text:s/></text:p>
      <text:p text:style-name="Обычный">Пульс 152, дыхание 50, температура 39, 8, зрачки реагируют. Камфара под кожу.</text:p>
      <text:p text:style-name="P52"/>
      <text:h text:style-name="Заголовок6" text:outline-level="6">* * *</text:h>
      <text:p text:style-name="P53"/>
      <text:p text:style-name="Обычный"><text:span text:style-name="T54">28 декабря.</text:span><text:span text:style-name="T55"><text:s/></text:span><text:s/></text:p>
      <text:p text:style-name="Обычный">Значительное улучшение. В полдень внезапный проливной пот, температура 37, 0. Операционные раны в прежнем состоянии. Перевязка.</text:p>
      <text:p text:style-name="Обычный">Появился аппетит. Питание жидкое.</text:p>
      <text:p text:style-name="P56"/>
      <text:h text:style-name="Заголовок6" text:outline-level="6">* * *</text:h>
      <text:p text:style-name="P57"/>
      <text:p text:style-name="Обычный"><text:span text:style-name="T58">29 декабря.</text:span><text:span text:style-name="T59"><text:s/></text:span><text:s/></text:p>
      <text:p text:style-name="Обычный">Внезапно обнаружено выпадение шерсти на лбу и на боках туловища.</text:p>
      <text:p text:style-name="Обычный">Вызваны для консультации: профессор по кафедре кожных болезней Василий Васильевич Бундарев и директор московского Ветеринарного Показательного института. Ими случай признан неописанным в литературе. Диагностика осталась неустановленной. Температура – 37, 0.</text:p>
      <text:p text:style-name="Обычный">(Запись карандашом).</text:p>
      <text:p text:style-name="Обычный">Вечером появился первый лай (8 ч. 15 Мин.). Обращает внимание резкое изменение тембра и понижение тона. Лай вместо слова «гау-гау» на слоги «а-о», по окраске отдалённо напоминает стон.</text:p>
      <text:p text:style-name="Обычный">30 декабря. Выпадение шерсти приняло характер общего облысения.</text:p>
      <text:p text:style-name="Обычный">Взвешивание дало неожиданный результат – 30 кг за счёт роста (удлинение). костей. Пёс по-прежнему лежит.</text:p>
      <text:p text:style-name="P60"/>
      <text:h text:style-name="Заголовок6" text:outline-level="6">* * *</text:h>
      <text:p text:style-name="P61"/>
      <text:p text:style-name="Обычный"><text:span text:style-name="T62">31 декабря.</text:span><text:span text:style-name="T63"><text:s/></text:span><text:s/></text:p>
      <text:p text:style-name="Обычный">Колоссальный аппетит.</text:p>
      <text:p text:style-name="Обычный">(В тетради – клякса. После кляксы торопливым почерком).</text:p>
      <text:p text:style-name="Обычный">В 12 ч. 12 Мин. Дня пёс отчётливо пролаял а-б-ыр.</text:p>
      <text:p text:style-name="P64"/>
      <text:h text:style-name="Заголовок6" text:outline-level="6">* * *</text:h>
      <text:p text:style-name="P65"/>
      <text:p text:style-name="Обычный">(В тетради перерыв и дальше, очевидно, по ошибке от волнения написано):</text:p>
      <text:p text:style-name="Обычный"><text:span text:style-name="T66">1 декабря.</text:span><text:span text:style-name="T67"><text:s/></text:span><text:s/>(перечёркнуто, поправлено) 1 января 1925 г.</text:p>
      <text:p text:style-name="Обычный">Фотографирован утром. Счастливо лает «абыр», повторяя это слово громко и как бы радостно. В 3 часа дня (крупными буквами) засмеялся, вызвав обморок горничной Зины. Вечером произнёс 8 раз подряд слово «абыр-валг», «абыр».</text:p>
      <text:p text:style-name="Обычный">(Косыми буквами карандашом): профессор расшифровал слово «абыр-валг», оно означает «Главрыба»… Что-то чудовищ…</text:p>
      <text:p text:style-name="P68"/>
      <text:h text:style-name="Заголовок6" text:outline-level="6">* * *</text:h>
      <text:p text:style-name="P69"/>
      <text:p text:style-name="Обычный"><text:span text:style-name="T70">2 января.</text:span><text:span text:style-name="T71"><text:s/></text:span><text:s/></text:p>
      <text:p text:style-name="Обычный">Фотографирован во время улыбки при магнии. Встал с постели и уверенно держался полчаса на задних лапах. Моего почти роста.</text:p>
      <text:p text:style-name="Обычный">(В тетради вкладной лист).</text:p>
      <text:p text:style-name="Обычный">Русская наука чуть не понесла тяжёлую утрату.</text:p>
      <text:p text:style-name="Обычный">История болезни профессора Ф. Ф. Преображенского.</text:p>
      <text:p text:style-name="Обычный">В 1 час 13 мин. – глубокий обморок с проф. Преображенским. При падении ударился головой о палку стула. Т-а.</text:p>
      <text:p text:style-name="Обычный">В моём и Зины присутствии пёс (если псом, конечно, можно назвать) обругал проф. Преображенского по матери.</text:p>
      <text:p text:style-name="P72"/>
      <text:h text:style-name="Заголовок6" text:outline-level="6">* * *</text:h>
      <text:p text:style-name="P73"/>
      <text:p text:style-name="Обычный">(Перерыв в записях).</text:p>
      <text:p text:style-name="P74"/>
      <text:h text:style-name="Заголовок6" text:outline-level="6">* * *</text:h>
      <text:p text:style-name="P75"/>
      <text:p text:style-name="Обычный"><text:span text:style-name="T76">6 января.</text:span><text:span text:style-name="T77"><text:s/></text:span><text:s/></text:p>
      <text:p text:style-name="Обычный">(То карандашом, то фиолетовыми чернилами).</text:p>
      <text:p text:style-name="Обычный">Сегодня после того, как у него отвалился хвост, он произнёс совершенно отчётливо слово «пивная». Работает фонограф. Чёрт знает – что такое.</text:p>
      <text:p text:style-name="P78"/>
      <text:h text:style-name="Заголовок6" text:outline-level="6">* * *</text:h>
      <text:p text:style-name="P79"/>
      <text:p text:style-name="Обычный">Я теряюсь.</text:p>
      <text:p text:style-name="P80"/>
      <text:h text:style-name="Заголовок6" text:outline-level="6">* * *</text:h>
      <text:p text:style-name="P81"/>
      <text:p text:style-name="Обычный">Приём у профессора прекращён. Начиная с 5-ти час. дня из смотровой, где расхаживает это существо, слышится явственно вульгарная ругань и слова «ещё парочку».</text:p>
      <text:p text:style-name="P82"/>
      <text:h text:style-name="Заголовок6" text:outline-level="6">* * *</text:h>
      <text:p text:style-name="P83"/>
      <text:p text:style-name="Обычный"><text:span text:style-name="T84">7 января.</text:span><text:span text:style-name="T85"><text:s/></text:span><text:s/></text:p>
      <text:soft-page-break/>
      <text:p text:style-name="Обычный">Он произносит очень много слов: «извозчик», «мест нету», «вечерняя газета», «лучший подарок детям» и все бранные слова, какие только существуют в русском лексиконе.</text:p>
      <text:p text:style-name="Обычный">Вид его странен. Шерсть осталась только на голове, на подбородке и на груди. В остальном он лыс, с дряблой кожей. В области половых органов формирующийся мужчина. Череп увеличился значительно. Лоб скошен и низок.</text:p>
      <text:p text:style-name="P86"/>
      <text:h text:style-name="Заголовок6" text:outline-level="6">* * *</text:h>
      <text:p text:style-name="P87"/>
      <text:p text:style-name="Обычный">Ей-богу, я с ума сойду.</text:p>
      <text:p text:style-name="P88"/>
      <text:h text:style-name="Заголовок6" text:outline-level="6">* * *</text:h>
      <text:p text:style-name="P89"/>
      <text:p text:style-name="Обычный">Филипп Филиппович всё ещё чувствует себя плохо. Большинство наблюдений веду я. (Фонограф, фотографии).</text:p>
      <text:p text:style-name="P90"/>
      <text:h text:style-name="Заголовок6" text:outline-level="6">* * *</text:h>
      <text:p text:style-name="P91"/>
      <text:p text:style-name="Обычный">По городу расплылись слухи.</text:p>
      <text:p text:style-name="P92"/>
      <text:h text:style-name="Заголовок6" text:outline-level="6">* * *</text:h>
      <text:p text:style-name="P93"/>
      <text:p text:style-name="Обычный">Последствия неисчислимые. Сегодня днём весь переулок был полон какими-то бездельниками и старухами. Зеваки стоят и сейчас ещё под окнами.</text:p>
      <text:p text:style-name="Обычный">В утренних газетах появилась удивительная заметка «Слухи о марсианине в Обуховом переулке ни на чём не основаны. Они распущены торговцами с Сухаревки и будут строго наказаны». – О каком, к чёрту, марсианине? Ведь это – кошмар.</text:p>
      <text:p text:style-name="P94"/>
      <text:h text:style-name="Заголовок6" text:outline-level="6">* * *</text:h>
      <text:p text:style-name="P95"/>
      <text:p text:style-name="Обычный">Ещё лучше в «Вечерней» – написали, что родился ребёнок, который играет на скрипке. Тут же рисунок – скрипка и моя фотографическая карточка и под ней подпись: «проф. Преображенский, делавший кесарево сечение у матери». Это – что-то неописуемое… Он говорит новое слово «милиционер».</text:p>
      <text:p text:style-name="P96"/>
      <text:h text:style-name="Заголовок6" text:outline-level="6">* * *</text:h>
      <text:p text:style-name="P97"/>
      <text:p text:style-name="Обычный">Оказывается, Дарья Петровна была в меня влюблена и свистнула карточку из альбома Филиппа Филипповича. После того, как прогнал репортёров, один из них пролез на кухню и т. д.</text:p>
      <text:p text:style-name="P98"/>
      <text:h text:style-name="Заголовок6" text:outline-level="6">* * *</text:h>
      <text:p text:style-name="P99"/>
      <text:p text:style-name="Обычный">Что творится во время приёма! Сегодня было 82 звонка. Телефон выключен. Бездетные дамы с ума сошли и идут…</text:p>
      <text:p text:style-name="P100"/>
      <text:h text:style-name="Заголовок6" text:outline-level="6">* * *</text:h>
      <text:p text:style-name="P101"/>
      <text:p text:style-name="Обычный">В полном составе домком во главе со Швондером. Зачем – сами не знают.</text:p>
      <text:p text:style-name="Обычный"><text:span text:style-name="T102">8 января.</text:span><text:span text:style-name="T103"><text:s/></text:span><text:s/>Поздним вечером поставили диагноз. Филипп Филиппович, как истый учёный, признал свою ошибку – перемена гипофиза даёт не омоложение, а полное очеловечение (подчёркнуто три раза). От этого его изумительное, потрясающее открытие не становится ничуть меньше.</text:p>
      <text:soft-page-break/>
      <text:p text:style-name="Обычный">Тот сегодня впервые прошёлся по квартире. Смеялся в коридоре, глядя на электрическую лампу. Затем, в сопровождении Филиппа Филипповича и меня, он проследовал в кабинет. Он стойко держится на задних лапах (зачёркнуто)… на ногах и производит впечатление маленького и плохо сложенного мужчины.</text:p>
      <text:p text:style-name="Обычный">Смеялся в кабинете. Улыбка его неприятна и как бы искусственна. Затем он почесал затылок, огляделся и я записал новое отчётливо произнесённое слово: «буржуи». Ругался. Ругань эта методическая, беспрерывная и, по-видимому, совершенно бессмысленная. Она носит несколько фонографический характер: как будто это существо где-то раньше слышало бранные слова, автоматически подсознательно занесло их в свой мозг и теперь изрыгает их пачками. А впрочем, я не психиатр, чёрт меня возьми.</text:p>
      <text:p text:style-name="Обычный">На Филиппа Филипповича брань производит почему-то удивительно тягостное впечатление. Бывают моменты, когда он выходит из сдержанного и холодного наблюдения новых явлений и как бы теряет терпение. Так, в момент ругани он вдруг нервно выкрикнул:</text:p>
      <text:p text:style-name="Обычный">– Перестань!</text:p>
      <text:p text:style-name="Обычный">Это не произвело никакого эффекта.</text:p>
      <text:p text:style-name="Обычный">После прогулки в кабинете, общими усилиями Шарик был водворён в смотровую.</text:p>
      <text:p text:style-name="Обычный">После этого мы имели совещание с Филиппом Филипповичем. Впервые, я должен сознаться, видел я этого уверенного и поразительно умного человека растерянным. Напевая по своему обыкновению, он спросил: «Что же мы теперь будем делать?» И сам же ответил буквально так: «Москвошвея, да… От Севильи до Гренады. Москвошвея, дорогой доктор…». Я ничего не понял. Он пояснил:</text:p>
      <text:p text:style-name="Обычный">– «Я вас прошу, Иван Арнольдович, купить ему бельё, штаны и пиджак».</text:p>
      <text:p text:style-name="Обычный"><text:span text:style-name="T104">9 января.</text:span><text:span text:style-name="T105"><text:s/></text:span><text:s/>Лексикон обогащается каждые пять минут (в среднем) новым словом, с сегодняшнего утра, и фразами. Похоже, что они, замёрзшие в сознании, оттаивают и выходят. Вышедшее слово остаётся в употреблении. Со вчерашнего вечера фонографом отмечены: «не толкайся», «подлец», «слезай с подножки», «я тебе покажу», «признание америки», «примус».</text:p>
      <text:p text:style-name="Обычный"><text:span text:style-name="T106">10 января.</text:span><text:span text:style-name="T107"><text:s/></text:span><text:s/>Произошло одевание. Нижнюю сорочку позволил надеть на себя охотно, даже весело смеясь. От кальсон отказался, выразив протест хриплыми криками: «В очередь, сукины дети, в очередь!» Был одет. Носки ему велики.</text:p>
      <text:p text:style-name="Обычный">(В тетради какие-то схематические рисунки, по всем признакам изображающие превращение собачьей ноги в человеческую).</text:p>
      <text:p text:style-name="Обычный">Удлиняется задняя половина скелета стопы (plаnта). Вытягивание пальцев. Когти.</text:p>
      <text:p text:style-name="Обычный">Повторное систематическое обучение посещения уборной. Прислуга совершенно подавлена.</text:p>
      <text:p text:style-name="Обычный">Но следует отметить понятливость существа. Дело вполне идёт на лад.</text:p>
      <text:p text:style-name="Обычный"><text:span text:style-name="T108">11 января.</text:span><text:span text:style-name="T109"><text:s/></text:span><text:s/>Совершенно примирился со штанами. Произнёс длинную весёлую фразу: «Дай папиросочку, – у тебя брюки в полосочку».</text:p>
      <text:p text:style-name="Обычный">Шерсть на голове – слабая, шелковистая. Легко спутать с волосами. Но подпалины остались на темени. Сегодня облез последний пух с ушей.</text:p>
      <text:p text:style-name="Обычный">Колоссальный аппетит. С увлечением ест селёдку.</text:p>
      <text:p text:style-name="Обычный">В 5 часов дня событие: впервые слова, произнесённые существом, не были оторваны от окружающих явлений, а явились реакцией на них. Именно: когда профессор приказал ему: «Не бросай объедки на пол» – неожиданно ответил: «Отлезь, гнида».</text:p>
      <text:p text:style-name="Обычный">Филипп Филиппович был поражён, потом оправился и сказал:</text:p>
      <text:p text:style-name="Обычный">– Если ты ещё раз позволишь себе обругать меня или доктора, тебе влетит.</text:p>
      <text:p text:style-name="Обычный">Я фотографировал в это мгновение Шарика. Ручаюсь, что он понял слова профессора. Угрюмая тень легла на его лицо. Поглядел исподлобья довольно раздражённо, но стих.</text:p>
      <text:p text:style-name="Обычный">Ура, он понимает!</text:p>
      <text:p text:style-name="Обычный"><text:span text:style-name="T110">12 января.</text:span><text:span text:style-name="T111"><text:s/></text:span><text:s/>Закладывание рук в карманы штанов. Отучаем от ругани.</text:p>
      <text:p text:style-name="Обычный">Свистал «ой, яблочко». Поддерживает разговор.</text:p>
      <text:p text:style-name="Обычный">Я не могу удержаться от нескольких гипотез: к чертям омоложение пока что. Другое<text:s/><text:soft-page-break/>неизмеримо более важное: изумительный опыт проф. Преображенского раскрыл одну из тайн человеческого мозга. Отныне загадочная функция гипофиза – мозгового придатка – разъяснена. Он определяет человеческий облик. Его гормоны можно назвать важнейшими в организме – гормонами облика. Новая область открывается в науке: безо всякой реторты Фауста создан гомункул. Скальпель хирурга вызвал к жизни новую человеческую единицу. Проф. Преображенский, вы – творец. (Клякса).</text:p>
      <text:p text:style-name="Обычный">Впрочем, я уклонился в сторону… Итак, он поддерживает разговор. По моему предположению дело обстоит так: прижившийся гипофиз открыл центр речи в собачьем мозгу и слова хлынули потоком. По-моему, перед нами оживший развернувшийся мозг, а не мозг вновь созданный. О, дивное подтверждение эволюционной теории! О, цепь величайшая от пса до Менделеева-химика! Ещё моя гипотеза: мозг Шарика в собачьем периоде его жизни накопил бездну понятий. Все слова, которыми он начал оперировать в первую очередь, – уличные слова, он их слышал и затаил в мозгу. Теперь, проходя по улице, я с тайным ужасом смотрю на встречных псов. Бог их знает, что у них таится в мозгах.</text:p>
      <text:p text:style-name="P112"/>
      <text:h text:style-name="Заголовок6" text:outline-level="6">* * *</text:h>
      <text:p text:style-name="P113"/>
      <text:p text:style-name="Обычный">Шарик читал. Читал (3 восклицательных знака). Это я догадался. По Главрыбе. Именно с конца читал. И я даже знаю, где разрешение этой загадки: в перерезке зрительных нервов собаки.</text:p>
      <text:p text:style-name="P114"/>
      <text:h text:style-name="Заголовок6" text:outline-level="6">* * *</text:h>
      <text:p text:style-name="P115"/>
      <text:p text:style-name="Обычный">Что в Москве творится – уму не постижимо человеческому. Семь сухаревских торговцев уже сидят за распространение слухов о светопреставлении, которое навлекли большевики. Дарья Петровна говорила и даже точно называла число: 28 ноября 1925 года, в день преподобного мученика Стефана земля налетит на небесную ось… Какие-то жулики уже читают лекции. Такой кабак мы сделали с этим гипофизом, что хоть вон беги из квартиры. Я переехал к Преображенскому по его просьбе и ночую в приёмной с Шариком. Смотровая превращена в приёмную. Швондер оказался прав. Домком злорадствует. В шкафах ни одного стекла, потому что прыгал.</text:p>
      <text:p text:style-name="Обычный">Еле отучили.</text:p>
      <text:p text:style-name="P116"/>
      <text:h text:style-name="Заголовок6" text:outline-level="6">* * *</text:h>
      <text:p text:style-name="P117"/>
      <text:p text:style-name="Обычный">С Филиппом Филипповичем что-то странное делается. Когда я ему рассказал о своих гипотезах и о надежде развить Шарика в очень высокую психическую личность, он хмыкнул и ответил: «Вы думаете?» Тон его зловещий. Неужели я ошибся? Старик что-то придумал. Пока я вожусь с историей болезни, он сидит над историей того человека, от которого мы взяли гипофиз.</text:p>
      <text:p text:style-name="P118"/>
      <text:h text:style-name="Заголовок6" text:outline-level="6">* * *</text:h>
      <text:p text:style-name="P119"/>
      <text:p text:style-name="Обычный">(В тетради вкладной лист.).</text:p>
      <text:p text:style-name="Обычный">Клим Григорьевич Чугункин, 25 лет, холост. Беспартийный, сочувствующий. Судился 3 раза и оправдан: в первый раз благодаря недостатку улик, второй раз происхождение спасло, в третий раз – условно каторга на 15 лет. Кражи. Профессия – игра на балалайке по трактирам.</text:p>
      <text:p text:style-name="Обычный">Маленького роста, плохо сложен. Печень расширена (алкоголь). Причина смерти – удар ножом в сердце в пивной («стоп-сигнал», у Преображенской заставы).</text:p>
      <text:p text:style-name="P120"/>
      <text:h text:style-name="Заголовок6" text:outline-level="6">* * *</text:h>
      <text:p text:style-name="P121"/>
      <text:p text:style-name="Обычный">Старик, не отрываясь, сидит над климовской болезнью. Не понимаю в чём дело. Бурчал что-то насчёт того, что вот не догадался осмотреть в паталогоанатомическом весь труп Чугункина. В чём дело – не понимаю. Не всё ли равно чей гипофиз?</text:p>
      <text:p text:style-name="Обычный"><text:span text:style-name="T122">17 января.</text:span><text:span text:style-name="T123"><text:s/></text:span><text:s/>Не записывал несколько дней: болел инфлюэнцей. За это время облик окончательно сложился. а) совершенный человек по строению тела; б) вес около трех пудов; в) рост маленький; г) голова маленькая; д) начал курить; е) ест человеческую пищу; ж) одевается самостоятельно; з) гладко ведёт разговор.</text:p>
      <text:p text:style-name="P124"/>
      <text:h text:style-name="Заголовок6" text:outline-level="6">* * *</text:h>
      <text:p text:style-name="P125"/>
      <text:p text:style-name="Обычный">Вот так гипофиз (клякса).</text:p>
      <text:p text:style-name="P126"/>
      <text:h text:style-name="Заголовок6" text:outline-level="6">* * *</text:h>
      <text:p text:style-name="P127"/>
      <text:p text:style-name="Обычный">Этим историю болезни заканчиваю. Перед нами новый организм; наблюдать его нужно сначала.</text:p>
      <text:p text:style-name="Обычный">Приложение: стенограммы речи, записи фонографа, фотографические снимки.</text:p>
      <text:p text:style-name="Обычный">Подпись: ассистент профессора Ф. Ф. Преображенского доктор Борменталь.</text:p>
      <text:p text:style-name="Обычный"/>
      <text:h text:style-name="Заголовок2" text:outline-level="2"><text:bookmark-start text:name="_Toc383456992"/><text:bookmark-start text:name="_Toc383457003"/><text:bookmark-start text:name="_Toc383457075"/>Глава 6<text:bookmark-end text:name="_Toc383456992"/><text:bookmark-end text:name="_Toc383457003"/><text:bookmark-end text:name="_Toc383457075"/></text:h>
      <text:p text:style-name="P128"/>
      <text:p text:style-name="Обычный">Был зимний вечер. Конец января. Предобеденное, предприёмное время. На притолоке у двери в приёмную висел белый лист бумаги, на коем рукою Филиппа Филипповича было написано: «Семечки есть в квартире запрещаю». Ф. Преображенский. И синим карандашом крупными, как пирожные, буквами рукой Борменталя: «Игра на музыкальных инструментах от пяти часов дня до семи часов утра воспрещается». Затем рукой Зины: «Когда вернётесь, скажите Филиппу Филипповичу: я не знаю – куда он ушёл. Фёдор говорил, что со Швондером». Рукой Преображенского: «Сто лет буду ждать стекольщика?» Рукой Дарьи Петровны (печатно): «Зина ушла в магазин, сказала приведёт».</text:p>
      <text:p text:style-name="Обычный">В столовой было совершенно по-вечернему, благодаря лампе под шёлковым абажуром. Свет из буфета падал перебитый пополам зеркальные стёкла были заклеены косым крестом от одной фасетки до другой. Филипп Филиппович, склонившись над столом, погрузился в развёрнутый громадный лист газеты.</text:p>
      <text:p text:style-name="Обычный">Молнии коверкали его лицо и сквозь зубы сыпались оборванные, куцые, воркующие слова. Он читал заметку:</text:p>
      <text:p text:style-name="Обычный">«…выражались в гнилом буржуазном обществе) сын. Вот как развлекается наша псевдоучёная буржуазия. Семь комнат каждый умеет занимать до тех пор, пока блистающий меч правосудия не сверкнул над ним красным лучом. Шв…Р»</text:p>
      <text:p text:style-name="Обычный">Очень настойчиво с залихватской ловкостью играли за двумя стенами на балалайке, и звуки хитрой вариации «Светит месяц» смешивались в голове Филиппа Филипповича со словами заметки в ненавистную кашу. Дочитав, он сухо плюнул через плечо и машинально запел сквозь зубы:</text:p>
      <text:p text:style-name="Обычный">– Све-е-етит месяц… Све-е-етит месяц… Светит месяц… Тьфу, прицепилась, вот окаянная мелодия!</text:p>
      <text:p text:style-name="Обычный">Он позвонил. Зинино лицо просунулось между полотнищами портьеры.</text:p>
      <text:p text:style-name="Обычный">– Скажи ему, что пять часов, чтобы прекратил, и позови его сюда, пожалуйста.</text:p>
      <text:p text:style-name="Обычный">Филипп Филиппович сидел у стола в кресле. Между пальцами левой руки торчал коричневый окурок сигары. У портьеры, прислонившись к притолоке, стоял, заложив ногу за ногу, человек маленького роста и несимпатичной наружности. Волосы у него на голове росли жёсткие, как бы кустами на выкорчеванном поле, а лицо покрывал небритый пух. Лоб поражал своей малой вышиной. Почти непосредственно над чёрными кисточками<text:s/><text:soft-page-break/>раскиданных бровей начиналась густая головная щётка.</text:p>
      <text:p text:style-name="Обычный">Пиджак, прорванный под левой мышкой, был усеян соломой, полосатые брючки на правой коленке продраны, а на левой выпачканы лиловой краской.</text:p>
      <text:p text:style-name="Обычный">На шее у человека был повязан ядовито – небесного цвета галстук с фальшивой рубиновой булавкой. Цвет этого галстука был настолько бросок, что время от времени, закрывая утомлённые глаза, Филипп Филиппович в полной тьме то на потолке, то на стене видел пылающий факел с голубым венцом. Открывая их, слеп вновь, так как с полу, разбрызгивая веера света, бросались в глаза лаковые штиблеты с белыми гетрами.</text:p>
      <text:p text:style-name="Обычный">«Как в калошах» – с неприятным чувством подумал Филипп Филиппович, вздохнул, засопел и стал возиться с затухшей сигарой. Человек у двери мутноватыми глазами поглядывал на профессора и курил папиросу, посыпая манишку пеплом.</text:p>
      <text:p text:style-name="Обычный">Часы на стене рядом с деревянным рябчиком прозвенели пять раз. Внутри них ещё что-то стонало, когда вступил в беседу Филипп Филиппович.</text:p>
      <text:p text:style-name="Обычный">– Я, кажется, два раза уже просил не спать на полатях в кухне – тем более днём?</text:p>
      <text:p text:style-name="Обычный">Человек кашлянул сипло, точно подавившись косточкой, и ответил:</text:p>
      <text:p text:style-name="Обычный">– Воздух в кухне приятнее.</text:p>
      <text:p text:style-name="Обычный">Голос у него был необыкновенный, глуховатый, и в то же время гулкий, как в маленький бочонок.</text:p>
      <text:p text:style-name="Обычный">Филипп Филиппович покачал головой и спросил:</text:p>
      <text:p text:style-name="Обычный">– Откуда взялась эта гадость? Я говорю о галстуке.</text:p>
      <text:p text:style-name="Обычный">Человечек, глазами следуя пальцу, скосил их через оттопыренную губу и любовно поглядел на галстук.</text:p>
      <text:p text:style-name="Обычный">– Чем же «гадость»? – заговорил он, – шикарный галстук. Дарья Петровна подарила.</text:p>
      <text:p text:style-name="Обычный">– Дарья Петровна вам мерзость подарила, вроде этих ботинок. Что это за сияющая чепуха? Откуда? Я что просил? Купить при-лич-ные ботинки; а это что? Неужели доктор Борменталь такие выбрал?</text:p>
      <text:p text:style-name="Обычный">– Я ему велел, чтобы лаковые. Что я, хуже людей? Пойдите на Кузнецкий – все в лаковых.</text:p>
      <text:p text:style-name="Обычный">Филипп Филиппович повертел головой и заговорил веско:</text:p>
      <text:p text:style-name="Обычный">– Спаньё на полатях прекращается. Понятно? Что это за нахальство! Ведь вы мешаете. Там женщины.</text:p>
      <text:p text:style-name="Обычный">Лицо человека потемнело и губы оттопырились.</text:p>
      <text:p text:style-name="Обычный">– Ну, уж и женщины. Подумаешь. Барыни какие. Обыкновенная прислуга, а форсу как у комиссарши. Это всё Зинка ябедничает.</text:p>
      <text:p text:style-name="Обычный">Филипп Филиппович глянул строго:</text:p>
      <text:p text:style-name="Обычный">– Не сметь называть Зину Зинкой! Понятно?</text:p>
      <text:p text:style-name="Обычный">Молчание.</text:p>
      <text:p text:style-name="Обычный">– Понятно, я вас спрашиваю?</text:p>
      <text:p text:style-name="Обычный">– Понятно.</text:p>
      <text:p text:style-name="Обычный">– Убрать эту пакость с шеи. Вы…..Вы посмотрите на себя в зеркало на что вы похожи. Балаган какой-то. Окурки на пол не бросать – в сотый раз прошу. Чтобы я более не слышал ни одного ругательного слова в квартире! Не плевать! Вот плевательница. С писсуаром обращаться аккуратно. С Зиной всякие разговоры прекратить. Она жалуется, что вы в темноте её подкарауливаете. Смотрите! Кто ответил пациенту «пёс его знает»!? Что вы, в самом деле, в кабаке, что ли?</text:p>
      <text:p text:style-name="Обычный">– Что-то вы меня, папаша, больно утесняете, – вдруг плаксиво выговорил человек.</text:p>
      <text:p text:style-name="Обычный">Филипп Филиппович покраснел, очки сверкнули.</text:p>
      <text:p text:style-name="Обычный">– Кто это тут вам папаша? Что это за фамильярности? Чтобы я больше не слышал этого слова! Называть меня по имени и отчеству!</text:p>
      <text:p text:style-name="Обычный">Дерзкое выражение загорелось в человеке.</text:p>
      <text:p text:style-name="Обычный">– Да что вы всё… То не плевать. То не кури. Туда не ходи… Что уж это на самом деле? Чисто как в трамвае. Что вы мне жить не даёте?! И насчёт «папаши» – это вы напрасно. Разве<text:s/><text:soft-page-break/>я просил мне операцию делать? – человек возмущённо лаял. – Хорошенькое дело! Ухватили животную, исполосовали ножиком голову, а теперь гнушаются. Я, может, своего разрешения на операцию не давал. А равно (человек завёл глаза к потолку как бы вспоминая некую формулу), а равно и мои родные. Я иск, может, имею право предъявить.</text:p>
      <text:p text:style-name="Обычный">Глаза Филиппа Филипповича сделались совершенно круглыми, сигара вывалилась из рук. «Ну, тип», – пролетело у него в голове.</text:p>
      <text:p text:style-name="Обычный">– Вы изволите быть недовольным, что вас превратили в человека? – Прищурившись спросил он. – Вы, может быть, предпочитаете снова бегать по помойкам? Мёрзнуть в подворотнях? Ну, если бы я знал…</text:p>
      <text:p text:style-name="Обычный">– Да что вы всё попрекаете – помойка, помойка. Я свой кусок хлеба добывал. А если бы я у вас помер под ножом? Вы что на это выразите, товарищ?</text:p>
      <text:p text:style-name="Обычный">– Филипп Филиппович! – раздражённо воскликнул Филипп Филиппович, – я вам не товарищ! Это чудовищно! «Кошмар, кошмар», – подумалось ему.</text:p>
      <text:p text:style-name="Обычный">– Уж, конечно, как же… – иронически заговорил человек и победоносно отставил ногу, – мы понимаем-с. Какие уж мы вам товарищи! Где уж. Мы в университетах не обучались, в квартирах по 15 комнат с ванными не жили. Только теперь пора бы это оставить. В настоящее время каждый имеет своё право…</text:p>
      <text:p text:style-name="Обычный">Филипп Филиппович, бледнея, слушал рассуждения человека. Тот прервал речь и демонстративно направился к пепельнице с изжёванной папиросой в руке. Походка у него была развалистая. Он долго мял окурок в раковине с выражением, ясно говорящим: «На! На!». Затушив папиросу, он на ходу вдруг лязгнул зубами и сунул нос под мышку.</text:p>
      <text:p text:style-name="Обычный">– Пальцами блох ловить! Пальцами! – яростно крикнул Филипп Филиппович, – и я не понимаю – откуда вы их берёте?</text:p>
      <text:p text:style-name="Обычный">– Да что уж, развожу я их, что ли? – обиделся человек, – видно, блохи меня любят, – тут он пальцами пошарил в подкладке под рукавом и выпустил в воздух клок рыжей лёгкой ваты.</text:p>
      <text:p text:style-name="Обычный">Филипп Филиппович обратил взор к гирляндам на потолке и забарабанил пальцами по столу. Человек, казнив блоху, отошёл и сел на стул. Руки он при этом, опустив кисти, развесил вдоль лацканов пиджака. Глаза его скосились к шашкам паркета. Он созерцал свои башмаки и это доставляло ему большое удовольствие. Филипп Филиппович посмотрел туда, где сияли резкие блики на тупых носках, глаза прижмурил и заговорил:</text:p>
      <text:p text:style-name="Обычный">– Какое дело ещё вы мне хотели сообщить?</text:p>
      <text:p text:style-name="Обычный">– Да что ж дело! Дело простое. Документ, Филипп Филиппович, мне надо.</text:p>
      <text:p text:style-name="Обычный">Филиппа Филипповича несколько передёрнуло.</text:p>
      <text:p text:style-name="Обычный">– Хм… Чёрт! Документ! Действительно… Кхм… А, может быть, это как-нибудь можно… – Голос его звучал неуверенно и тоскливо.</text:p>
      <text:p text:style-name="Обычный">– Помилуйте, – уверенно ответил человек, – как же так без документа? Это уж – извиняюсь. Сами знаете, человеку без документов строго воспрещается существовать. Во-первых, домком…</text:p>
      <text:p text:style-name="Обычный">– Причём тут домком?</text:p>
      <text:p text:style-name="Обычный">– Как это при чём? Встречают, спрашивают – когда ж ты, говорят, многоуважаемый, пропишешься?</text:p>
      <text:p text:style-name="Обычный">– Ах, ты, господи, – уныло воскликнул Филипп Филиппович, – встречаются, спрашивают… Воображаю, что вы им говорите. Ведь я же вам запрещал шляться по лестницам.</text:p>
      <text:p text:style-name="Обычный">– Что я, каторжный? – удивился человек, и сознание его правоты загорелось у него даже в рубине. – Как это так «шляться»?! Довольно обидны ваши слова. Я хожу, как все люди.</text:p>
      <text:p text:style-name="Обычный">При этом он посучил лакированными ногами по паркету.</text:p>
      <text:p text:style-name="Обычный">Филипп Филиппович умолк, глаза его ушли в сторону. «Надо всё-таки сдерживать себя», – подумал он. Подойдя к буфету, он одним духом выпил стакан воды.</text:p>
      <text:p text:style-name="Обычный">– Отлично-с, – поспокойнее заговорил он, – дело не в словах. Итак, что говорит этот<text:s/><text:soft-page-break/>ваш прелестный домком?</text:p>
      <text:p text:style-name="Обычный">– Что ж ему говорить… Да вы напрасно его прелестным ругаете. Он интересы защищает.</text:p>
      <text:p text:style-name="Обычный">– Чьи интересы, позвольте осведомиться?</text:p>
      <text:p text:style-name="Обычный">– Известно чьи – трудового элемента.</text:p>
      <text:p text:style-name="Обычный">Филипп Филиппович выкатил глаза.</text:p>
      <text:p text:style-name="Обычный">– Почему же вы – труженик?</text:p>
      <text:p text:style-name="Обычный">– Да уж известно – не нэпман.</text:p>
      <text:p text:style-name="Обычный">– Ну, ладно. Итак, что же ему нужно в защитах вашего революционного интереса?</text:p>
      <text:p text:style-name="Обычный">– Известно что – прописать меня. Они говорят – где ж это видано, чтоб человек проживал непрописанный в Москве. Это – раз. А самое главное учётная карточка. Я дезертиром быть не желаю. Опять же – союз, биржа…</text:p>
      <text:p text:style-name="Обычный">– Позвольте узнать, по чему я вас пропишу? По этой скатерти или по своему паспорту? Ведь нужно всё-таки считаться с положением. Не забывайте, что вы… э… гм… Вы ведь, так сказать, – неожиданно явившееся существо, лабораторное. – Филипп Филиппович говорил всё менее уверенно.</text:p>
      <text:p text:style-name="Обычный">Человек победоносно молчал.</text:p>
      <text:p text:style-name="Обычный">– Отлично-с. Что же, в конце концов, нужно, чтобы вас прописать и вообще устроить всё по плану этого вашего домкома? Ведь у вас же нет ни имени, ни фамилии.</text:p>
      <text:p text:style-name="Обычный">– Это вы несправедливо. Имя я себе совершенно спокойно могу избрать. Пропечатал в газете и шабаш.</text:p>
      <text:p text:style-name="Обычный">– Как же вам угодно именоваться?</text:p>
      <text:p text:style-name="Обычный">Человек поправил галстук и ответил:</text:p>
      <text:p text:style-name="Обычный">– Полиграф Полиграфович.</text:p>
      <text:p text:style-name="Обычный">– Не валяйте дурака, – хмуро отозвался Филипп Филиппович, – я с вами серьёзно говорю.</text:p>
      <text:p text:style-name="Обычный">Язвительная усмешка искривила усишки человека.</text:p>
      <text:p text:style-name="Обычный">– Что-то не пойму я, – заговорил он весело и осмысленно. – Мне по матушке нельзя. Плевать – нельзя. А от вас только и слышу: «дурак, дурак». Видно только профессорам разрешается ругаться в ресефесере.</text:p>
      <text:p text:style-name="Обычный">Филипп Филиппович налился кровью и, наполняя стакан, разбил его.</text:p>
      <text:p text:style-name="Обычный">Напившись из другого, подумал: «Ещё немного, он меня учить станет и будет совершенно прав. В руках не могу держать себя».</text:p>
      <text:p text:style-name="Обычный">Он повернулся на стуле, преувеличенно вежливо склонил стан и с железной твёрдостью произнёс:</text:p>
      <text:p text:style-name="Обычный">– Из-вините. У меня расстроены нервы. Ваше имя показалось мне странным. Где вы, интересно знать, откопали себе такое?</text:p>
      <text:p text:style-name="Обычный">– Домком посоветовал. По календарю искали – какое тебе, говорят? Я и выбрал.</text:p>
      <text:p text:style-name="Обычный">– Ни в каком календаре ничего подобного быть не может.</text:p>
      <text:p text:style-name="Обычный">– Довольно удивительно, – человек усмехнулся, – когда у вас в смотровой висит.</text:p>
      <text:p text:style-name="Обычный">Филипп Филиппович, не вставая, закинулся к кнопке на обоях и на звонок явилась Зина.</text:p>
      <text:p text:style-name="Обычный">– Календарь из смотровой.</text:p>
      <text:p text:style-name="Обычный">Протекла пауза. Когда Зина вернулась с календарём, Филипп Филиппович спросил:</text:p>
      <text:p text:style-name="Обычный">– Где?</text:p>
      <text:p text:style-name="Обычный">– 4-го марта празднуется.</text:p>
      <text:p text:style-name="Обычный">– Покажите… гм… чёрт… В печку его, Зина, сейчас же.</text:p>
      <text:p text:style-name="Обычный">Зина, испуганно тараща глаза, ушла с календарём, а человек покачал укоризненно головою.</text:p>
      <text:p text:style-name="Обычный">– Фамилию позвольте узнать?</text:p>
      <text:p text:style-name="Обычный">– Фамилию я согласен наследственную принять.</text:p>
      <text:p text:style-name="Обычный">– Как? Наследственную? Именно?</text:p>
      <text:soft-page-break/>
      <text:p text:style-name="Обычный">– Шариков.</text:p>
      <text:p text:style-name="P129"/>
      <text:h text:style-name="Заголовок6" text:outline-level="6">* * *</text:h>
      <text:p text:style-name="P130"/>
      <text:p text:style-name="Обычный">В кабинете перед столом стоял председатель домкома Швондер в кожаной тужурке. Доктор Борменталь сидел в кресле. При этом на румяных от мороза щеках доктора (он только что вернулся) было столь же растерянное выражение, как и у Филиппа Филипповича, сидящего рядом.</text:p>
      <text:p text:style-name="Обычный">– Как же писать? – Нетерпеливо спросил он.</text:p>
      <text:p text:style-name="Обычный">– Что же, – заговорил Швондер, – дело несложное. Пишите удостоверение, гражданин профессор. Что так, мол, и так, предъявитель сего действительно Шариков Полиграф Полиграфович, гм… Зародившийся в вашей, мол, квартире.</text:p>
      <text:p text:style-name="Обычный">Борменталь недоуменно шевельнулся в кресле. Филипп Филиппович дёрнул усом.</text:p>
      <text:p text:style-name="Обычный">– Гм… Вот чёрт! Глупее ничего себе и представить нельзя. Ничего он не зародился, а просто… Ну, одним словом…</text:p>
      <text:p text:style-name="Обычный">– Это – ваше дело, – со спокойным злорадством вымолвил Швондер, – зародился или нет… В общем и целом ведь вы делали опыт, профессор! Вы и создали гражданина Шарикова.</text:p>
      <text:p text:style-name="Обычный">– И очень просто, – пролаял Шариков от книжного шкафа. Он вглядывался в галстук, отражавшийся в зеркальной бездне.</text:p>
      <text:p text:style-name="Обычный">– Я бы очень просил вас, – огрызнулся Филипп Филиппович, – не вмешиваться в разговор. Вы напрасно говорите «и очень просто» – это очень не просто.</text:p>
      <text:p text:style-name="Обычный">– Как же мне не вмешиваться, – обидчиво забубнил Шариков.</text:p>
      <text:p text:style-name="Обычный">Швондер немедленно его поддержал.</text:p>
      <text:p text:style-name="Обычный">– Простите, профессор, гражданин Шариков совершенно прав. Это его право – участвовать в обсуждении его собственной участи, в особенности постольку, поскольку дело касается документов. Документ – самая важная вещь на свете.</text:p>
      <text:p text:style-name="Обычный">В этот момент оглушительный трезвон над ухом оборвал разговор. Филипп Филиппович сказал в трубку: «да»… Покраснел и закричал:</text:p>
      <text:p text:style-name="Обычный">– Прошу не отрывать меня по пустякам. Вам какое дело? – и он с силой всадил трубку в рогульки.</text:p>
      <text:p text:style-name="Обычный">Голубая радость разлилась по лицу Швондера.</text:p>
      <text:p text:style-name="Обычный">Филипп Филиппович, багровея, прокричал:</text:p>
      <text:p text:style-name="Обычный">– Одним словом, кончим это.</text:p>
      <text:p text:style-name="Обычный">Он оторвал листок от блокнота и набросал несколько слов, затем раздражённо прочитал вслух:</text:p>
      <text:p text:style-name="Обычный">– «Сим удостоверяю»… Чёрт знает, что такое… гм… «Предъявитель сего – человек, полученный при лабораторном опыте путём операции на головном мозгу, нуждается в документах»… Чёрт! Да я вообще против получения этих идиотских документов. Подпись – «профессор Преображенский».</text:p>
      <text:p text:style-name="Обычный">– Довольно странно, профессор, – обиделся Швондер, – как это так вы документы называете идиотскими? Я не могу допустить пребывания в доме бездокументного жильца, да ещё не взятого на воинский учёт милицией. А вдруг война с империалистическими хищниками?</text:p>
      <text:p text:style-name="Обычный">– Я воевать не пойду никуда! – вдруг хмуро тявкнул Шариков в шкаф.</text:p>
      <text:p text:style-name="Обычный">Швондер оторопел, но быстро оправился и учтиво заметил Шарикову:</text:p>
      <text:p text:style-name="Обычный">– Вы, гражданин Шариков, говорите в высшей степени несознательно. На воинский учёт необходимо взяться.</text:p>
      <text:p text:style-name="Обычный">– На учёт возьмусь, а воевать – шиш с маслом, – неприязненно ответил Шариков, поправляя бант.</text:p>
      <text:p text:style-name="Обычный">Настала очередь Швондера смутиться. Преображенский злобно и тоскливо переглянулся с Борменталем: «Не угодно ли – мораль». Борменталь многозначительно<text:s/><text:soft-page-break/>кивнул головой.</text:p>
      <text:p text:style-name="Обычный">– Я тяжко раненный при операции, – хмуро подвыл Шариков, – меня, вишь, как отделали, – и он показал на голову. Поперёк лба тянулся очень свежий операционный шрам.</text:p>
      <text:p text:style-name="Обычный">– Вы анархист-индивидуалист? – спросил Швондер, высоко поднимая брови.</text:p>
      <text:p text:style-name="Обычный">– Мне белый билет полагается, – ответил Шариков на это.</text:p>
      <text:p text:style-name="Обычный">– Ну-с, хорошо-с, не важно пока, – ответил удивлённый Швондер, – факт в том, что мы удостоверение профессора отправим в милицию и нам выдадут документ.</text:p>
      <text:p text:style-name="Обычный">– Вот что, э… – внезапно перебил его Филипп Филиппович, очевидно терзаемый какой-то думой, – нет ли у вас в доме свободной комнаты? Я согласен её купить.</text:p>
      <text:p text:style-name="Обычный">Жёлтенькие искры появились в карих глазах Швондера.</text:p>
      <text:p text:style-name="Обычный">– Нет, профессор, к величайшему сожалению. И не предвидится.</text:p>
      <text:p text:style-name="Обычный">Филипп Филиппович сжал губы и ничего не сказал. Опять как оглашённый загремел телефон. Филипп Филиппович, ничего не спрашивая, молча сбросил трубку с рогулек так, что она, покрутившись немного, повисла на голубом шнуре. Все вздрогнули. «Изнервничался старик», – подумал Борменталь, а Швондер, сверкая глазами, поклонился и вышел.</text:p>
      <text:p text:style-name="Обычный">Шариков, скрипя сапожным рантом, отправился за ним следом.</text:p>
      <text:p text:style-name="Обычный">Профессор остался наедине с Борменталем. Немного помолчав, Филипп Филиппович мелко потряс головой и заговорил.</text:p>
      <text:p text:style-name="Обычный">– Это кошмар, честное слово. Вы видите? Клянусь вам, дорогой доктор, я измучился за эти две недели больше, чем за последние 14 лет! Вот – тип, я вам доложу…</text:p>
      <text:p text:style-name="Обычный">В отдалении глухо треснуло стекло, затем вспорхнул заглушённый женский визг и тотчас потух. Нечистая сила шарахнула по обоям в коридоре, направляясь к смотровой, там чем-то грохнуло и мгновенно пролетело обратно. Захлопали двери, и в кухне отозвался низкий крик Дарьи Петровны.</text:p>
      <text:p text:style-name="Обычный">Затем завыл Шариков.</text:p>
      <text:p text:style-name="Обычный">– Боже мой, ещё что-то! – закричал Филипп Филиппович, бросаясь к дверям – Кот, – сообразил Борменталь и выскочил за ним вслед. Они понеслись по коридору в переднюю, ворвались в неё, оттуда свернули в коридор к уборной и ванной. Из кухни выскочила Зина и вплотную наскочила на Филиппа Филипповича.</text:p>
      <text:p text:style-name="Обычный">– Сколько раз я приказывал – котов чтобы не было, – в бешенстве закричал Филипп Филиппович. – Где он?! Иван Арнольдович, успокойте, ради бога, пациентов в приёмной!</text:p>
      <text:p text:style-name="Обычный">– В ванной, в ванной проклятый чёрт сидит, – задыхаясь, закричала Зина.</text:p>
      <text:p text:style-name="Обычный">Филипп Филиппович навалился на дверь ванной, но та не поддавалась.</text:p>
      <text:p text:style-name="Обычный">– Открыть сию секунду!</text:p>
      <text:p text:style-name="Обычный">В ответ в запертой ванной по стенам что-то запрыгало, обрушились тазы, дикий голос Шарикова глухо проревел за дверью:</text:p>
      <text:p text:style-name="Обычный">– Убью на месте…</text:p>
      <text:p text:style-name="Обычный">Вода зашумела по трубам и полилась. Филипп Филиппович налёг на дверь и стал её рвать. Распаренная Дарья Петровна с искажённым лицом появилась на пороге кухни. Затем высокое стекло, выходящее под самым потолком ванной в кухню, треснуло червиной трещиной и из него вывалились два осколка, а за ними выпал громаднейших размеров кот в тигровых кольцах и с голубым бантом на шее, похожий на городового. Он упал прямо на стол в длинное блюдо, расколов его вдоль, с блюда на пол, затем повернулся на трех ногах, а правой взмахнул, как будто в танце, и тотчас просочился в узкую щель на чёрную лестницу. Щель расширилась, и кот сменился старушечьей физиономией в платке. Юбка старухи, усеянная белым горохом, оказалась в кухне. Старуха указательным и большим пальцем обтёрла запавший рот, припухшими и колючими глазами окинула кухню и произнесла с любопытством:</text:p>
      <text:p text:style-name="Обычный">– О, господи Иисусе!</text:p>
      <text:p text:style-name="Обычный">Бледный Филипп Филиппович пересёк кухню и спросил старуху грозно:</text:p>
      <text:p text:style-name="Обычный">– Что вам надо?</text:p>
      <text:soft-page-break/>
      <text:p text:style-name="Обычный">– Говорящую собачку любопытно поглядеть, – ответила старуха заискивающе и перекрестилась.</text:p>
      <text:p text:style-name="Обычный">Филипп Филиппович ещё более побледнел, к старухе подошёл вплотную и шепнул удушливо:</text:p>
      <text:p text:style-name="Обычный">– Сию секунду из кухни вон!</text:p>
      <text:p text:style-name="Обычный">Старуха попятилась к дверям и заговорила, обидевшись:</text:p>
      <text:p text:style-name="Обычный">– Что-то уж больно дерзко, господин профессор.</text:p>
      <text:p text:style-name="Обычный">– Вон, я говорю! – Повторил Филипп Филиппович и глаза его сделались круглыми, как у совы. Он собственноручно трахнул чёрной дверью за старухой. – Дарья Петровна, я же просил вас.</text:p>
      <text:p text:style-name="Обычный">– Филипп Филиппович, – в отчаяньи ответила Дарья Петровна, сжимая обнажённые руки в кулаки, – что же я поделаю? Народ целые дни ломится, хоть всё бросай.</text:p>
      <text:p text:style-name="Обычный">Вода в ванной ревела глухо и грозно, но голоса более не было слышно.</text:p>
      <text:p text:style-name="Обычный">Вошёл доктор Борменталь.</text:p>
      <text:p text:style-name="Обычный">– Иван Арнольдович, убедительно прошу… Гм… Сколько там пациентов?</text:p>
      <text:p text:style-name="Обычный">– Одиннадцать, – ответил Борменталь.</text:p>
      <text:p text:style-name="Обычный">– Отпустите всех, сегодня принимать не буду.</text:p>
      <text:p text:style-name="Обычный">Филипп Филиппович постучал костяшкой пальца в дверь и крикнул:</text:p>
      <text:p text:style-name="Обычный">– Сию минуту извольте выйти! Зачем вы заперлись?</text:p>
      <text:p text:style-name="Обычный">– Гу-гу! – Жалобно и тускло ответил голос Шарикова.</text:p>
      <text:p text:style-name="Обычный">– Какого чёрта!.. Не слышу, закройте воду.</text:p>
      <text:p text:style-name="Обычный">– Гау! Гау!..</text:p>
      <text:p text:style-name="Обычный">– Да закройте воду! Что он сделал – не понимаю… – приходя в исступление, вскричал Филипп Филиппович.</text:p>
      <text:p text:style-name="Обычный">Зина и Дарья Петровна, открыв дверь, выглядывали из кухни. Филипп Филиппович ещё раз прогрохотал кулаком в дверь.</text:p>
      <text:p text:style-name="Обычный">– Вот он! – Выкрикнула Дарья Петровна из кухни.</text:p>
      <text:p text:style-name="Обычный">Филипп Филиппович ринулся туда. В разбитое окно под потолком показалась и высунулась в кухню физиономия Полиграфа Полиграфовича. Она была перекошена, глаза плаксивы, а вдоль носа тянулась, пламенея от свежей крови, – царапина.</text:p>
      <text:p text:style-name="Обычный">– Вы с ума сошли? – спросил Филипп Филиппович. – Почему вы не выходите?</text:p>
      <text:p text:style-name="Обычный">Шариков и сам в тоске и страхе оглянулся и ответил:</text:p>
      <text:p text:style-name="Обычный">– Защёлкнулся я.</text:p>
      <text:p text:style-name="Обычный">– Откройте замок. Что ж, вы никогда замка не видели?</text:p>
      <text:p text:style-name="Обычный">– Да не открывается, окаянный! – испуганно ответил Полиграф.</text:p>
      <text:p text:style-name="Обычный">– Батюшки! Он предохранитель защёлкнул! – вскричала Зина и всплеснула руками.</text:p>
      <text:p text:style-name="Обычный">– Там пуговка есть такая! – выкрикивал Филипп Филиппович, стараясь перекричать воду, – нажмите её книзу… Вниз нажимайте! Вниз!</text:p>
      <text:p text:style-name="Обычный">Шариков пропал и через минуту вновь появился в окошке.</text:p>
      <text:p text:style-name="Обычный">– Ни пса не видно, – в ужасе пролаял он в окно.</text:p>
      <text:p text:style-name="Обычный">– Да лампу зажгите. Он взбесился!</text:p>
      <text:p text:style-name="Обычный">– Котяра проклятый лампу раскокал, – ответил Шариков, – а я стал его, подлеца, за ноги хватать, кран вывернул, а теперь найти не могу.</text:p>
      <text:p text:style-name="Обычный">Все трое всплеснули руками и в таком положении застыли.</text:p>
      <text:p text:style-name="Обычный">Минут через пять Борменталь, Зина и Дарья Петровна сидели рядышком на мокром ковре, свёрнутом трубкою у подножия двери, и задними местами прижимали его к щели под дверью, а швейцар Фёдор с зажжённой венчальной свечой Дарьи Петровны по деревянной лестнице лез в слуховое окно. Его зад в крупной серой клетке мелькнул в воздухе и исчез в отверстии.</text:p>
      <text:p text:style-name="Обычный">– Ду… Гу-гу! – что-то кричал Шариков сквозь рёв воды.</text:p>
      <text:p text:style-name="Обычный">Послышался голос Фёдора:</text:p>
      <text:p text:style-name="Обычный">– Филипп Филиппович, всё равно надо открывать, пусть разойдётся, отсосём из кухни.</text:p>
      <text:soft-page-break/>
      <text:p text:style-name="Обычный">– Открывайте! – сердито крикнул Филипп Филиппович.</text:p>
      <text:p text:style-name="Обычный">Тройка поднялась с ковра, дверь из ванной нажали и тотчас волна хлынула в коридорчик. В нём она разделилась на три потока: прямо в противоположную уборную, направо – в кухню и налево в переднюю. Шлёпая и прыгая, Зина захлопнула в неё дверь. По щиколотку в воде вышел Фёдор, почему-то улыбаясь. Он был как в клеёнке – весь мокрый.</text:p>
      <text:p text:style-name="Обычный">– Еле заткнул, напор большой, – пояснил он.</text:p>
      <text:p text:style-name="Обычный">– Где этот? – спросил Филипп Филиппович и с проклятием поднял одну ногу.</text:p>
      <text:p text:style-name="Обычный">– Боится выходить, – глупо усмехаясь, объяснил Фёдор.</text:p>
      <text:p text:style-name="Обычный">– Бить будете, папаша? – донёсся плаксивый голос Шарикова из ванной.</text:p>
      <text:p text:style-name="Обычный">– Болван! – коротко отозвался Филипп Филиппович.</text:p>
      <text:p text:style-name="Обычный">Зина и Дарья Петровна в подоткнутых до колен юбках, с голыми ногами, и Шариков с швейцаром, босые, с закатанными штанами шваркали мокрыми тряпками по полу кухни и отжимали их в грязные вёдра и раковину.</text:p>
      <text:p text:style-name="Обычный">Заброшенная плита гудела. Вода уходила через дверь на гулкую лестницу прямо в пролёт лестницы и падала в подвал.</text:p>
      <text:p text:style-name="Обычный">Борменталь, вытянувшись на цыпочках, стоял в глубокой луже, на паркете передней, и вёл переговоры через чуть приоткрытую дверь на цепочке.</text:p>
      <text:p text:style-name="Обычный">– Не будет сегодня приёма, профессор нездоров. Будьте добры отойти от двери, у нас труба лопнула…</text:p>
      <text:p text:style-name="Обычный">– А когда же приём? – добивался голос за дверью, – мне бы только на минуточку…</text:p>
      <text:p text:style-name="Обычный">– Не могу, – Борменталь переступил с носков на каблуки, – профессор лежит и труба лопнула. Завтра прошу. Зина! Милая! Отсюда вытирайте, а то она на парадную лестницу выльется.</text:p>
      <text:p text:style-name="Обычный">– Тряпки не берут.</text:p>
      <text:p text:style-name="Обычный">– Сейчас кружками вычерпаем, – отозвался Фёдор, – сейчас.</text:p>
      <text:p text:style-name="Обычный">Звонки следовали один за другим и Борменталь уже подошвой стоял в воде.</text:p>
      <text:p text:style-name="Обычный">– Когда же операция? – приставал голос и пытался просунуться в щель.</text:p>
      <text:p text:style-name="Обычный">– Труба лопнула…</text:p>
      <text:p text:style-name="Обычный">– Я бы в калошах прошёл…</text:p>
      <text:p text:style-name="Обычный">Синеватые силуэты появились за дверью.</text:p>
      <text:p text:style-name="Обычный">– Нельзя, прошу завтра.</text:p>
      <text:p text:style-name="Обычный">– А я записан.</text:p>
      <text:p text:style-name="Обычный">– Завтра. Катастрофа с водопроводом.</text:p>
      <text:p text:style-name="Обычный">Фёдор у ног доктора ёрзал в озере, скрёб кружкой, а исцарапанный Шариков придумал новый способ. Он скатал громадную тряпку в трубку, лёг животом в воду и погнал её из передней обратно к уборной.</text:p>
      <text:p text:style-name="Обычный">– Что ты, леший, по всей квартире гоняешь? – сердилась Дарья Петровна, – выливай в раковину.</text:p>
      <text:p text:style-name="Обычный">– Да что в раковину, – ловя руками мутную воду, отвечал Шариков, – она на парадное вылезет.</text:p>
      <text:p text:style-name="Обычный">Из коридора со скрежетом выехала скамеечка и на ней вытянулся, балансируя, Филипп Филиппович в синих с полосками носках.</text:p>
      <text:p text:style-name="Обычный">– Иван Арнольдович, бросьте вы отвечать. Идите в спальню, я вам туфли дам.</text:p>
      <text:p text:style-name="Обычный">– Ничего, Филипп Филиппович, какие пустяки.</text:p>
      <text:p text:style-name="Обычный">– В калоши станьте.</text:p>
      <text:p text:style-name="Обычный">– Да ничего. Всё равно уже ноги мокрые.</text:p>
      <text:p text:style-name="Обычный">– Ах, боже мой! – расстраивался Филипп Филиппович.</text:p>
      <text:p text:style-name="Обычный">– До чего вредное животное! – отозвался вдруг Шариков и выехал на корточках с суповой миской в руке.</text:p>
      <text:p text:style-name="Обычный">Борменталь захлопнул дверь, не выдержал и засмеялся. Ноздри Филиппа Филипповича раздулись, очки вспыхнули.</text:p>
      <text:p text:style-name="Обычный">– Вы про кого говорите? – спросил он у Шарикова с высоты, – позвольте узнать.</text:p>
      <text:soft-page-break/>
      <text:p text:style-name="Обычный">– Про кота я говорю. Такая сволочь, – ответил Шариков, бегая глазами.</text:p>
      <text:p text:style-name="Обычный">– Знаете, Шариков, – переводя дух, отозвался Филипп Филиппович, – я положительно не видал более наглого существа, чем вы.</text:p>
      <text:p text:style-name="Обычный">Борменталь хихикнул.</text:p>
      <text:p text:style-name="Обычный">– Вы, – продолжал Филипп Филиппович, – просто нахал. Как вы смеете это говорить? Вы всё это учинили и ещё позволяете… Да нет! Это чёрт знает что такое!</text:p>
      <text:p text:style-name="Обычный">– Шариков, скажите мне, пожалуйста, – заговорил Борменталь, – сколько времени вы ещё будете гоняться за котами? Стыдитесь! Ведь это же безобразие! Дикарь!</text:p>
      <text:p text:style-name="Обычный">– Какой я дикарь? – хмуро отозвался Шариков, – ничего я не дикарь. Его терпеть в квартире невозможно. Только и ищет – как бы что своровать. Фарш слопал у Дарьи. Я его поучить хотел.</text:p>
      <text:p text:style-name="Обычный">– Вас бы самого поучить! – ответил Филипп Филиппович, – вы поглядите на свою физиономию в зеркале.</text:p>
      <text:p text:style-name="Обычный">– Чуть глаза не лишил, – мрачно отозвался Шариков, трогая глаз мокрой грязной рукой.</text:p>
      <text:p text:style-name="Обычный">Когда чёрный от влаги паркет несколько подсох, все зеркала покрылись банным налётом и звонки прекратились. Филипп Филиппович в сафьяновых красных туфлях стоял в передней.</text:p>
      <text:p text:style-name="Обычный">– Вот вам, Фёдор.</text:p>
      <text:p text:style-name="Обычный">– Покорнейше благодарю.</text:p>
      <text:p text:style-name="Обычный">– Переоденьтесь сейчас же. Да, вот что: выпейте у Дарьи Петровны водки.</text:p>
      <text:p text:style-name="Обычный">– Покорнейше благодарю, – Фёдор помялся, потом сказал. – Тут ещё, Филипп Филиппович. Я извиняюсь, уж прямо и совестно. Только – за стекло в седьмой квартире… Гражданин Шариков камнями швырял…</text:p>
      <text:p text:style-name="Обычный">– В кота? – спросил Филипп Филиппович, хмурясь, как облако.</text:p>
      <text:p text:style-name="Обычный">– То-то, что в хозяина квартиры. Он уж в суд грозился подать.</text:p>
      <text:p text:style-name="Обычный">– Чёрт!</text:p>
      <text:p text:style-name="Обычный">– Кухарку Шариков ихнюю обнял, а тот его гнать стал. Ну, повздорили.</text:p>
      <text:p text:style-name="Обычный">– Ради бога, вы мне всегда сообщайте сразу о таких вещах! Сколько нужно?</text:p>
      <text:p text:style-name="Обычный">– Полтора.</text:p>
      <text:p text:style-name="Обычный">Филипп Филиппович извлёк три блестящих полтинника и вручил Фёдору.</text:p>
      <text:p text:style-name="Обычный">– Ещё за такого мерзавца полтора целковых платить, – послышался в дверях глухой голос, – да он сам…</text:p>
      <text:p text:style-name="Обычный">Филипп Филиппович обернулся, закусил губу и молча нажал на Шарикова, вытеснил его в приёмную и запер его на ключ. Шариков изнутри тотчас загрохотал кулаками в дверь.</text:p>
      <text:p text:style-name="Обычный">– Не сметь! – явно больным голосом воскликнул Филипп Филиппович.</text:p>
      <text:p text:style-name="Обычный">– Ну, уж это действительно, – многозначительно заметил Фёдор, – такого наглого я в жизнь свою не видал.</text:p>
      <text:p text:style-name="Обычный">Борменталь как из-под земли вырос.</text:p>
      <text:p text:style-name="Обычный">– Филипп Филиппович, прошу вас, не волнуйтесь.</text:p>
      <text:p text:style-name="Обычный">Энергичный эскулап отпер дверь в приёмную и оттуда донёсся его голос:</text:p>
      <text:p text:style-name="Обычный">– Вы что? В кабаке, что ли?</text:p>
      <text:p text:style-name="Обычный">– Это так… – добавил решительно Фёдор, – вот это так… Да по уху бы ещё…</text:p>
      <text:p text:style-name="Обычный">– Ну, что вы, Фёдор, – печально буркнул Филипп Филиппович.</text:p>
      <text:p text:style-name="Обычный">– Помилуйте, вас жалко, Филипп Филиппович.</text:p>
      <text:p text:style-name="Обычный"/>
      <text:h text:style-name="Заголовок2" text:outline-level="2"><text:bookmark-start text:name="_Toc383456993"/><text:bookmark-start text:name="_Toc383457004"/><text:bookmark-start text:name="_Toc383457076"/>Глава 7<text:bookmark-end text:name="_Toc383456993"/><text:bookmark-end text:name="_Toc383457004"/><text:bookmark-end text:name="_Toc383457076"/></text:h>
      <text:p text:style-name="P131"/>
      <text:p text:style-name="Обычный">– Нет, нет и нет! – настойчиво заговорил Борменталь, – извольте заложить.</text:p>
      <text:p text:style-name="Обычный">– Ну, что, ей-богу, – забурчал недовольно Шариков.</text:p>
      <text:p text:style-name="Обычный">– Благодарю вас, доктор, – ласково сказал Филипп Филиппович, – а то мне уже надоело делать замечания.</text:p>
      <text:p text:style-name="Обычный">– Всё равно не позволю есть, пока не заложите. Зина, примите майонез у Шарикова.</text:p>
      <text:soft-page-break/>
      <text:p text:style-name="Обычный">– Как это так «примите»? – расстроился Шариков, – я сейчас заложу.</text:p>
      <text:p text:style-name="Обычный">Левой рукой он заслонил блюдо от Зины, а правой запихнул салфетку за воротник и стал похож на клиента в парикмахерской.</text:p>
      <text:p text:style-name="Обычный">– И вилкой, пожалуйста, – добавил Борменталь.</text:p>
      <text:p text:style-name="Обычный">Шариков длинно вздохнул и стал ловить куски осетрины в густом соусе.</text:p>
      <text:p text:style-name="Обычный">– Я ещё водочки выпью? – заявил он вопросительно.</text:p>
      <text:p text:style-name="Обычный">– А не будет ли вам? – осведомился Борменталь, – вы последнее время слишком налегаете на водку.</text:p>
      <text:p text:style-name="Обычный">– Вам жалко? – осведомился Шариков и глянул исподлобья.</text:p>
      <text:p text:style-name="Обычный">– Глупости говорите… – вмешался суровый Филипп Филиппович, но Борменталь его перебил.</text:p>
      <text:p text:style-name="Обычный">– Не беспокойтесь, Филипп Филиппович, я сам. Вы, Шариков, чепуху говорите и возмутительнее всего то, что говорите её безапелляционно и уверенно. Водки мне, конечно, не жаль, тем более, что она не моя, а Филиппа Филипповича. Просто – это вредно. Это – раз, а второе – вы и без водки держите себя неприлично.</text:p>
      <text:p text:style-name="Обычный">Борменталь указал на заклеенный буфет.</text:p>
      <text:p text:style-name="Обычный">– Зинуша, дайте мне, пожалуйста, ещё рыбы, – произнёс профессор.</text:p>
      <text:p text:style-name="Обычный">Шариков тем временем потянулся к графинчику и, покосившись на Борменталя, налил рюмочку.</text:p>
      <text:p text:style-name="Обычный">– И другим надо предложить, – сказал Борменталь, – и так: сперва Филиппу Филипповичу, затем мне, а в заключение себе.</text:p>
      <text:p text:style-name="Обычный">Шариковский рот тронула едва заметная сатирическая улыбка, и он разлил водку по рюмкам.</text:p>
      <text:p text:style-name="Обычный">– Вот всё у вас как на параде, – заговорил он, – салфетку – туда, галстук – сюда, да «извините», да «пожалуйста-мерси», а так, чтобы по-настоящему, – это нет. Мучаете сами себя, как при царском режиме.</text:p>
      <text:p text:style-name="Обычный">– А как это «по-настоящему»? – позвольте осведомиться.</text:p>
      <text:p text:style-name="Обычный">Шариков на это ничего не ответил Филиппу Филипповичу, а поднял рюмку и произнёс:</text:p>
      <text:p text:style-name="Обычный">– Ну желаю, чтобы все…</text:p>
      <text:p text:style-name="Обычный">– И вам также, – с некоторой иронией отозвался Борменталь.</text:p>
      <text:p text:style-name="Обычный">Шариков выплеснул содержимое рюмки себе в глотку, сморщился, кусочек хлеба поднёс к носу, понюхал, а затем проглотил, причём глаза его налились слезами.</text:p>
      <text:p text:style-name="Обычный">– Стаж, – вдруг отрывисто и как бы в забытьи проговорил Филипп Филиппович.</text:p>
      <text:p text:style-name="Обычный">Борменталь удивлённо покосился.</text:p>
      <text:p text:style-name="Обычный">– Виноват…</text:p>
      <text:p text:style-name="Обычный">– Стаж! – повторил Филипп Филиппович и горько качнул головой, – тут уж ничего не поделаешь – Клим.</text:p>
      <text:p text:style-name="Обычный">Борменталь с чрезвычайным интересом остро вгляделся в глаза Филиппа Филипповича:</text:p>
      <text:p text:style-name="Обычный">– Вы полагаете, Филипп Филиппович?</text:p>
      <text:p text:style-name="Обычный">– Нечего полагать, уверен в этом.</text:p>
      <text:p text:style-name="Обычный">– Неужели… – начал Борменталь и остановился, покосившись на Шарикова.</text:p>
      <text:p text:style-name="Обычный">Тот подозрительно нахмурился.</text:p>
      <text:p text:style-name="Обычный">– Spаtеr… – негромко сказал Филипп Филиппович.</text:p>
      <text:p text:style-name="Обычный">– Gut, – отозвался ассистент.</text:p>
      <text:p text:style-name="Обычный">Зина внесла индейку. Борменталь налил Филиппу Филипповичу красного вина и предложил Шарикову.</text:p>
      <text:p text:style-name="Обычный">– Я не хочу. Я лучше водочки выпью. – Лицо его замаслилось, на лбу проступил пот, он повеселел. И Филипп Филиппович несколько подобрел после вина. Его глаза прояснились, он благосклоннее поглядывал на Шарикова, чёрная голова которого в салфетке сияла, как муха в сметане.</text:p>
      <text:p text:style-name="Обычный">Борменталь же, подкрепившись, обнаружил склонность к деятельности.</text:p>
      <text:p text:style-name="Обычный">– Ну-с, что же мы с вами предпримем сегодня вечером? – осведомился он у Шарикова.</text:p>
      <text:soft-page-break/>
      <text:p text:style-name="Обычный">Тот поморгал глазами, ответил:</text:p>
      <text:p text:style-name="Обычный">– В цирк пойдём, лучше всего.</text:p>
      <text:p text:style-name="Обычный">– Каждый день в цирк, – благодушно заметил Филипп Филиппович, – это довольно скучно, по-моему. Я бы на вашем месте хоть раз в театр сходил.</text:p>
      <text:p text:style-name="Обычный">– В театр я не пойду, – неприязненно отозвался Шариков и перекосил рот.</text:p>
      <text:p text:style-name="Обычный">– Икание за столом отбивает у других аппетит, – машинально сообщил Борменталь. – Вы меня извините… Почему, собственно, вам не нравится театр?</text:p>
      <text:p text:style-name="Обычный">Шариков посмотрел в пустую рюмку как в бинокль, подумал и оттопырил губы.</text:p>
      <text:p text:style-name="Обычный">– Да дурака валяние… Разговаривают, разговаривают… Контрреволюция одна.</text:p>
      <text:p text:style-name="Обычный">Филипп Филиппович откинулся на готическую спинку и захохотал так, что во рту у него засверкал золотой частокол. Борменталь только повертел головою.</text:p>
      <text:p text:style-name="Обычный">– Вы бы почитали что-нибудь, – предложил он, – а то, знаете ли…</text:p>
      <text:p text:style-name="Обычный">– Уж и так читаю, читаю… – ответил Шариков и вдруг хищно и быстро налил себе пол стакана водки.</text:p>
      <text:p text:style-name="Обычный">– Зина, – тревожно закричал Филипп Филиппович, – убирайте, детка, водку больше уже не нужна. Что же вы читаете?</text:p>
      <text:p text:style-name="Обычный">В голове у него вдруг мелькнула картина: необитаемый остров, пальма, человек в звериной шкуре и колпаке. «Надо будет Робинзона»…</text:p>
      <text:p text:style-name="Обычный">– Эту… как её… переписку Энгельса с эти м… Как его – дьявола – с Каутским.</text:p>
      <text:p text:style-name="Обычный">Борменталь остановил на полдороге вилку с куском белого мяса, а Филипп Филиппович расплескал вино. Шариков в это время изловчился и проглотил водку.</text:p>
      <text:p text:style-name="Обычный">Филипп Филиппович локти положил на стол, вгляделся в Шарикова и спросил:</text:p>
      <text:p text:style-name="Обычный">– Позвольте узнать, что вы можете сказать по поводу прочитанного.</text:p>
      <text:p text:style-name="Обычный">Шариков пожал плечами.</text:p>
      <text:p text:style-name="Обычный">– Да не согласен я.</text:p>
      <text:p text:style-name="Обычный">– С кем? С Энгельсом или с Каутским?</text:p>
      <text:p text:style-name="Обычный">– С обоими, – ответил Шариков.</text:p>
      <text:p text:style-name="Обычный">– Это замечательно, клянусь богом. «Всех, кто скажет, что другая…» А что бы вы со своей стороны могли предложить?</text:p>
      <text:p text:style-name="Обычный">– Да что тут предлагать?.. А то пишут, пишут… Конгресс, немцы какие-то… Голова пухнет. Взять всё, да и поделить…</text:p>
      <text:p text:style-name="Обычный">– Так я и думал, – воскликнул Филипп Филиппович, шлёпнув ладонью по скатерти, – именно так и полагал.</text:p>
      <text:p text:style-name="Обычный">– Вы и способ знаете? – спросил заинтересованный Борменталь.</text:p>
      <text:p text:style-name="Обычный">– Да какой тут способ, – становясь словоохотливым после водки, объяснил Шариков, – дело нехитрое. А то что же: один в семи комнатах расселился штанов, у него сорок пар, а другой шляется, в сорных ящиках питание ищет…</text:p>
      <text:p text:style-name="Обычный">– Насчёт семи комнат – это вы, конечно, на меня намекаете? – Горделиво прищурившись, спросил Филипп Филиппович.</text:p>
      <text:p text:style-name="Обычный">Шариков съёжился и промолчал.</text:p>
      <text:p text:style-name="Обычный">– Что же, хорошо, я не против дележа. Доктор, скольким вы вчера отказали?</text:p>
      <text:p text:style-name="Обычный">– Тридцати девяти человекам, – тотчас ответил Борменталь.</text:p>
      <text:p text:style-name="Обычный">– Гм… Триста девяносто рублей. Ну, грех на трех мужчин. Дам – Зину и Дарью Петровну – считать не станем. С вас, Шариков, сто тридцать рублей. Потрудитесь внести.</text:p>
      <text:p text:style-name="Обычный">– Хорошенькое дело, – ответил Шариков, испугавшись, – это за что такое?</text:p>
      <text:p text:style-name="Обычный">– За кран и за кота, – рявкнул вдруг Филипп Филиппович, выходя из состояния иронического спокойствия.</text:p>
      <text:p text:style-name="Обычный">– Филипп Филиппович, – тревожно воскликнул Борменталь.</text:p>
      <text:p text:style-name="Обычный">– Погодите. За безобразие, которое вы учинили и благодаря которому сорвали приём. Это же нестерпимо. Человек, как первобытный, прыгает по всей квартире, рвёт краны. Кто убил кошку у мадам Поласухер? Кто…</text:p>
      <text:p text:style-name="Обычный">– Вы, Шариков, третьего дня укусили даму на лестнице, – подлетел Борменталь.</text:p>
      <text:soft-page-break/>
      <text:p text:style-name="Обычный">– Вы стоите… – рычал Филипп Филиппович.</text:p>
      <text:p text:style-name="Обычный">– Да она меня по морде хлопнула, – взвизгнул Шариков, – у меня не казённая морда!</text:p>
      <text:p text:style-name="Обычный">– Потому что вы её за грудь ущипнули, – закричал Борменталь, опрокинув бокал, – вы стоите…</text:p>
      <text:p text:style-name="Обычный">– Вы стоите на самой низшей ступени развития, – перекричал Филипп Филиппович, – вы ещё только формирующееся, слабое в умственном отношении существо, все ваши поступки чисто звериные, и вы в присутствии двух людей с университетским образованием позволяете себе с развязностью совершенно невыносимой подавать какие-то советы космического масштаба и космической же глупости о том, как всё поделить… А в то же время вы наглотались зубного порошку…</text:p>
      <text:p text:style-name="Обычный">– Третьего дня, – подтвердил Борменталь.</text:p>
      <text:p text:style-name="Обычный">– Ну вот-с, – гремел Филипп Филиппович, – зарубите себе на носу, кстати, почему вы стёрли с него цинковую мазь? – Что вам нужно молчать и слушать, что вам говорят. Учиться и стараться стать хоть сколько-нибудь приемлемым членом социалистического общества. Кстати, какой негодяй снабдил вас этой книжкой?</text:p>
      <text:p text:style-name="Обычный">– Все у вас негодяи, – испуганно ответил Шариков, оглушённый нападением с двух сторон.</text:p>
      <text:p text:style-name="Обычный">– Я догадываюсь, – злобно краснея, воскликнул Филипп Филиппович.</text:p>
      <text:p text:style-name="Обычный">– Ну, что же. Ну, Швондер дал. Он не негодяй… Что я развивался…</text:p>
      <text:p text:style-name="Обычный">– Я вижу, как вы развиваетесь после Каутского, – визгливо и пожелтев, крикнул Филипп Филиппович. Тут он яростно нажал на кнопку в стене. Сегодняшний случай показывает это как нельзя лучше. Зина!</text:p>
      <text:p text:style-name="Обычный">– Зина! – кричал Борменталь.</text:p>
      <text:p text:style-name="Обычный">– Зина! – орал испуганный Шариков.</text:p>
      <text:p text:style-name="Обычный">Зина прибежала бледная.</text:p>
      <text:p text:style-name="Обычный">– Зина, там в приёмной… Она в приёмной?</text:p>
      <text:p text:style-name="Обычный">– В приёмной, – покорно ответил Шариков, – зелёная, как купорос.</text:p>
      <text:p text:style-name="Обычный">– Зелёная книжка…</text:p>
      <text:p text:style-name="Обычный">– Ну, сейчас палить, – отчаянно воскликнул Шариков, – она казённая, из библиотеки!</text:p>
      <text:p text:style-name="Обычный">– Переписка – называется, как его… Энгельса с этим чёртом… В печку её!</text:p>
      <text:p text:style-name="Обычный">Зина улетела.</text:p>
      <text:p text:style-name="Обычный">– Я бы этого Швондера повесил, честное слово, на первом суку, – воскликнул Филипп Филиппович, яростно впиваясь в крыло индюшки, – сидит изумительная дрянь в доме – как нарыв. Мало того, что он пишет всякие бессмысленные пасквили в газетах…</text:p>
      <text:p text:style-name="Обычный">Шариков злобно и иронически начал коситься на профессора. Филипп Филиппович в свою очередь отправил ему косой взгляд и умолк.</text:p>
      <text:p text:style-name="Обычный">«Ох, ничего доброго у нас, кажется, не выйдет в квартире», – вдруг пророчески подумал Борменталь.</text:p>
      <text:p text:style-name="Обычный">Зина унесла на круглом блюде рыжую с правого и румяную с левого бока бабу и кофейник.</text:p>
      <text:p text:style-name="Обычный">– Я не буду её есть, – сразу угрожающе-неприязненно заявил Шариков.</text:p>
      <text:p text:style-name="Обычный">– Никто вас не приглашает. Держите себя прилично. Доктор, прошу вас.</text:p>
      <text:p text:style-name="Обычный">В молчании закончился обед.</text:p>
      <text:p text:style-name="Обычный">Шариков вытащил из кармана смятую папиросу и задымил. Откушав кофею, Филипп Филиппович поглядел на часы, нажал на репетитор и они проиграли нежно восемь с четвертью. Филипп Филиппович откинулся по своему обыкновению на готическую спинку и потянулся к газете на столике.</text:p>
      <text:p text:style-name="Обычный">– Доктор, прошу вас, съездите с ним в цирк. Только, ради бога, посмотрите в программе – котов нету?</text:p>
      <text:p text:style-name="Обычный">– И как такую сволочь в цирк пускают, – хмуро заметил Шариков, покачивая головой.</text:p>
      <text:p text:style-name="Обычный">– Ну, мало ли кого туда допускают, – двусмысленно отозвался Филипп Филиппович, – что там у них?</text:p>
      <text:soft-page-break/>
      <text:p text:style-name="Обычный">– У Соломонского, – стал вычитывать Борменталь, – четыре какие-то… юссемс и человек мёртвой точки.</text:p>
      <text:p text:style-name="Обычный">– Что за юссемс? – Подозрительно осведомился Филипп Филиппович.</text:p>
      <text:p text:style-name="Обычный">– Бог их знает. Впервые это слово встречаю.</text:p>
      <text:p text:style-name="Обычный">– Ну, тогда лучше смотрите у Никитиных. Необходимо, чтобы было всё ясно.</text:p>
      <text:p text:style-name="Обычный">– У Никитиных… У Никитиных… Гм… Слоны и предел человеческой ловкости.</text:p>
      <text:p text:style-name="Обычный">– Так-с. Что вы скажете относительно слонов, дорогой Шариков? – недоверчиво спросил Филипп Филиппович.</text:p>
      <text:p text:style-name="Обычный">Тот обиделся.</text:p>
      <text:p text:style-name="Обычный">– Что же, я не понимаю, что ли. Кот – другое дело. Слоны – животные полезные, – ответил Шариков.</text:p>
      <text:p text:style-name="Обычный">– Ну-с и отлично. Раз полезные, поезжайте и поглядите на них. Ивана Арнольдовича слушаться надо. И ни в какие разговоры там не пускаться в буфете! Иван Арнольдович, покорнейше прошу пива Шарикову не предлагать.</text:p>
      <text:p text:style-name="Обычный">Через 10 минут Иван Арнольдович и Шариков, одетый в кепку с утиным носом и в драповое пальто с поднятым воротником, уехали в цирк. В квартире стихло. Филипп Филиппович оказался в своём кабинете. Он зажёг лампу под тяжёлым зелёным колпаком, отчего в громадном кабинете стало очень мирно, и начал мерять комнату. Долго и жарко светился кончик сигары бледно-зелёным огнём. Руки профессор заложил в карманы брюк и тяжкая дума терзала его учёный с взлизами лоб. Он причмокивал, напевал сквозь зубы «к берегам священным Нила…» И что-то бормотал. Наконец, отложил сигару в пепельницу, подошёл к шкафу, сплошь состоящему из стекла, и весь кабинет осветил тремя сильнейшими огнями с потолка. Из шкафа, с третьей стеклянной полки Филипп Филиппович вынул узкую банку и стал, нахмурившись, рассматривать её на свет огней. В прозрачной и тяжкой жидкости плавал, не падая на дно, малый беленький комочек, извлечённый из недр Шарикова мозга.</text:p>
      <text:p text:style-name="Обычный">Пожимая плечами, кривя губы и хмыкая, Филипп Филиппович пожирал его глазами, как будто в белом нетонущем комке хотел разглядеть причину удивительных событий, перевернувших вверх дном жизнь в пречистенской квартире.</text:p>
      <text:p text:style-name="Обычный">Очень возможно, что высокоученый человек её и разглядел. По крайней мере, вдоволь насмотревшись на придаток мозга, он банку спрятал в шкаф, запер его на ключ, ключ положил в жилетный карман, а сам обрушился, вдавив голову в плечи и глубочайше засунув руки в карманы пиджака, на кожу дивана. Он долго палил вторую сигару, совершенно изжевав её конец, и, наконец, в полном одиночестве, зелено окрашенный, как седой Фауст, воскликнул:</text:p>
      <text:p text:style-name="Обычный">– Ей-богу, я, кажется, решусь.</text:p>
      <text:p text:style-name="Обычный">Никто ему не ответил на это. В квартире прекратились всякие звуки. В обуховом переулке в одиннадцать часов, как известно, затихает движение.</text:p>
      <text:p text:style-name="Обычный">Редко-редко звучали отдалённые шаги запоздавшего пешехода, они постукивали где-то за шторами и угасали. В кабинете нежно звенел под пальцами Филиппа Филипповича репетитор в карманчике… Профессор нетерпеливо поджидал возвращения доктора Борменталя и Шарикова из цирка.</text:p>
      <text:p text:style-name="Обычный"/>
      <text:h text:style-name="Заголовок2" text:outline-level="2"><text:bookmark-start text:name="_Toc383456994"/><text:bookmark-start text:name="_Toc383457005"/><text:bookmark-start text:name="_Toc383457077"/>Глава 8<text:bookmark-end text:name="_Toc383456994"/><text:bookmark-end text:name="_Toc383457005"/><text:bookmark-end text:name="_Toc383457077"/></text:h>
      <text:p text:style-name="P132"/>
      <text:p text:style-name="Обычный">Неизвестно, на что решился Филипп Филиппович. Ничего особенного в течение следующей недели он не предпринимал и, может быть, вследствие его бездействия, квартирная жизнь переполнилась событиями.</text:p>
      <text:p text:style-name="Обычный">Дней через шесть после истории с водой и котом из домкома к Шарикову явился молодой человек, оказавшийся женщиной, и вручил ему документы, которые Шариков немедленно заложил в карман и немедленно после этого позвал доктора Борменталя.</text:p>
      <text:p text:style-name="Обычный">– Борменталь!</text:p>
      <text:soft-page-break/>
      <text:p text:style-name="Обычный">– Нет, уж вы меня по имени и отчеству, пожалуйста, называйте!</text:p>
      <text:p text:style-name="Обычный">Отозвался Борменталь, меняясь в лице.</text:p>
      <text:p text:style-name="Обычный">Нужно заметить, что в эти шесть дней хирург ухитрился восемь раз поссориться со своим воспитанником. И атмосфера в обуховских комнатах была душная.</text:p>
      <text:p text:style-name="Обычный">– Ну и меня называйте по имени и отчеству! – совершенно основательно ответил Шариков.</text:p>
      <text:p text:style-name="Обычный">– Нет! – загремел в дверях Филипп Филиппович, – по такому имени и отчеству в моей квартире я вас не разрешу называть. Если вам угодно, чтобы вас перестали именовать фамильярно «Шариков», и я и доктор Борменталь будем называть вас «господин Шариков».</text:p>
      <text:p text:style-name="Обычный">– Я не господин, господа все в Париже! – отлаял Шариков.</text:p>
      <text:p text:style-name="Обычный">– Швондерова работа! – кричал Филипп Филиппович, – ну, ладно, посчитаюсь я с этим негодяем. Не будет никого, кроме господ, в моей квартире, пока я в ней нахожусь! В противном случае или я или вы уйдёте отсюда и, вернее всего, вы. Сегодня я помещу в газетах объявление и, поверьте, я вам найду комнату.</text:p>
      <text:p text:style-name="Обычный">– Ну да, такой я дурак, чтобы я съехал отсюда, – очень чётко ответил Шариков.</text:p>
      <text:p text:style-name="Обычный">– Как? – спросил Филипп Филиппович и до того изменился в лице, что Борменталь подлетел к нему и нежно и тревожно взял его за рукав.</text:p>
      <text:p text:style-name="Обычный">– Вы, знаете, не нахальничайте, мосье Шариков! – Борменталь очень повысил голос. Шариков отступил, вытащил из кармана три бумаги: зелёную жёлтую и белую и, тыча в них пальцами, заговорил:</text:p>
      <text:p text:style-name="Обычный">– Вот. Член жилищного товарищества, и площадь мне полагается определённо в квартире номер пять у ответственного съёмщика Преображенского в шестнадцать квадратных аршин, – Шариков подумал и добавил слово, которое Борменталь машинально отметил в мозгу, как новое благоволите.</text:p>
      <text:p text:style-name="Обычный">Филипп Филиппович закусил губу и сквозь неё неосторожно вымолвил:</text:p>
      <text:p text:style-name="Обычный">– Клянусь, что я этого Швондера в конце концов застрелю.</text:p>
      <text:p text:style-name="Обычный">Шариков в высшей степени внимательно и остро принял эти слова, что было видно по его глазам.</text:p>
      <text:p text:style-name="Обычный">– Филипп Филиппович, vorsichtig… – предостерегающе начал Борменталь.</text:p>
      <text:p text:style-name="Обычный">– Ну, уж знаете… Если уж такую подлость!.. – вскричал Филипп Филиппович по-русски. – Имейте в виду, Шариков… Господин, что я, если вы позволите себе ещё одну наглую выходку, я лишу вас обеда и вообще питания в моём доме. 16 аршин – это прелестно, но ведь я вас не обязан кормить по этой лягушечьей бумаге!</text:p>
      <text:p text:style-name="Обычный">Тут Шариков испугался и приоткрыл рот.</text:p>
      <text:p text:style-name="Обычный">– Я без пропитания оставаться не могу, – забормотал он, – где же я буду харчеваться?</text:p>
      <text:p text:style-name="Обычный">– Тогда ведите себя прилично! – в один голос заявили оба эскулапа.</text:p>
      <text:p text:style-name="Обычный">Шариков значительно притих и в тот день не причинил никакого вреда никому, за исключением самого себя: пользуясь небольшой отлучкой Борменталя, он завладел его бритвой и распорол себе скулы так, что Филипп Филиппович и доктор Борменталь накладывали ему на порез швы, отчего Шариков долго выл, заливаясь слезами.</text:p>
      <text:p text:style-name="Обычный">Следующую ночь в кабинете профессора в зелёном полумраке сидели двое – сам Филипп Филиппович и верный, привязанный к нему Борменталь. В доме уже спали. Филипп Филиппович был в своём лазоревом халате и красных туфлях, а Борменталь в рубашке и синих подтяжках. Между врачами на круглом столе рядом с пухлым альбомом стояла бутылка коньяку, блюдечко с лимоном и сигарный ящик. Учёные, накурив полную комнату, с жаром обсуждали последние события: этим вечером Шариков присвоил в кабинете Филиппа Филипповича два червонца, лежавшие под пресс-папье, пропал из квартиры, вернулся поздно и совершенно пьяный. Этого мало. С ним явились две неизвестных личности, шумевших на парадной лестнице и изъявивших желание ночевать в гостях у Шарикова. Удалились означенные личности лишь после того, как Фёдор, присутствовавший при этой сцене в осеннем пальто, накинутом сверх белья, позвонил по телефону в 45 отделение милиции. Личности мгновенно отбыли, лишь только Фёдор повесил трубку.<text:s/><text:soft-page-break/>Неизвестно куда после ухода личностей задевалась малахитовая пепельница с подзеркальника в передней бобровая шапка Филиппа Филипповича и его же трость, на каковой трости золотой вязью было написано: «Дорогому и уважаемому Филиппу Филипповичу благодарные ординаторы в день …», дальше шла римская цифра X.</text:p>
      <text:p text:style-name="Обычный">– Кто они такие? – наступал Филипп Филиппович, сжимая кулаки на Шарикова.</text:p>
      <text:p text:style-name="Обычный">Тот, шатаясь и прилипая к шубам, бормотал насчёт того, что личности ему неизвестны, что они не сукины сыны какие-нибудь, а – хорошие.</text:p>
      <text:p text:style-name="Обычный">– Изумительнее всего, что ведь они же оба пьяные… Как же они ухитрились? – поражался Филипп Филиппович, глядя на то место в стойке, где некогда помещалась память юбилея.</text:p>
      <text:p text:style-name="Обычный">– Специалисты, – пояснил Фёдор, удаляясь спать с рублём в кармане.</text:p>
      <text:p text:style-name="Обычный">От двух червонцев Шариков категорически отперся и при этом выговорил что-то неявственное насчёт того, что вот, мол, он не один в квартире.</text:p>
      <text:p text:style-name="Обычный">– Ага, быть может, это доктор Борменталь свистнул червонцы? – осведомился Филипп Филиппович тихим, но страшным по оттенку голосом.</text:p>
      <text:p text:style-name="Обычный">Шариков качнулся, открыл совершенно посоловевшие глаза и высказал предположение:</text:p>
      <text:p text:style-name="Обычный">– А может быть, Зинка взяла…</text:p>
      <text:p text:style-name="Обычный">– Что такое?.. – закричала Зина, появившись в дверях как привидение, прикрывая на груди расстёгнутую кофточку ладонью, – да как он…</text:p>
      <text:p text:style-name="Обычный">Шея Филиппа Филипповича налилась красным цветом.</text:p>
      <text:p text:style-name="Обычный">– Спокойно, Зинуша, – молвил он, простирая к ней руку, – не волнуйся, мы всё это устроим.</text:p>
      <text:p text:style-name="Обычный">Зина немедленно заревела, распустив губы, и ладонь запрыгала у неё на ключице.</text:p>
      <text:p text:style-name="Обычный">– Зина, как вам не стыдно? Кто же может подумать? Фу, какой срам! – заговорил Борменталь растерянно.</text:p>
      <text:p text:style-name="Обычный">– Ну, Зина, ты – дура, прости господи, – начал было Филипп Филиппович.</text:p>
      <text:p text:style-name="Обычный">Но тут Зинин плач прекратился сам собой и все умолкли. Шарикову стало нехорошо. Стукнувшись головой об стену он издал звук – не то «и», не то «е» – вроде «эээ»! Лицо его побледнело и судорожно задвигалась челюсть.</text:p>
      <text:p text:style-name="Обычный">– Ведро ему, негодяю, из смотровой дать!</text:p>
      <text:p text:style-name="Обычный">И все забегали, ухаживая за заболевшим Шариковым. Когда его отводили спать, он, пошатываясь в руках Борменталя, очень нежно и мелодически ругался скверными словами, выговаривая их с трудом.</text:p>
      <text:p text:style-name="Обычный">Вся эта история произошла около часу, а теперь было часа 3 пополуночи, но двое в кабинете бодрствовали, взвинченные коньяком с лимоном. Накурили они до того, что дым двигался густыми медленными плоскостями, даже не колыхаясь.</text:p>
      <text:p text:style-name="Обычный">Доктор Борменталь, бледный, с очень решительными глазами, поднял рюмку с стрекозиной талией.</text:p>
      <text:p text:style-name="Обычный">– Филипп Филиппович, – прочувственно воскликнул он, – я никогда не забуду, как я полуголодным студентом явился к вам, и вы приютили меня при кафедре. Поверьте, Филипп Филиппович, вы для меня гораздо больше, чем профессор, учитель… Моё безмерное уважение к вам… Позвольте вас поцеловать, дорогой Филипп Филиппович.</text:p>
      <text:p text:style-name="Обычный">– Да, голубчик, мой… – Растерянно промычал Филипп Филиппович и поднялся навстречу. Борменталь его обнял и поцеловал в пушистые, сильно прокуренные усы.</text:p>
      <text:p text:style-name="Обычный">– Ей-богу, Филипп Фили…</text:p>
      <text:p text:style-name="Обычный">– Так растрогали, так растрогали… Спасибо вам, – говорил Филипп Филиппович, – голубчик, я иногда на вас ору на операциях. Уж простите стариковскую вспыльчивость. В сущности ведь я так одинок… «От Севильи до Гренады…»</text:p>
      <text:p text:style-name="Обычный">– Филипп Филиппович, не стыдно ли вам?.. – искренно воскликнул пламенны Борменталь, – если вы не хотите меня обижать, не говорите мне больше таким образом…</text:p>
      <text:p text:style-name="Обычный">– Ну, спасибо вам… «К берегам священным Нила…» Спасибо… И я вас полюбил как<text:s/><text:soft-page-break/>способного врача.</text:p>
      <text:p text:style-name="Обычный">– Филипп Филиппович, я вам говорю!.. – страстно воскликнул Борменталь, сорвался с места, плотнее прикрыл дверь, ведущую в коридор и, вернувшись, продолжал шёпотом, – ведь это – единственный исход. Я не смею вам, конечно, давать советы, но, Филипп Филиппович, посмотрите на себя, вы совершенно замучились, ведь так нельзя же больше работать!</text:p>
      <text:p text:style-name="Обычный">– Абсолютно невозможно, – вздохнув, подтвердил Филипп Филиппович.</text:p>
      <text:p text:style-name="Обычный">– Ну, вот, это же немыслимо, – шептал Борменталь, – в прошлый раз вы говорили, что боитесь за меня, если бы вы знали, дорогой профессор, как вы меня этим тронули. Но ведь я же не мальчик и сам соображаю, насколько это может получиться ужасная шутка. Но по моему глубокому убеждению, другого выхода нет.</text:p>
      <text:p text:style-name="Обычный">Филипп Филиппович встал, замахал на него руками и воскликнул:</text:p>
      <text:p text:style-name="Обычный">– И не соблазняйте, даже и не говорите, – профессор заходил по комнате, закачав дымные волны, – и слушать не буду. Понимаете, что получиться, если нас накроют. Нам ведь с вами на «принимая во внимание происхождение» – отъехать не придётся, невзирая на нашу первую судимость. Ведь у нас нет подходящего происхождения, мой дорогой?</text:p>
      <text:p text:style-name="Обычный">– Какой там чёрт! Отец был судебным следователем в Вильно, – горестно ответил Борменталь, допивая коньяк.</text:p>
      <text:p text:style-name="Обычный">– Ну вот-с, не угодно ли. Ведь это же дурная наследственность.</text:p>
      <text:p text:style-name="Обычный">Пакостнее и представить себе ничего нельзя. Впрочем, виноват, у меня ещё хуже. Отец – кафедральный протоиерей. Мерси. «От Севильи до Гренады… В тихом сумраке ночей…» Вот, чёрт её возьми.</text:p>
      <text:p text:style-name="Обычный">– Филипп Филиппович, вы – величина мирового значения, и из-за какого-то извините за выражение, сукиного сына… Да разве они могут вас тронуть, помилуйте!</text:p>
      <text:p text:style-name="Обычный">– Тем более, не пойду на это, – задумчиво возразил Филипп Филиппович, останавливаясь и озираясь на стеклянный шкаф.</text:p>
      <text:p text:style-name="Обычный">– Да почему?</text:p>
      <text:p text:style-name="Обычный">– Потому что вы-то ведь не величина мирового значения.</text:p>
      <text:p text:style-name="Обычный">– Где уж…</text:p>
      <text:p text:style-name="Обычный">– Ну вот-с. А бросать коллегу в случае катастрофы, самому же выскочить на мировом значении, простите… Я – московский студент, а не Шариков.</text:p>
      <text:p text:style-name="Обычный">Филипп Филиппович горделиво поднял плечи и сделался похож на французского древнего короля.</text:p>
      <text:p text:style-name="Обычный">– Филипп Филиппович, эх… – горестно воскликнул Борменталь, – значит, что же? Теперь вы будете ждать, пока удастся из этого хулигана сделать человека?</text:p>
      <text:p text:style-name="Обычный">Филипп Филиппович жестом руки остановил его, налил себе коньяку, хлебнул, пососал лимон и заговорил:</text:p>
      <text:p text:style-name="Обычный">– Иван Арнольдович, как по-вашему, я понимаю что-либо в анатомии и физиологии, ну скажем, человеческого мозгового аппарата? Как ваше мнение?</text:p>
      <text:p text:style-name="Обычный">– Филипп Филиппович, что вы спрашиваете! – с большим чувством ответил Борменталь и развёл руками.</text:p>
      <text:p text:style-name="Обычный">– Ну, хорошо. Без ложной скромности. Я тоже полагаю, что в этом я не самый последний человек в Москве.</text:p>
      <text:p text:style-name="Обычный">– А я полагаю, что вы – первый не только в Москве, а и в Лондоне и в Оксфорде! – яростно перебил Борменталь.</text:p>
      <text:p text:style-name="Обычный">– Ну, ладно, пусть будет так. Ну так вот-с, будущий профессор Борменталь: это никому не удастся. Конечно. Можете и не спрашивать. Так и сошлитесь на меня, скажите, Преображенский сказал. Finitа, Клим! – вдруг торжественно воскликнул Филипп Филиппович и шкаф ответил ему звоном, – Клим, – повторил он. – Вот что, Борменталь, вы первый ученик моей школы и, кроме того, мой друг, как я убедился сегодня. Так вот вам как другу, сообщу по секрету, – конечно, я знаю, вы не станете срамить меня – старый осёл Преображенский нарвался на этой операции как третьекурсник. Правда, открытие<text:s/><text:soft-page-break/>получилось, вы сами знаете – какое, тут, – Филипп Филиппович горестно указал обеими руками на оконную штору, очевидно, намекая на Москву, – но только имейте в виду, Иван Арнольдович, что единственным результатом этого открытия будет то, что все мы теперь будем иметь этого Шарикова вот где, – здесь, Преображенский похлопал себя по крутой и склонной к параличу шее, будьте спокойны! Если бы кто-нибудь, – сладострастно продолжал Филипп Филиппович, – разложил меня здесь и выпорол, – я бы, клянусь, заплатил бы червонцев пять! «От Севильи до Гренады…» Чёрт меня возьми… Ведь я пять лет сидел, выковыривал придатки из мозгов… Вы знаете, какую я работу проделал – уму непостижимо. И вот теперь, спрашивается – зачем? Чтобы в один прекрасный день милейшего пса превратить в такую мразь, что волосы дыбом встают.</text:p>
      <text:p text:style-name="Обычный">– Исключительное что-то.</text:p>
      <text:p text:style-name="Обычный">– Совершенно с вами согласен. Вот, доктор, что получается, когда исследователь вместо того, чтобы идти параллельно и ощупью с природой, форсирует вопрос и приподнимает завесу: на, получай Шарикова и ешь его с кашей.</text:p>
      <text:p text:style-name="Обычный">– Филипп Филиппович, а если бы мозг Спинозы?</text:p>
      <text:p text:style-name="Обычный">– Да! – рявкнул Филипп Филиппович. – Да! Если только злосчастная собака не помрёт у меня под ножом, а вы видели – какого сорта эта операция. Одним словом, я – Филипп Преображенский, ничего труднее не делал в своей жизни. Можно привить гипофиз Спинозы или ещё какого-нибудь такого лешего и соорудить из собаки чрезвычайно высокостоящего. Но на какого дьявола? – спрашивается. Объясните мне, пожалуйста, зачем нужно искусственно фабриковать Спиноз, когда любая баба может его родить когда угодно. Ведь родила же в Холмогорах мадам Ломоносова этого своего знаменитого. Доктор, человечество само заботится об этом и в эволюционном порядке каждый год упорно, выделяя из массы всякой мрази, создаёт десятками выдающихся гениев, украшающих земной шар. Теперь вам понятно, доктор, почему я опорочил ваш вывод в истории Шариковской болезни. Моё открытие, черти б его съели, с которым вы носитесь, стоит ровно один ломаный грош… Да, не спорьте, Иван Арнольдович, я ведь уж понял. Я же никогда не говорю на ветер, вы это отлично знаете. Теоретически это интересно. Ну, ладно! Физиологи будут в восторге. Москва беснуется… Ну, а практически что? Кто теперь перед вами? – Преображенский указал пальцем в сторону смотровой, где почивал Шариков, – исключительный прохвост.</text:p>
      <text:p text:style-name="Обычный">– Но кто он – Клим, Клим, – крикнул профессор, – Клим Чугунков (Борменталь открыл рот) – вот что-с: две судимости, алкоголизм, «всё поделить», шапка и два червонца пропали (тут Филипп Филиппович вспомнил юбилейную палку и побагровел) – хам и свинья… Ну, эту палку я найду. Одним словом, гипофиз – закрытая камера, определяющая человеческое данное лицо. Данное! «От Севильи до Гренады…» – свирепо вращая глазами, кричал Филипп Филиппович, – а не общечеловеческое. Это – в миниатюре – сам мозг. И мне он совершенно не нужен, ну его ко всем свиньям. Я заботился совсем о другом, об евгенике, об улучшении человеческой породы. И вот на омоложении нарвался. Неужели вы думаете, что из-за денег произвожу их? Ведь я же всё-таки учёный.</text:p>
      <text:p text:style-name="Обычный">– Вы великий учёный, вот что! – молвил Борменталь, глотая коньяк.</text:p>
      <text:p text:style-name="Обычный">Глаза его налились кровью.</text:p>
      <text:p text:style-name="Обычный">– Я хотел проделать маленький опыт, после того, как два года тому назад впервые получил из гипофиза вытяжку полового гормона. И вместо этого что же получилось? Боже ты мой! Этих гормонов в гипофизе, о господи… Доктор, передо мной – тупая безнадёжность, я клянусь, потерялся.</text:p>
      <text:p text:style-name="Обычный">Борменталь вдруг засучил рукава и произнёс, кося глазами к носу:</text:p>
      <text:p text:style-name="Обычный">– Тогда вот что, дорогой учитель, если вы не желаете, я сам на свой риск накормлю его мышьяком. Чёрт с ним, что папа судебный следователь. Ведь в конце концов – это ваше собственное экспериментальное существо.</text:p>
      <text:p text:style-name="Обычный">Филипп Филиппович потух, обмяк, завалился в кресло и сказал:</text:p>
      <text:p text:style-name="Обычный">– Нет, я не позволю вам этого, милый мальчик. Мне 60 лет, я вам могу давать советы. На преступление не идите никогда, против кого бы оно ни было направлено. Доживите до<text:s/><text:soft-page-break/>старости с чистыми руками.</text:p>
      <text:p text:style-name="Обычный">– Помилуйте, Филипп Филиппович, да ежели его ещё обработает этот Швондер, что ж из него получится?! Боже мой, я только теперь начинаю понимать, что может выйти из этого Шарикова!</text:p>
      <text:p text:style-name="Обычный">– Ага! Теперь поняли? А я понял через десять дней после операции. Ну так вот, Швондер и есть самый главный дурак. Он не понимает, что Шариков для него более грозная опасность, чем для меня. Ну, сейчас он всячески старается натравить его на меня, не соображая, что если кто-нибудь в свою очередь натравит Шарикова на самого Швондера, то от него останутся только рожки да ножки.</text:p>
      <text:p text:style-name="Обычный">– Ещё бы! Одни коты чего стоят! Человек с собачьим сердцем.</text:p>
      <text:p text:style-name="Обычный">– О нет, нет, – протяжно ответил Филипп Филиппович, – вы, доктор, делаете крупнейшую ошибку, ради бога не клевещите на пса. Коты – это временно… Это вопрос дисциплины и двух-трех недель. Уверяю вас. Ещё какой-нибудь месяц, и он перестанет на них кидаться.</text:p>
      <text:p text:style-name="Обычный">– А почему не теперь?</text:p>
      <text:p text:style-name="Обычный">– Иван Арнольдович, это элементарно… Что вы на самом деле спрашиваете да ведь гипофиз не повиснет же в воздухе. Ведь он всё-таки привит на собачий мозг, дайте же ему прижиться. Сейчас Шариков проявляет уже только остатки собачьего, и поймите, что коты – это лучшее из всего, что он делает. Сообразите, что весь ужас в том, что у него уж не собачье, а именно человеческое сердце. И самое паршивое из всех, которые существуют в природе!</text:p>
      <text:p text:style-name="Обычный">До последней степени взвинченный Борменталь сжал сильные худые руки в кулаки, повёл плечами, твёрдо молвил:</text:p>
      <text:p text:style-name="Обычный">– Кончено. Я его убью!</text:p>
      <text:p text:style-name="Обычный">– Запрещаю это! – категорически ответил Филипп Филиппович.</text:p>
      <text:p text:style-name="Обычный">– Да помилуйт…</text:p>
      <text:p text:style-name="Обычный">Филипп Филиппович вдруг насторожился, поднял палец.</text:p>
      <text:p text:style-name="Обычный">– Погодите-ка… Мне шаги послышались.</text:p>
      <text:p text:style-name="Обычный">Оба прислушались, но в коридоре было тихо.</text:p>
      <text:p text:style-name="Обычный">– Показалось, – молвил Филипп Филиппович и с жаром заговорил по-немецки в его словах несколько раз звучало русское слово «уголовщина».</text:p>
      <text:p text:style-name="Обычный">– Минуточку, – вдруг насторожился Борменталь и шагнул к двери. Шаги слышались явственно и приблизились к кабинету. Кроме того, бубнил голос Борменталь распахнул двери и отпрянул в изумлении. Совершенно поражённый Филипп Филиппович застыл в кресле.</text:p>
      <text:p text:style-name="Обычный">В освещённом четырехугольнике коридора предстала в одной ночной сорочке Дарья Петровна с боевым и пылающим лицом. И врача и профессора ослепило обилие мощного и, как от страху показалось обоим, совершенно голого тела. В могучих руках Дарья Петровна волокла что-то, и это «что-то», упираясь, садилось на зад и небольшие его ноги, крытые чёрным пухом, заплетались по паркету. «Что-то», конечно, оказалось Шариковым, совершенно потерянным, всё ещё пьяненьким, разлохмаченным и в одной рубашке.</text:p>
      <text:p text:style-name="Обычный">Дарья Петровна, грандиозная и нагая, тряхнула Шарикова, как мешок с картофелем, и произнесла такие слова:</text:p>
      <text:p text:style-name="Обычный">– Полюбуйтесь, господин профессор, на нашего визитёра Телеграфа Телеграфовича. Я замужем была, а Зина – невинная девушка. Хорошо, что я проснулась.</text:p>
      <text:p text:style-name="Обычный">Окончив эту речь, Дарья Петровна впала в состояние стыда, вскрикнула, закрыла грудь руками и унеслась.</text:p>
      <text:p text:style-name="Обычный">– Дарья Петровна, извините ради бога, – опомнившись, крикнул ей вслед красный Филипп Филиппович.</text:p>
      <text:p text:style-name="Обычный">Борменталь повыше засучил рукава рубашки и двинулся к Шарикову.</text:p>
      <text:p text:style-name="Обычный">Филипп Филиппович заглянул ему в глаза и ужаснулся.</text:p>
      <text:p text:style-name="Обычный">– Что вы, доктор! Я запрещаю…</text:p>
      <text:soft-page-break/>
      <text:p text:style-name="Обычный">Борменталь правой рукой взял Шарикова за шиворот и тряхнул его так, что полотно на сорочке спереди треснуло.</text:p>
      <text:p text:style-name="Обычный">Филипп Филиппович бросился наперерез и стал выдирать щуплого Шарикова из цепких хирургических рук.</text:p>
      <text:p text:style-name="Обычный">– Вы не имеете права биться! – полузадушенный кричал Шариков, садясь наземь и трезвея.</text:p>
      <text:p text:style-name="Обычный">– Доктор! – вопил Филипп Филиппович.</text:p>
      <text:p text:style-name="Обычный">Борменталь несколько пришёл в себя и выпустил Шарикова, после чего тот сейчас же захныкал.</text:p>
      <text:p text:style-name="Обычный">– Ну, ладно, – прошипел Борменталь, – подождём до утра. Я ему устрою бенефис, когда он протрезвится.</text:p>
      <text:p text:style-name="Обычный">Тут он ухватил Шарикова под мышки и поволок его в приёмную спать.</text:p>
      <text:p text:style-name="Обычный">При этом Шариков сделал попытку брыкаться, но ноги его не слушались.</text:p>
      <text:p text:style-name="Обычный">Филипп Филиппович растопырил ноги, отчего лазоревые полы разошлись, возвёл руки и глаза к потолочной лампе в коридоре и молвил:</text:p>
      <text:p text:style-name="Обычный">– Ну-ну…</text:p>
      <text:p text:style-name="Обычный"/>
      <text:h text:style-name="Заголовок2" text:outline-level="2"><text:bookmark-start text:name="_Toc383456995"/><text:bookmark-start text:name="_Toc383457006"/><text:bookmark-start text:name="_Toc383457078"/>Глава 9<text:bookmark-end text:name="_Toc383456995"/><text:bookmark-end text:name="_Toc383457006"/><text:bookmark-end text:name="_Toc383457078"/></text:h>
      <text:p text:style-name="P133"/>
      <text:p text:style-name="Обычный">Бенефис Шарикова, обещанный доктором Борменталем, не состоялся, однако, на следующее утро по той причине, что Полиграф Полиграфович исчез из дома. Борменталь пришёл в яростное отчаяние, обругал себя ослом за то, что не спрятал ключ от парадной двери, кричал, что это непростительно, и кончил пожеланием, чтобы Шариков попал под автобус. Филипп Филиппович сидел в кабинете, запустив пальцы в волосы, и говорил:</text:p>
      <text:p text:style-name="Обычный">– Воображаю, что будет твориться на улице… Вообража-а-ю. «От Севильи до Гренады», боже мой.</text:p>
      <text:p text:style-name="Обычный">– Он в домкоме ещё может быть, – бесновался Борменталь и куда-то бегал.</text:p>
      <text:p text:style-name="Обычный">В домкоме он поругался с председателем Швондером до того, что тот сел писать заявление в народный суд Хамовнического района, крича при этом, что он не сторож питомца профессора Преображенского, тем более, что этот питомец Полиграф не далее, как вчера, оказался прохвостом, взяв в домкоме якобы на покупку учебников в кооперативе 7 рублей.</text:p>
      <text:p text:style-name="Обычный">Фёдор, заработавший на этом деле три рубля, обыскал весь дом сверху до низу. Нигде никаких следов Шарикова не было.</text:p>
      <text:p text:style-name="Обычный">Выяснилось только одно – что Полиграф отбыл на рассвете в кепке, в шарфе и пальто, захватив с собой бутылку рябиновой в буфете, перчатки доктора Борменталя и все свои документы. Дарья Петровна и Зина, не скрывая, выразили свою бурную радость и надежду, что Шариков больше не вернётся. У Дарьи Петровны Шариков занял накануне три рубля пятьдесят копеек.</text:p>
      <text:p text:style-name="Обычный">– Так вам и надо! – рычал Филипп Филиппович, потрясая кулаками. Целый день звенел телефон, звенел телефон на другой день. Врачи принимали необыкновенное количество пациентов, а на третий день вплотную встал в кабинете вопрос о том, что нужно дать знать в милицию, каковая должна разыскать Шарикова в московском омуте.</text:p>
      <text:p text:style-name="Обычный">И только что было произнесено слово «милиция», как благоговейную тишину обухова переулка прорезал лай грузовика и окна в доме дрогнули.</text:p>
      <text:p text:style-name="Обычный">Затем прозвучал уверенный звонок, и Полиграф Полиграфович вошёл с необычайным достоинством, в полном молчании снял кепку, пальто повесил на рога и оказался в новом виде. На нём была кожаная куртка с чужого плеча, кожаные же потёртые штаны и английские высокие сапожки со шнуровкой до колен. Неимоверный запах котов сейчас расплылся по всей передней.</text:p>
      <text:p text:style-name="Обычный">Преображенский и Борменталь точно по команде скрестили руки на груди, стали у притолоки и ожидали первых сообщений от Полиграфа Полиграфовича.</text:p>
      <text:soft-page-break/>
      <text:p text:style-name="Обычный">Он пригладил жёсткие волосы, кашлянул и осмотрелся так, что видно было: смущение Полиграф желает скрыть при помощи развязности.</text:p>
      <text:p text:style-name="Обычный">– Я, Филипп Филиппович, – начал он наконец говорить, – на должность поступил.</text:p>
      <text:p text:style-name="Обычный">Оба врача издали неопределённый сухой звук горлом и шевельнулись.</text:p>
      <text:p text:style-name="Обычный">Преображенский опомнился первый, руку протянул и молвил:</text:p>
      <text:p text:style-name="Обычный">– Бумагу дайте.</text:p>
      <text:p text:style-name="Обычный">Было напечатано: «Предъявитель сего товарищ Полиграф Полиграфович Шариков действительно состоит заведующим подотделом очистки города Москвы от бродячих животных (котов и пр.) В отделе МКХ».</text:p>
      <text:p text:style-name="Обычный">– Так, – тяжело молвил Филипп Филиппович, – кто же вас устроил? Ах, впрочем я и сам догадываюсь.</text:p>
      <text:p text:style-name="Обычный">– Ну, да, Швондер, – ответил Шариков.</text:p>
      <text:p text:style-name="Обычный">– Позвольте вас спросить – почему от вас так отвратительно пахнет?</text:p>
      <text:p text:style-name="Обычный">Шариков понюхал куртку озабоченно.</text:p>
      <text:p text:style-name="Обычный">– Ну, что ж, пахнет… Известно: по специальности. Вчера котов душили, душили…</text:p>
      <text:p text:style-name="Обычный">Филипп Филиппович вздрогнул и посмотрел на Борменталя. Глаза у того напоминали два чёрных дула, направленных на Шарикова в упор. Без всяких предисловий он двинулся к Шарикову и легко и уверенно взял его за глотку.</text:p>
      <text:p text:style-name="Обычный">– Караул! – пискнул Шариков, бледнея.</text:p>
      <text:p text:style-name="Обычный">– Доктор!</text:p>
      <text:p text:style-name="Обычный">– Ничего не позволю себе дурного, Филипп Филиппович, – не беспокойтесь, – железным голосом отозвался Борменталь и завопил:</text:p>
      <text:p text:style-name="Обычный">– Зина и Дарья Петровна!</text:p>
      <text:p text:style-name="Обычный">Те появились в передней.</text:p>
      <text:p text:style-name="Обычный">– Ну, повторяйте, – сказал Борменталь и чуть-чуть притиснул горло Шарикова к шубе, – извините меня…</text:p>
      <text:p text:style-name="Обычный">– Ну хорошо, повторяю, – сиплым голосом ответил совершенно поражённый Шариков, вдруг набрал воздуху, дёрнулся и попытался крикнуть «караул», но крик не вышел и голова его совсем погрузилась в шубу.</text:p>
      <text:p text:style-name="Обычный">– Доктор, умоляю вас.</text:p>
      <text:p text:style-name="Обычный">Шариков закивал головой, давая знать, что он покоряется и будет повторять.</text:p>
      <text:p text:style-name="Обычный">– …Извините меня, многоуважаемая Дарья Петровна и Зинаида?..</text:p>
      <text:p text:style-name="Обычный">– Прокофьевна, – шепнула испуганно Зина.</text:p>
      <text:p text:style-name="Обычный">– Уф, Прокофьевна… – говорил, перехватывая воздух, охрипший Шариков, – …что я позволил себе…</text:p>
      <text:p text:style-name="Обычный">– Себе гнусную выходку ночью в состоянии опьянения.</text:p>
      <text:p text:style-name="Обычный">– Опьянения…</text:p>
      <text:p text:style-name="Обычный">– Никогда больше не буду…</text:p>
      <text:p text:style-name="Обычный">– Не бу…</text:p>
      <text:p text:style-name="Обычный">– Пустите, пустите его, Иван Арнольдович, – взмолились одновременно обе женщины, – вы его задушите.</text:p>
      <text:p text:style-name="Обычный">Борменталь выпустил Шарикова на свободу и сказал:</text:p>
      <text:p text:style-name="Обычный">– Грузовик вас ждёт?</text:p>
      <text:p text:style-name="Обычный">– Нет, – почтительно ответил Полиграф, – он только меня привёз.</text:p>
      <text:p text:style-name="Обычный">– Зина, отпустите машину. Теперь имейте в виду следующее: вы опять вернулись в квартиру Филиппа Филипповича?</text:p>
      <text:p text:style-name="Обычный">– Куда же мне ещё? – робко ответил Шариков, блуждая глазами.</text:p>
      <text:p text:style-name="Обычный">– Отлично-с. Быть тише воды, ниже травы. В противном случае за каждую безобразную выходку будете иметь со мною дело. Понятно?</text:p>
      <text:p text:style-name="Обычный">– Понятно, – ответил Шариков.</text:p>
      <text:p text:style-name="Обычный">Филипп Филиппович во всё время насилия над Шариковым хранил молчание.</text:p>
      <text:p text:style-name="Обычный">Как-то жалко он съёжился у притолоки и грыз ноготь, потупив глаза в паркет. Потом<text:s/><text:soft-page-break/>вдруг поднял их на Шарикова и спросил, глухо и автоматически:</text:p>
      <text:p text:style-name="Обычный">– Что же вы делаете с этими… С убитыми котами?</text:p>
      <text:p text:style-name="Обычный">– На польты пойдут, – ответил Шариков, – из них белок будут делать на рабочий кредит.</text:p>
      <text:p text:style-name="Обычный">Засим в квартире настала тишина и продолжалась двое суток. Полиграф Полиграфович утром уезжал на грузовике, появлялся вечером, тихо обедал в компании Филиппа Филипповича и Борменталя.</text:p>
      <text:p text:style-name="Обычный">Несмотря на то, что Борменталь и Шариков спали в одной комнате приёмной, они не разговаривали друг с другом, так что Борменталь соскучился первый.</text:p>
      <text:p text:style-name="Обычный">Дня через два в квартире появилась худенькая с подрисованными глазами барышня в кремовых чулочках и очень смутилась при виде великолепия квартиры. В потёртом пальтишке она шла следом за Шариковым и в передней столкнулась с профессором.</text:p>
      <text:p text:style-name="Обычный">Тот оторопелый остановился, прищурился и спросил:</text:p>
      <text:p text:style-name="Обычный">– Позвольте узнать?</text:p>
      <text:p text:style-name="Обычный">– Я с ней расписываюсь, это – наша машинистка, жить со мной будет. Борменталя надо будет выселить из приёмной. У него своя квартира есть, – крайне неприязненно и хмуро пояснил Шариков.</text:p>
      <text:p text:style-name="Обычный">Филипп Филиппович поморгал глазами, подумал, глядя на побагровевшую барышню, и очень вежливо пригласил её.</text:p>
      <text:p text:style-name="Обычный">– Я вас попрошу на минуточку ко мне в кабинет.</text:p>
      <text:p text:style-name="Обычный">– И я с ней пойду, – быстро и подозрительно молвил Шариков.</text:p>
      <text:p text:style-name="Обычный">И тут моментально вынырнул как из-под земли Борменталь.</text:p>
      <text:p text:style-name="Обычный">– Извините, – сказал он, – профессор побеседует с дамой, а мы уж с вами побудем здесь.</text:p>
      <text:p text:style-name="Обычный">– Я не хочу, – злобно отозвался Шариков, пытаясь устремиться вслед за сгорающей от стыда барышней и Филиппом Филипповичем.</text:p>
      <text:p text:style-name="Обычный">– Нет, простите, – Борменталь взял Шарикова за кисть руки и они пошли в смотровую.</text:p>
      <text:p text:style-name="Обычный">Минут пять из кабинета ничего не слышалось, а потом вдруг глухо донеслись рыдания барышни.</text:p>
      <text:p text:style-name="Обычный">Филипп Филиппович стоял у стола, а барышня плакала в грязный кружевной платочек.</text:p>
      <text:p text:style-name="Обычный">– Он сказал, негодяй, что ранен в боях, – рыдала барышня.</text:p>
      <text:p text:style-name="Обычный">– Лжёт, – непреклонно отвечал Филипп Филиппович. Он покачал головой и продолжал. – Мне вас искренне жаль, но нельзя же так с первым встречным только из-за служебного положения… Детка, ведь это безобразие. Вот что… – Он открыл ящик письменного стола и вынул три бумажки по три червонца.</text:p>
      <text:p text:style-name="Обычный">– Я отравлюсь, – плакала барышня, – в столовке солонина каждый день… И угрожает… Говорит, что он красный командир… Со мною, говорит, будешь жить в роскошной квартире… Каждый день аванс… Психика у меня добрая, говорит, я только котов ненавижу… Он у меня кольцо на память взял…</text:p>
      <text:p text:style-name="Обычный">– Ну, ну, ну, – психика добрая… «От Севильи до Гренады», – бормотал Филипп Филиппович, – нужно перетерпеть – вы ещё так молоды…</text:p>
      <text:p text:style-name="Обычный">– Неужели в этой самой подворотне?</text:p>
      <text:p text:style-name="Обычный">– Ну, берите деньги, когда дают взаймы, – рявкнул Филипп Филиппович.</text:p>
      <text:p text:style-name="Обычный">Затем торжественно распахнулись двери и Борменталь по приглашению Филиппа Филипповича ввёл Шарикова. Тот бегал глазами, и шерсть на голове у него возвышалась, как щётка.</text:p>
      <text:p text:style-name="Обычный">– Подлец, – выговорила барышня, сверкая заплаканными размазанными глазами и полосатым напудренным носом.</text:p>
      <text:p text:style-name="Обычный">– Отчего у вас шрам на лбу? Потрудитесь объяснить этой даме, вкрадчиво спросил Филипп Филиппович.</text:p>
      <text:p text:style-name="Обычный">Шариков сыграл ва-банк:</text:p>
      <text:p text:style-name="Обычный">– Я на колчаковских фронтах ранен, – пролаял он.</text:p>
      <text:soft-page-break/>
      <text:p text:style-name="Обычный">Барышня встала и с громким плачем вышла.</text:p>
      <text:p text:style-name="Обычный">– Перестаньте! – крикнул вслед Филипп Филиппович, – погодите, колечко позвольте, – сказал он, обращаясь к Шарикову.</text:p>
      <text:p text:style-name="Обычный">Тот покорно снял с пальца дутое колечко с изумрудом.</text:p>
      <text:p text:style-name="Обычный">– Ну, ладно, – вдруг злобно сказал он, – попомнишь ты у меня. Завтра я тебе устрою сокращение штатов.</text:p>
      <text:p text:style-name="Обычный">– Не бойтесь его, – крикнул вслед Борменталь, – я ему не позволю ничего сделать. – Он повернулся и поглядел на Шарикова так, что тот попятился и стукнулся затылком о шкаф.</text:p>
      <text:p text:style-name="Обычный">– Как её фамилия? – спросил у него Борменталь. – Фамилия! – заревел он и вдруг стал дик и страшен.</text:p>
      <text:p text:style-name="Обычный">– Васнецова, – ответил Шариков, ища глазами, как бы улизнуть.</text:p>
      <text:p text:style-name="Обычный">– Ежедневно, – взявшись за лацкан Шариковской куртки, выговорил Борменталь, – сам лично буду справляться в чистке – не сократили ли гражданку Васнецову. И если только вы… Узнаю, что сократили, я вас… Собственными руками здесь же пристрелю. Берегитесь, Шариков, – говорю русским языком!</text:p>
      <text:p text:style-name="Обычный">Шариков, не отрываясь, смотрел на Борменталевский нос.</text:p>
      <text:p text:style-name="Обычный">– У самих револьверы найдутся… – пробормотал Полиграф, но очень вяло и вдруг, изловчившись, брызнул в дверь.</text:p>
      <text:p text:style-name="Обычный">– Берегитесь! – донёсся ему вдогонку Борменталевский крик.</text:p>
      <text:p text:style-name="Обычный">Ночь и половину следующего дня висела, как туча перед грозой, тишина.</text:p>
      <text:p text:style-name="Обычный">Все молчали. Но на следующий день, когда Полиграф Полиграфович, которого утром кольнуло скверное предчувствие, мрачный уехал на грузовике к месту службы, профессор Преображенский в совершенно неурочный час принял одного из своих прежних пациентов, толстого и рослого человека в военной форме.</text:p>
      <text:p text:style-name="Обычный">Тот настойчиво добивался свидания и добился. Войдя в кабинет, он вежливо щёлкнул каблуками к профессору.</text:p>
      <text:p text:style-name="Обычный">– У вас боли, голубчик, возобновились? – спросил осунувшийся Филипп Филиппович, – садитесь, пожалуйста.</text:p>
      <text:p text:style-name="Обычный">– Мерси. Нет, профессор, – ответил гость, ставя шлем на угол стола, я вам очень признателен… Гм… Я приехал к вам по другому делу, Филипп Филиппович… Питая большое уважение… Гм… Предупредить. Явная ерунда. Просто он прохвост… – Пациент полез в портфель и вынул бумагу, – хорошо, что мне непосредственно доложили…</text:p>
      <text:p text:style-name="Обычный">Филипп Филиппович оседлал нос пенсне поверх очков и принялся читать.</text:p>
      <text:p text:style-name="Обычный">Он долго бормотал про себя, меняясь в лице каждую секунду. «…А также угрожая убить председателя домкома товарища Швондера, из чего видно, что хранит огнестрельное оружие. И произносит контрреволюционные речи, даже Энгельса приказал своей социалприслужнице Зинаиде Прокофьевне Буниной спалить в печке, как явный меньшевик со своим ассистентом Борменталем Иваном Арнольдовичем, который тайно не прописанный проживает у него в квартире. Подпись заведующего подотделом очистки П. П. Шарикова – удостоверяю. Председатель домкома Швондер, секретарь Пеструхин».</text:p>
      <text:p text:style-name="Обычный">– Вы позволите мне это оставить у себя? – спросил Филипп Филиппович, покрываясь пятнами, – или, виноват, может быть, это вам нужно, чтобы дать законный ход делу?</text:p>
      <text:p text:style-name="Обычный">– Извините, профессор, – очень обиделся пациент, и раздул ноздри, – вы действительно очень уж презрительно смотрите на нас. Я… – И тут он стал надуваться, как индейский петух.</text:p>
      <text:p text:style-name="Обычный">– Ну, извините, извините, голубчик! – забормотал Филипп Филиппович, простите, я право, не хотел вас обидеть. Голубчик, не сердитесь, меня он так задёргал…</text:p>
      <text:p text:style-name="Обычный">– Я думаю, – совершенно отошёл пациент, – но какая всё-таки дрянь! Любопытно было бы взглянуть на него. В Москве прямо легенды какие-то про вас рассказывают…</text:p>
      <text:p text:style-name="Обычный">Филипп Филиппович только отчаянно махнул рукой. Тут пациент разглядел, что профессор сгорбился и даже как будто поседел за последнее время.</text:p>
      <text:p text:style-name="P134"/>
      <text:soft-page-break/>
      <text:h text:style-name="Заголовок6" text:outline-level="6">* * *</text:h>
      <text:p text:style-name="P135"/>
      <text:p text:style-name="Обычный">Преступление созрело и упало, как камень, как это обычно и бывает. С сосущим нехорошим сердцем вернулся в грузовике Полиграф Полиграфович.</text:p>
      <text:p text:style-name="Обычный">Голос Филиппа Филипповича пригласил его в смотровую. Удивлённый Шариков пришёл и с неясным страхом заглянул в дуло на лице Борменталя, а затем на Филиппа Филипповича. Туча ходила вокруг ассистента и левая его рука с папироской чуть вздрагивала на блестящей ручке акушерского кресла.</text:p>
      <text:p text:style-name="Обычный">Филипп Филиппович со спокойствием очень зловещим сказал:</text:p>
      <text:p text:style-name="Обычный">– Сейчас заберите вещи: брюки, пальто, всё, что вам нужно, – и вон из квартиры!</text:p>
      <text:p text:style-name="Обычный">– Как это так? – искренне удивился Шариков.</text:p>
      <text:p text:style-name="Обычный">– Вон из квартиры – сегодня, – монотонно повторил Филипп Филиппович, щурясь на свои ногти.</text:p>
      <text:p text:style-name="Обычный">Какой-то нечистый дух вселился в Полиграфа Полиграфовича; очевидно, гибель уже караулила его и срок стоял у него за плечами. Он сам бросился в объятия неизбежного и гавкнул злобно и отрывисто:</text:p>
      <text:p text:style-name="Обычный">– Да что такое в самом деле! Что, я управы, что ли, не найду на вас? Я на 16 аршинах здесь сижу и буду сидеть.</text:p>
      <text:p text:style-name="Обычный">– Убирайтесь из квартиры, – задушенно шепнул Филипп Филиппович.</text:p>
      <text:p text:style-name="Обычный">Шариков сам пригласил свою смерть. Он поднял левую руку и показал Филиппу Филипповичу обкусанный с нестерпимым кошачьим запахом – шиш. А затем правой рукой по адресу опасного Борменталя из кармана вынул револьвер. Папироса Борменталя упала падучей звездой, а через несколько секунд прыгающий по битым стёклам Филипп Филиппович в ужасе метался от шкафа к кушетке. На ней распростёртый и хрипящий лежал заведующий подотделом очистки, а на груди у него помещался хирург Борменталь и душил его беленькой малой подушкой.</text:p>
      <text:p text:style-name="Обычный">Через несколько минут доктор Борменталь с не своим лицом прошёл на передний ход и рядом с кнопкой звонка наклеил записку:</text:p>
      <text:p text:style-name="Обычный">«Сегодня приёма по случаю болезни профессора – нет. Просят не беспокоить звонками».</text:p>
      <text:p text:style-name="Обычный">Блестящим перочинным ножичком он перерезал провод звонка, в зеркале осмотрел поцарапанное в кровь своё лицо и изодранные, мелкой дрожью прыгающие руки. Затем он появился в дверях кухни и насторожённым голосом Зине и Дарье Петровне сказал:</text:p>
      <text:p text:style-name="Обычный">– Профессор просит вас никуда не уходить из квартиры.</text:p>
      <text:p text:style-name="Обычный">– Хорошо, – робко ответили Зина и Дарья Петровна.</text:p>
      <text:p text:style-name="Обычный">– Позвольте мне запереть дверь на чёрный ход и забрать ключ, – заговорил Борменталь, прячась за дверь в стене и прикрывая ладонью лицо – это временно, не из недоверия к вам. Но кто-нибудь придёт, а вы не выдержите и откроете, а нам нельзя мешать. Мы заняты.</text:p>
      <text:p text:style-name="Обычный">– Хорошо, – ответили женщины и сейчас же стали бледными. Борменталь запер чёрный ход, запер парадный, запер дверь из коридора в переднюю и шаги его пропали у смотровой.</text:p>
      <text:p text:style-name="Обычный">Тишина покрыла квартиру, заползла во все углы. Полезли сумерки, скверные, насторожённые, одним словом мрак. Правда, впоследствии соседи через двор говорили, что будто бы в окнах смотровой, выходящих во двор, в этот вечер горели у Преображенского все огни, и даже будто бы они видели белый колпак самого профессора… Проверить трудно. Правда, и Зина, когда уже кончилось, болтала, что в кабинете у камина после того, как Борменталь и профессор вышли из смотровой, её до смерти напугал Иван Арнольдович.</text:p>
      <text:p text:style-name="Обычный">Якобы он сидел в кабинете на корточках и жёг в камине собственноручно тетрадь в синей обложке из той пачки, в которой записывались истории болезни профессорских пациентов! Лицо будто бы у доктора было совершенно зелёное и всё, ну, всё… Вдребезги исцарапанное. И Филипп Филиппович в тот вечер сам на себя не был похож. И ещё что… Впрочем, может быть, невинная девушка из пречистенской квартиры и врёт…</text:p>
      <text:p text:style-name="Обычный">За одно можно поручиться: в квартире в этот вечер была полнейшая и ужаснейшая<text:s/><text:soft-page-break/>тишина.</text:p>
      <text:p text:style-name="Обычный"/>
      <text:h text:style-name="Заголовок2" text:outline-level="2"><text:bookmark-start text:name="_Toc383456996"/><text:bookmark-start text:name="_Toc383457007"/><text:bookmark-start text:name="_Toc383457079"/>Глава 10<text:bookmark-end text:name="_Toc383456996"/><text:bookmark-end text:name="_Toc383457007"/><text:bookmark-end text:name="_Toc383457079"/></text:h>
      <text:h text:style-name="Заголовок2" text:outline-level="2"><text:bookmark-start text:name="_Toc383456997"/><text:bookmark-start text:name="_Toc383457008"/><text:bookmark-start text:name="_Toc383457080"/>Эпилог<text:bookmark-end text:name="_Toc383456997"/><text:bookmark-end text:name="_Toc383457008"/><text:bookmark-end text:name="_Toc383457080"/></text:h>
      <text:p text:style-name="P136"/>
      <text:p text:style-name="Обычный">Ночь в ночь через десять дней после сражения в смотровой в квартире профессора Преображенского, что в Обуховском переулке, ударил резкий звонок.</text:p>
      <text:p text:style-name="Обычный">– Уголовная милиция и следователь. Благоволите открыть.</text:p>
      <text:p text:style-name="Обычный">Забегали шаги, застучали, стали входить, и в сверкающей от огней приёмной с заново застеклёнными шкафами оказалось масса народу. Двое в милицейской форме, один в чёрном пальто, с портфелем, злорадный и бледный председатель Швондер, юноша-женщина, швейцар Фёдор, Зина, Дарья Петровна и полуодетый Борменталь, стыдливо прикрывающий горло без галстука.</text:p>
      <text:p text:style-name="Обычный">Дверь из кабинета пропустила Филиппа Филипповича. Он вышел в известном всем лазоревом халате и тут же все могли убедиться сразу, что Филипп Филиппович очень поправился в последнюю неделю. Прежний властный и энергичный Филипп Филиппович, полный достоинства, предстал перед ночными гостями и извинился, что он в халате.</text:p>
      <text:p text:style-name="Обычный">– Не стесняйтесь, профессор, – очень смущённо отозвался человек в штатском, затем он замялся и заговорил. – Очень неприятно. У нас есть ордер на обыск в вашей квартире и, – человек покосился на усы Филиппа Филипповича и докончил, – и арест, в зависимости от результата.</text:p>
      <text:p text:style-name="Обычный">Филипп Филиппович прищурился и спросил:</text:p>
      <text:p text:style-name="Обычный">– А по какому обвинению, смею спросить, и кого?</text:p>
      <text:p text:style-name="Обычный">Человек почесал щеку и стал вычитывать по бумажке из портфеля.</text:p>
      <text:p text:style-name="Обычный">– По обвинению Преображенского, Борменталя, Зинаиды Буниной и Дарьи Ивановой в убийстве заведующего подотделом очистки МКХ Полиграфа Полиграфовича Шарикова.</text:p>
      <text:p text:style-name="Обычный">Рыдания Зины покрыли конец его слов. Произошло движение.</text:p>
      <text:p text:style-name="Обычный">– Ничего я не понимаю, – ответил Филипп Филиппович, королевски вздёргивая плечи, – какого такого Шарикова? Ах, виноват, этого моего пса… Которого я оперировал?</text:p>
      <text:p text:style-name="Обычный">– Простите, профессор, не пса, а когда он уже был человеком. Вот в чём дело.</text:p>
      <text:p text:style-name="Обычный">– То-есть он говорил? – спросил Филипп Филиппович, – это ещё не значит быть человеком. Впрочем, это не важно. Шарик и сейчас существует, и никто его решительно не убивал.</text:p>
      <text:p text:style-name="Обычный">– Профессор, – очень удивлённо заговорил чёрный человек и поднял брови, – тогда его придётся предъявить. Десятый день, как пропал, а данные, извините меня, очень нехорошие.</text:p>
      <text:p text:style-name="Обычный">– Доктор Борменталь, благоволите предъявить Шарика следователю, – приказал Филипп Филиппович, овладевая ордером.</text:p>
      <text:p text:style-name="Обычный">Доктор Борменталь, криво улыбнувшись, вышел.</text:p>
      <text:p text:style-name="Обычный">Когда он вернулся и посвистал, за ним из двери кабинета выскочил пёс странного качества. Пятнами он был лыс, пятнами на нём отрастала шерсть вышел он, как учёный циркач, на задних лапах, потом опустился на все четыре и осмотрелся. Гробовое молчание застыло в приёмной, как желе.</text:p>
      <text:p text:style-name="Обычный">Кошмарного вида пёс с багровым шрамом на лбу вновь поднялся на задние лапы и, улыбнувшись, сел в кресло.</text:p>
      <text:p text:style-name="Обычный">Второй милиционер вдруг перекрестился размашистым крестом и, отступив, сразу отдавил Зине обе ноги.</text:p>
      <text:p text:style-name="Обычный">Человек в чёрном, не закрывая рта, выговорил такое:</text:p>
      <text:p text:style-name="Обычный">– Как же, позвольте?.. Он служил в очистке…</text:p>
      <text:p text:style-name="Обычный">– Я его туда не назначал, – ответил Филипп Филиппович, – ему господин Швондер дал рекомендацию, если я не ошибаюсь.</text:p>
      <text:p text:style-name="Обычный">– Я ничего не понимаю, – растерянно сказал чёрный и обратился к первому милиционеру. – Это он?</text:p>
      <text:soft-page-break/>
      <text:p text:style-name="Обычный">– Он, – беззвучно ответил милицейский. – Форменно он.</text:p>
      <text:p text:style-name="Обычный">– Он самый, – послышался голос Фёдора, – только, сволочь, опять оброс.</text:p>
      <text:p text:style-name="Обычный">– Он же говорил… Кхе… Кхе…</text:p>
      <text:p text:style-name="Обычный">– И сейчас ещё говорит, но только всё меньше и меньше, так что пользуйтесь случаем, а то он скоро совсем умолкнет.</text:p>
      <text:p text:style-name="Обычный">– Но почему же? – тихо осведомился чёрный человек.</text:p>
      <text:p text:style-name="Обычный">Филипп Филиппович пожал плечами.</text:p>
      <text:p text:style-name="Обычный">– Наука ещё не знает способов обращать зверей в людей. Вот я попробовал да только неудачно, как видите. Поговорил и начал обращаться в первобытное состояние. Атавизм.</text:p>
      <text:p text:style-name="Обычный">– Неприличными словами не выражаться, – вдруг гаркнул пёс с кресла и встал.</text:p>
      <text:p text:style-name="Обычный">Чёрный человек внезапно побледнел, уронил портфель и стал падать на бок милицейский подхватил его сбоку, а Фёдор сзади. Произошла суматоха и в ней отчётливей всего были слышны три фразы:</text:p>
      <text:p text:style-name="Обычный">Филипп Филипповича:</text:p>
      <text:p text:style-name="Обычный">– Валерьянки. Это обморок.</text:p>
      <text:p text:style-name="Обычный">Доктора Борменталя:</text:p>
      <text:p text:style-name="Обычный">– Швондера я собственноручно сброшу с лестницы, если он ещё раз появится в квартире профессора Преображенского.</text:p>
      <text:p text:style-name="Обычный">И Швондера:</text:p>
      <text:p text:style-name="Обычный">– Прошу занести эти слова в протокол.</text:p>
      <text:p text:style-name="P137"/>
      <text:h text:style-name="Заголовок6" text:outline-level="6">* * *</text:h>
      <text:p text:style-name="P138"/>
      <text:p text:style-name="Обычный">Серые гармонии труб играли. Шторы скрыли густую пречистенскую ночь с её одинокой звездою. Высшее существо, важный пёсий благотворитель сидел в кресле, а пёс Шарик, привалившись, лежал на ковре у кожаного дивана. От мартовского тумана пёс по утрам страдал головными болями, которые мучили его кольцом по головному шву. Но от тепла к вечеру они проходили. И сейчас легчало, легчало, и мысли в голове у пса текли складные и тёплые.</text:p>
      <text:p text:style-name="Обычный">«Так свезло мне, так свезло, – думал он, задрёмывая, – просто неописуемо свезло. Утвердился я в этой квартире. Окончательно уверен я, что в моём происхождении нечисто. Тут не без водолаза. Потаскуха была моя бабушка, царство ей небесное, старушке. Правда, голову всю исполосовали зачем-то, но это до свадьбы заживёт. Нам на это нечего смотреть».</text:p>
      <text:p text:style-name="P139"/>
      <text:h text:style-name="Заголовок6" text:outline-level="6">* * *</text:h>
      <text:p text:style-name="P140"/>
      <text:p text:style-name="Обычный">В отделении глухо позвякивали склянки. Тяпнутый убирал в шкафах смотровой.</text:p>
      <text:p text:style-name="Обычный">Седой же волшебник сидел и напевал:</text:p>
      <text:p text:style-name="Обычный">– «К берегам священным Нила…»</text:p>
      <text:p text:style-name="Обычный">Пёс видел страшные дела. Руки в скользких перчатках важный человек погружал в сосуд, доставал мозги, – упорный человек, настойчивый, всё чего-то добивался, резал, рассматривал, щурился и пел:</text:p>
      <text:p text:style-name="Обычный">– «К берегам священным Нила…»</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style:style style:name="Оглавление2" style:display-name="Оглавление 2" style:family="paragraph" style:parent-style-name="Обычный" style:next-style-name="Обычный" style:auto-update="true">
      <style:paragraph-properties fo:margin-left="0.1666in">
        <style:tab-stops/>
      </style:paragraph-properties>
      <style:text-properties fo:hyphenate="false"/>
    </style:style>
    <style:style style:name="Гиперссылка" style:display-name="Гиперссылка" style:family="text">
      <style:text-properties fo:color="#0000FF" style:text-underline-type="single" style:text-underline-style="solid" style:text-underline-width="auto" style:text-underline-mode="continuous"/>
    </style:style>
    <style:style style:name="Заголовокоглавления" style:display-name="Заголовок оглавления" style:family="paragraph" style:parent-style-name="Заголовок1" style:next-style-name="Обычный">
      <style:paragraph-properties fo:keep-with-next="always" fo:keep-together="always" fo:widows="2" fo:orphans="2" style:text-autospace="ideograph-alpha" fo:text-align="start" fo:margin-top="0.3333in" fo:line-height="115%"/>
      <style:text-properties style:font-name="Cambria" style:font-name-complex="Times New Roman" fo:color="#365F91" fo:font-size="14pt" style:font-size-asian="14pt"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Собачье сердце</dc:title>
    <meta:initial-creator>Михаил Афанасьевич Булгаков</meta:initial-creator>
    <dc:creator>minf</dc:creator>
    <meta:creation-date>2021-04-21T09:23:00Z</meta:creation-date>
    <dc:date>2021-04-21T09:24:00Z</dc:date>
    <meta:template xlink:href="Normal.dotm" xlink:type="simple"/>
    <meta:editing-cycles>3</meta:editing-cycles>
    <meta:editing-duration>PT120S</meta:editing-duration>
    <meta:document-statistic meta:page-count="54" meta:paragraph-count="333" meta:word-count="24939" meta:character-count="166762" meta:row-count="1184" meta:non-whitespace-character-count="142156"/>
  </office:meta>
</office:document-meta>
</file>